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45in" table:align="margins" style:shadow="none" style:may-break-between-rows="true" table:border-model="collapsing"/>
    </style:style>
    <style:style style:name="Table1.A" style:family="table-column">
      <style:table-column-properties style:column-width="1.725in" style:rel-column-width="32767*"/>
    </style:style>
    <style:style style:name="Table1.B" style:family="table-column">
      <style:table-column-properties style:column-width="1.725in" style:rel-column-width="32768*"/>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1.B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45in" table:align="margins" style:shadow="none" style:may-break-between-rows="true" table:border-model="collapsing"/>
    </style:style>
    <style:style style:name="Table2.A" style:family="table-column">
      <style:table-column-properties style:column-width="0.8625in" style:rel-column-width="16383*"/>
    </style:style>
    <style:style style:name="Table2.D" style:family="table-column">
      <style:table-column-properties style:column-width="0.8625in" style:rel-column-width="16386*"/>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fo:background-color="#cccccc" fo:padding="0in" fo:border="none" style:writing-mode="page">
        <style:background-image/>
      </style:table-cell-properties>
    </style:style>
    <style:style style:name="Table2.C3" style:family="table-cell">
      <style:table-cell-properties fo:background-color="#cccccc" fo:padding="0in" fo:border="none" style:writing-mode="page">
        <style:background-image/>
      </style:table-cell-properties>
    </style:style>
    <style:style style:name="Table2.D3" style:family="table-cell">
      <style:table-cell-properties fo:background-color="#cccccc"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C4" style:family="table-cell">
      <style:table-cell-properties fo:background-color="transparent" fo:padding="0in" fo:border="none" style:writing-mode="page">
        <style:background-image/>
      </style:table-cell-properties>
    </style:style>
    <style:style style:name="Table2.D4" style:family="table-cell">
      <style:table-cell-properties fo:background-color="transparent" fo:padding="0in" fo:border="none" style:writing-mode="page">
        <style:background-image/>
      </style:table-cell-properties>
    </style:style>
    <style:style style:name="Table2.B5" style:family="table-cell">
      <style:table-cell-properties fo:background-color="#cccccc" fo:padding="0in" fo:border="none" style:writing-mode="page">
        <style:background-image/>
      </style:table-cell-properties>
    </style:style>
    <style:style style:name="Table2.C5" style:family="table-cell">
      <style:table-cell-properties fo:background-color="#cccccc" fo:padding="0in" fo:border="none" style:writing-mode="page">
        <style:background-image/>
      </style:table-cell-properties>
    </style:style>
    <style:style style:name="Table2.D5" style:family="table-cell">
      <style:table-cell-properties fo:background-color="#cccccc" fo:padding="0in" fo:border="none" style:writing-mode="page">
        <style:background-image/>
      </style:table-cell-properties>
    </style:style>
    <style:style style:name="Table2.A6" style:family="table-cell">
      <style:table-cell-properties fo:background-color="transparent" fo:padding="0in" fo:border-left="none" fo:border-right="none" fo:border-top="none" fo:border-bottom="0.75pt solid #000000" style:writing-mode="page">
        <style:background-image/>
      </style:table-cell-properties>
    </style:style>
    <style:style style:name="Table2.B6" style:family="table-cell">
      <style:table-cell-properties fo:background-color="transparent" fo:padding="0in" fo:border-left="none" fo:border-right="none" fo:border-top="none" fo:border-bottom="0.75pt solid #000000" style:writing-mode="page">
        <style:background-image/>
      </style:table-cell-properties>
    </style:style>
    <style:style style:name="Table2.C6" style:family="table-cell">
      <style:table-cell-properties fo:background-color="transparent" fo:padding="0in" fo:border-left="none" fo:border-right="none" fo:border-top="none" fo:border-bottom="0.75pt solid #000000" style:writing-mode="page">
        <style:background-image/>
      </style:table-cell-properties>
    </style:style>
    <style:style style:name="Table2.D6"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3.45in" table:align="margins" style:shadow="none" style:may-break-between-rows="true" table:border-model="collapsing"/>
    </style:style>
    <style:style style:name="Table3.A" style:family="table-column">
      <style:table-column-properties style:column-width="1.725in" style:rel-column-width="32767*"/>
    </style:style>
    <style:style style:name="Table3.B" style:family="table-column">
      <style:table-column-properties style:column-width="1.725in" style:rel-column-width="32768*"/>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B8" style:family="table-cell">
      <style:table-cell-properties fo:background-color="transparent"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B10" style:family="table-cell">
      <style:table-cell-properties fo:background-color="transparent" fo:padding="0in" fo:border="none" style:writing-mode="page">
        <style:background-image/>
      </style:table-cell-properties>
    </style:style>
    <style:style style:name="Table3.B11" style:family="table-cell">
      <style:table-cell-properties fo:background-color="#cccccc" fo:padding="0in" fo:border="none" style:writing-mode="page">
        <style:background-image/>
      </style:table-cell-properties>
    </style:style>
    <style:style style:name="Table3.B12" style:family="table-cell">
      <style:table-cell-properties fo:background-color="transparent" fo:padding="0in" fo:border="none" style:writing-mode="page">
        <style:background-image/>
      </style:table-cell-properties>
    </style:style>
    <style:style style:name="Table3.B13" style:family="table-cell">
      <style:table-cell-properties fo:background-color="#cccccc" fo:padding="0in" fo:border="none" style:writing-mode="page">
        <style:background-image/>
      </style:table-cell-properties>
    </style:style>
    <style:style style:name="Table3.B14" style:family="table-cell">
      <style:table-cell-properties fo:background-color="transparent" fo:padding="0in" fo:border="none" style:writing-mode="page">
        <style:background-image/>
      </style:table-cell-properties>
    </style:style>
    <style:style style:name="Table3.A15" style:family="table-cell">
      <style:table-cell-properties fo:background-color="transparent" fo:padding="0in" fo:border-left="none" fo:border-right="none" fo:border-top="none" fo:border-bottom="0.75pt solid #000000" style:writing-mode="page">
        <style:background-image/>
      </style:table-cell-properties>
    </style:style>
    <style:style style:name="Table3.B15"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3.45in" table:align="margins" style:shadow="none" style:may-break-between-rows="true" table:border-model="collapsing"/>
    </style:style>
    <style:style style:name="Table4.A" style:family="table-column">
      <style:table-column-properties style:column-width="0.8625in" style:rel-column-width="16383*"/>
    </style:style>
    <style:style style:name="Table4.D" style:family="table-column">
      <style:table-column-properties style:column-width="0.8625in" style:rel-column-width="16386*"/>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B3" style:family="table-cell">
      <style:table-cell-properties fo:background-color="#cccccc" fo:padding="0in" fo:border="none" style:writing-mode="page">
        <style:background-image/>
      </style:table-cell-properties>
    </style:style>
    <style:style style:name="Table4.C3" style:family="table-cell">
      <style:table-cell-properties fo:background-color="#cccccc" fo:padding="0in" fo:border="none" style:writing-mode="page">
        <style:background-image/>
      </style:table-cell-properties>
    </style:style>
    <style:style style:name="Table4.D3" style:family="table-cell">
      <style:table-cell-properties fo:background-color="#cccccc" fo:padding="0in" fo:border="none" style:writing-mode="page">
        <style:background-image/>
      </style:table-cell-properties>
    </style:style>
    <style:style style:name="Table4.B4" style:family="table-cell">
      <style:table-cell-properties fo:background-color="transparent" fo:padding="0in" fo:border="none" style:writing-mode="page">
        <style:background-image/>
      </style:table-cell-properties>
    </style:style>
    <style:style style:name="Table4.C4" style:family="table-cell">
      <style:table-cell-properties fo:background-color="transparent" fo:padding="0in" fo:border="none" style:writing-mode="page">
        <style:background-image/>
      </style:table-cell-properties>
    </style:style>
    <style:style style:name="Table4.D4" style:family="table-cell">
      <style:table-cell-properties fo:background-color="transparent" fo:padding="0in" fo:border="none" style:writing-mode="page">
        <style:background-image/>
      </style:table-cell-properties>
    </style:style>
    <style:style style:name="Table4.B5" style:family="table-cell">
      <style:table-cell-properties fo:background-color="#cccccc" fo:padding="0in" fo:border="none" style:writing-mode="page">
        <style:background-image/>
      </style:table-cell-properties>
    </style:style>
    <style:style style:name="Table4.C5" style:family="table-cell">
      <style:table-cell-properties fo:background-color="#cccccc" fo:padding="0in" fo:border="none" style:writing-mode="page">
        <style:background-image/>
      </style:table-cell-properties>
    </style:style>
    <style:style style:name="Table4.D5" style:family="table-cell">
      <style:table-cell-properties fo:background-color="#cccccc" fo:padding="0in" fo:border="none" style:writing-mode="page">
        <style:background-image/>
      </style:table-cell-properties>
    </style:style>
    <style:style style:name="Table4.B6" style:family="table-cell">
      <style:table-cell-properties fo:background-color="transparent" fo:padding="0in" fo:border="none" style:writing-mode="page">
        <style:background-image/>
      </style:table-cell-properties>
    </style:style>
    <style:style style:name="Table4.C6" style:family="table-cell">
      <style:table-cell-properties fo:background-color="transparent" fo:padding="0in" fo:border="none" style:writing-mode="page">
        <style:background-image/>
      </style:table-cell-properties>
    </style:style>
    <style:style style:name="Table4.D6" style:family="table-cell">
      <style:table-cell-properties fo:background-color="transparent" fo:padding="0in" fo:border="none" style:writing-mode="page">
        <style:background-image/>
      </style:table-cell-properties>
    </style:style>
    <style:style style:name="Table4.B7" style:family="table-cell">
      <style:table-cell-properties fo:background-color="#cccccc" fo:padding="0in" fo:border="none" style:writing-mode="page">
        <style:background-image/>
      </style:table-cell-properties>
    </style:style>
    <style:style style:name="Table4.C7" style:family="table-cell">
      <style:table-cell-properties fo:background-color="#cccccc" fo:padding="0in" fo:border="none" style:writing-mode="page">
        <style:background-image/>
      </style:table-cell-properties>
    </style:style>
    <style:style style:name="Table4.D7" style:family="table-cell">
      <style:table-cell-properties fo:background-color="#cccccc" fo:padding="0in" fo:border="none" style:writing-mode="page">
        <style:background-image/>
      </style:table-cell-properties>
    </style:style>
    <style:style style:name="Table4.B8" style:family="table-cell">
      <style:table-cell-properties fo:background-color="transparent" fo:padding="0in" fo:border="none" style:writing-mode="page">
        <style:background-image/>
      </style:table-cell-properties>
    </style:style>
    <style:style style:name="Table4.C8" style:family="table-cell">
      <style:table-cell-properties fo:background-color="transparent" fo:padding="0in" fo:border="none" style:writing-mode="page">
        <style:background-image/>
      </style:table-cell-properties>
    </style:style>
    <style:style style:name="Table4.D8" style:family="table-cell">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table-cell-properties fo:background-color="transparent" fo:padding="0in" fo:border-left="none" fo:border-right="none" fo:border-top="none" fo:border-bottom="0.75pt solid #000000" style:writing-mode="page">
        <style:background-image/>
      </style:table-cell-properties>
    </style:style>
    <style:style style:name="Table4.C9" style:family="table-cell">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3.45in" style:rel-width="100%" table:align="center" style:shadow="none" style:may-break-between-rows="true" table:border-model="collapsing"/>
    </style:style>
    <style:style style:name="Table5.A" style:family="table-column">
      <style:table-column-properties style:column-width="1.25in" style:rel-column-width="1800*"/>
    </style:style>
    <style:style style:name="Table5.B" style:family="table-column">
      <style:table-column-properties style:column-width="0.559in" style:rel-column-width="805*"/>
    </style:style>
    <style:style style:name="Table5.C" style:family="table-column">
      <style:table-column-properties style:column-width="0.3785in" style:rel-column-width="545*"/>
    </style:style>
    <style:style style:name="Table5.E" style:family="table-column">
      <style:table-column-properties style:column-width="0.2465in" style:rel-column-width="355*"/>
    </style:style>
    <style:style style:name="Table5.F" style:family="table-column">
      <style:table-column-properties style:column-width="0.3125in" style:rel-column-width="450*"/>
    </style:style>
    <style:style style:name="Table5.G" style:family="table-column">
      <style:table-column-properties style:column-width="0.325in" style:rel-column-width="468*"/>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none" style:writing-mode="page">
        <style:background-image/>
      </style:table-cell-properties>
    </style:style>
    <style:style style:name="Table5.D2" style:family="table-cell">
      <style:table-cell-properties fo:background-color="transparent" fo:padding="0in" fo:border="none" style:writing-mode="page">
        <style:background-image/>
      </style:table-cell-properties>
    </style:style>
    <style:style style:name="Table5.E2" style:family="table-cell">
      <style:table-cell-properties fo:background-color="transparent" fo:padding="0in" fo:border="none" style:writing-mode="page">
        <style:background-image/>
      </style:table-cell-properties>
    </style:style>
    <style:style style:name="Table5.F2" style:family="table-cell">
      <style:table-cell-properties fo:background-color="transparent" fo:padding="0in" fo:border="none" style:writing-mode="page">
        <style:background-image/>
      </style:table-cell-properties>
    </style:style>
    <style:style style:name="Table5.G2" style:family="table-cell">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table-cell-properties fo:background-color="#cccccc" fo:padding="0in" fo:border="none" style:writing-mode="page">
        <style:background-image/>
      </style:table-cell-properties>
    </style:style>
    <style:style style:name="Table5.D3" style:family="table-cell">
      <style:table-cell-properties fo:background-color="#cccccc" fo:padding="0in" fo:border="none" style:writing-mode="page">
        <style:background-image/>
      </style:table-cell-properties>
    </style:style>
    <style:style style:name="Table5.E3" style:family="table-cell">
      <style:table-cell-properties fo:background-color="#cccccc" fo:padding="0in" fo:border="none" style:writing-mode="page">
        <style:background-image/>
      </style:table-cell-properties>
    </style:style>
    <style:style style:name="Table5.F3" style:family="table-cell">
      <style:table-cell-properties fo:background-color="#cccccc" fo:padding="0in" fo:border="none" style:writing-mode="page">
        <style:background-image/>
      </style:table-cell-properties>
    </style:style>
    <style:style style:name="Table5.G3" style:family="table-cell">
      <style:table-cell-properties fo:background-color="#cccccc" fo:padding="0in" fo:border="none" style:writing-mode="page">
        <style:background-image/>
      </style:table-cell-properties>
    </style:style>
    <style:style style:name="Table5.B4" style:family="table-cell">
      <style:table-cell-properties fo:background-color="transparent" fo:padding="0in" fo:border="none" style:writing-mode="page">
        <style:background-image/>
      </style:table-cell-properties>
    </style:style>
    <style:style style:name="Table5.C4" style:family="table-cell">
      <style:table-cell-properties fo:background-color="transparent" fo:padding="0in" fo:border="none" style:writing-mode="page">
        <style:background-image/>
      </style:table-cell-properties>
    </style:style>
    <style:style style:name="Table5.D4" style:family="table-cell">
      <style:table-cell-properties fo:background-color="transparent" fo:padding="0in" fo:border="none" style:writing-mode="page">
        <style:background-image/>
      </style:table-cell-properties>
    </style:style>
    <style:style style:name="Table5.E4" style:family="table-cell">
      <style:table-cell-properties fo:background-color="transparent" fo:padding="0in" fo:border="none" style:writing-mode="page">
        <style:background-image/>
      </style:table-cell-properties>
    </style:style>
    <style:style style:name="Table5.F4" style:family="table-cell">
      <style:table-cell-properties fo:background-color="transparent" fo:padding="0in" fo:border="none" style:writing-mode="page">
        <style:background-image/>
      </style:table-cell-properties>
    </style:style>
    <style:style style:name="Table5.G4" style:family="table-cell">
      <style:table-cell-properties fo:background-color="transparent"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C5" style:family="table-cell">
      <style:table-cell-properties fo:background-color="#cccccc" fo:padding="0in" fo:border="none" style:writing-mode="page">
        <style:background-image/>
      </style:table-cell-properties>
    </style:style>
    <style:style style:name="Table5.D5" style:family="table-cell">
      <style:table-cell-properties fo:background-color="#cccccc" fo:padding="0in" fo:border="none" style:writing-mode="page">
        <style:background-image/>
      </style:table-cell-properties>
    </style:style>
    <style:style style:name="Table5.E5" style:family="table-cell">
      <style:table-cell-properties fo:background-color="#cccccc" fo:padding="0in" fo:border="none" style:writing-mode="page">
        <style:background-image/>
      </style:table-cell-properties>
    </style:style>
    <style:style style:name="Table5.F5" style:family="table-cell">
      <style:table-cell-properties fo:background-color="#cccccc" fo:padding="0in" fo:border="none" style:writing-mode="page">
        <style:background-image/>
      </style:table-cell-properties>
    </style:style>
    <style:style style:name="Table5.G5" style:family="table-cell">
      <style:table-cell-properties fo:background-color="#cccccc" fo:padding="0in" fo:border="none" style:writing-mode="page">
        <style:background-image/>
      </style:table-cell-properties>
    </style:style>
    <style:style style:name="Table5.B6" style:family="table-cell">
      <style:table-cell-properties fo:background-color="transparent" fo:padding="0in" fo:border="none" style:writing-mode="page">
        <style:background-image/>
      </style:table-cell-properties>
    </style:style>
    <style:style style:name="Table5.C6" style:family="table-cell">
      <style:table-cell-properties fo:background-color="transparent" fo:padding="0in" fo:border="none" style:writing-mode="page">
        <style:background-image/>
      </style:table-cell-properties>
    </style:style>
    <style:style style:name="Table5.D6" style:family="table-cell">
      <style:table-cell-properties fo:background-color="transparent" fo:padding="0in" fo:border="none" style:writing-mode="page">
        <style:background-image/>
      </style:table-cell-properties>
    </style:style>
    <style:style style:name="Table5.E6" style:family="table-cell">
      <style:table-cell-properties fo:background-color="transparent" fo:padding="0in" fo:border="none" style:writing-mode="page">
        <style:background-image/>
      </style:table-cell-properties>
    </style:style>
    <style:style style:name="Table5.F6" style:family="table-cell">
      <style:table-cell-properties fo:background-color="transparent" fo:padding="0in" fo:border="none" style:writing-mode="page">
        <style:background-image/>
      </style:table-cell-properties>
    </style:style>
    <style:style style:name="Table5.G6" style:family="table-cell">
      <style:table-cell-properties fo:background-color="transparent"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C7" style:family="table-cell">
      <style:table-cell-properties fo:background-color="#cccccc" fo:padding="0in" fo:border="none" style:writing-mode="page">
        <style:background-image/>
      </style:table-cell-properties>
    </style:style>
    <style:style style:name="Table5.D7" style:family="table-cell">
      <style:table-cell-properties fo:background-color="#cccccc" fo:padding="0in" fo:border="none" style:writing-mode="page">
        <style:background-image/>
      </style:table-cell-properties>
    </style:style>
    <style:style style:name="Table5.E7" style:family="table-cell">
      <style:table-cell-properties fo:background-color="#cccccc" fo:padding="0in" fo:border="none" style:writing-mode="page">
        <style:background-image/>
      </style:table-cell-properties>
    </style:style>
    <style:style style:name="Table5.F7" style:family="table-cell">
      <style:table-cell-properties fo:background-color="#cccccc" fo:padding="0in" fo:border="none" style:writing-mode="page">
        <style:background-image/>
      </style:table-cell-properties>
    </style:style>
    <style:style style:name="Table5.G7" style:family="table-cell">
      <style:table-cell-properties fo:background-color="#cccccc" fo:padding="0in" fo:border="none" style:writing-mode="page">
        <style:background-image/>
      </style:table-cell-properties>
    </style:style>
    <style:style style:name="Table5.B8" style:family="table-cell">
      <style:table-cell-properties fo:background-color="transparent" fo:padding="0in" fo:border="none" style:writing-mode="page">
        <style:background-image/>
      </style:table-cell-properties>
    </style:style>
    <style:style style:name="Table5.C8" style:family="table-cell">
      <style:table-cell-properties fo:background-color="transparent" fo:padding="0in" fo:border="none" style:writing-mode="page">
        <style:background-image/>
      </style:table-cell-properties>
    </style:style>
    <style:style style:name="Table5.D8" style:family="table-cell">
      <style:table-cell-properties fo:background-color="transparent" fo:padding="0in" fo:border="none" style:writing-mode="page">
        <style:background-image/>
      </style:table-cell-properties>
    </style:style>
    <style:style style:name="Table5.E8" style:family="table-cell">
      <style:table-cell-properties fo:background-color="transparent" fo:padding="0in" fo:border="none" style:writing-mode="page">
        <style:background-image/>
      </style:table-cell-properties>
    </style:style>
    <style:style style:name="Table5.F8" style:family="table-cell">
      <style:table-cell-properties fo:background-color="transparent" fo:padding="0in" fo:border="none" style:writing-mode="page">
        <style:background-image/>
      </style:table-cell-properties>
    </style:style>
    <style:style style:name="Table5.G8" style:family="table-cell">
      <style:table-cell-properties fo:background-color="transparent"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C9" style:family="table-cell">
      <style:table-cell-properties fo:background-color="#cccccc" fo:padding="0in" fo:border="none" style:writing-mode="page">
        <style:background-image/>
      </style:table-cell-properties>
    </style:style>
    <style:style style:name="Table5.D9" style:family="table-cell">
      <style:table-cell-properties fo:background-color="#cccccc" fo:padding="0in" fo:border="none" style:writing-mode="page">
        <style:background-image/>
      </style:table-cell-properties>
    </style:style>
    <style:style style:name="Table5.E9" style:family="table-cell">
      <style:table-cell-properties fo:background-color="#cccccc" fo:padding="0in" fo:border="none" style:writing-mode="page">
        <style:background-image/>
      </style:table-cell-properties>
    </style:style>
    <style:style style:name="Table5.F9" style:family="table-cell">
      <style:table-cell-properties fo:background-color="#cccccc" fo:padding="0in" fo:border="none" style:writing-mode="page">
        <style:background-image/>
      </style:table-cell-properties>
    </style:style>
    <style:style style:name="Table5.G9" style:family="table-cell">
      <style:table-cell-properties fo:background-color="#cccccc" fo:padding="0in" fo:border="none" style:writing-mode="page">
        <style:background-image/>
      </style:table-cell-properties>
    </style:style>
    <style:style style:name="Table5.A10" style:family="table-cell">
      <style:table-cell-properties fo:background-color="transparent" fo:padding="0in" fo:border-left="none" fo:border-right="none" fo:border-top="none" fo:border-bottom="0.75pt solid #000000" style:writing-mode="page">
        <style:background-image/>
      </style:table-cell-properties>
    </style:style>
    <style:style style:name="Table5.B10" style:family="table-cell">
      <style:table-cell-properties fo:background-color="transparent" fo:padding="0in" fo:border-left="none" fo:border-right="none" fo:border-top="none" fo:border-bottom="0.75pt solid #000000" style:writing-mode="page">
        <style:background-image/>
      </style:table-cell-properties>
    </style:style>
    <style:style style:name="Table5.C10" style:family="table-cell">
      <style:table-cell-properties fo:background-color="transparent" fo:padding="0in" fo:border-left="none" fo:border-right="none" fo:border-top="none" fo:border-bottom="0.75pt solid #000000" style:writing-mode="page">
        <style:background-image/>
      </style:table-cell-properties>
    </style:style>
    <style:style style:name="Table5.D10" style:family="table-cell">
      <style:table-cell-properties fo:background-color="transparent" fo:padding="0in" fo:border-left="none" fo:border-right="none" fo:border-top="none" fo:border-bottom="0.75pt solid #000000" style:writing-mode="page">
        <style:background-image/>
      </style:table-cell-properties>
    </style:style>
    <style:style style:name="Table5.E10" style:family="table-cell">
      <style:table-cell-properties fo:background-color="transparent" fo:padding="0in" fo:border-left="none" fo:border-right="none" fo:border-top="none" fo:border-bottom="0.75pt solid #000000" style:writing-mode="page">
        <style:background-image/>
      </style:table-cell-properties>
    </style:style>
    <style:style style:name="Table5.F10" style:family="table-cell">
      <style:table-cell-properties fo:background-color="transparent" fo:padding="0in" fo:border-left="none" fo:border-right="none" fo:border-top="none" fo:border-bottom="0.75pt solid #000000" style:writing-mode="page">
        <style:background-image/>
      </style:table-cell-properties>
    </style:style>
    <style:style style:name="Table5.G10"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3.4472in" table:align="center" style:shadow="none" style:may-break-between-rows="true" table:border-model="collapsing"/>
    </style:style>
    <style:style style:name="Table6.A" style:family="table-column">
      <style:table-column-properties style:column-width="0.7229in"/>
    </style:style>
    <style:style style:name="Table6.B" style:family="table-column">
      <style:table-column-properties style:column-width="0.4042in"/>
    </style:style>
    <style:style style:name="Table6.C" style:family="table-column">
      <style:table-column-properties style:column-width="0.3694in"/>
    </style:style>
    <style:style style:name="Table6.D" style:family="table-column">
      <style:table-column-properties style:column-width="0.625in"/>
    </style:style>
    <style:style style:name="Table6.F" style:family="table-column">
      <style:table-column-properties style:column-width="0.7007in"/>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D2" style:family="table-cell">
      <style:table-cell-properties fo:background-color="transparent" fo:padding="0in" fo:border="none" style:writing-mode="page">
        <style:background-image/>
      </style:table-cell-properties>
    </style:style>
    <style:style style:name="Table6.E2" style:family="table-cell">
      <style:table-cell-properties fo:background-color="transparent" fo:padding="0in" fo:border="none" style:writing-mode="page">
        <style:background-image/>
      </style:table-cell-properties>
    </style:style>
    <style:style style:name="Table6.F2" style:family="table-cell">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table-cell-properties fo:background-color="#cccccc" fo:padding="0in" fo:border="none" style:writing-mode="page">
        <style:background-image/>
      </style:table-cell-properties>
    </style:style>
    <style:style style:name="Table6.D3" style:family="table-cell">
      <style:table-cell-properties fo:background-color="#cccccc" fo:padding="0in" fo:border="none" style:writing-mode="page">
        <style:background-image/>
      </style:table-cell-properties>
    </style:style>
    <style:style style:name="Table6.E3" style:family="table-cell">
      <style:table-cell-properties fo:background-color="#cccccc" fo:padding="0in" fo:border="none" style:writing-mode="page">
        <style:background-image/>
      </style:table-cell-properties>
    </style:style>
    <style:style style:name="Table6.F3" style:family="table-cell">
      <style:table-cell-properties fo:background-color="#cccccc" fo:padding="0in" fo:border="none" style:writing-mode="page">
        <style:background-image/>
      </style:table-cell-properties>
    </style:style>
    <style:style style:name="Table6.B4" style:family="table-cell">
      <style:table-cell-properties fo:background-color="transparent" fo:padding="0in" fo:border="none" style:writing-mode="page">
        <style:background-image/>
      </style:table-cell-properties>
    </style:style>
    <style:style style:name="Table6.C4" style:family="table-cell">
      <style:table-cell-properties fo:background-color="transparent" fo:padding="0in" fo:border="none" style:writing-mode="page">
        <style:background-image/>
      </style:table-cell-properties>
    </style:style>
    <style:style style:name="Table6.D4" style:family="table-cell">
      <style:table-cell-properties fo:background-color="transparent" fo:padding="0in" fo:border="none" style:writing-mode="page">
        <style:background-image/>
      </style:table-cell-properties>
    </style:style>
    <style:style style:name="Table6.E4" style:family="table-cell">
      <style:table-cell-properties fo:background-color="transparent" fo:padding="0in" fo:border="none" style:writing-mode="page">
        <style:background-image/>
      </style:table-cell-properties>
    </style:style>
    <style:style style:name="Table6.F4" style:family="table-cell">
      <style:table-cell-properties fo:background-color="transparent"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C5" style:family="table-cell">
      <style:table-cell-properties fo:background-color="#cccccc" fo:padding="0in" fo:border="none" style:writing-mode="page">
        <style:background-image/>
      </style:table-cell-properties>
    </style:style>
    <style:style style:name="Table6.D5" style:family="table-cell">
      <style:table-cell-properties fo:background-color="#cccccc" fo:padding="0in" fo:border="none" style:writing-mode="page">
        <style:background-image/>
      </style:table-cell-properties>
    </style:style>
    <style:style style:name="Table6.E5" style:family="table-cell">
      <style:table-cell-properties fo:background-color="#cccccc" fo:padding="0in" fo:border="none" style:writing-mode="page">
        <style:background-image/>
      </style:table-cell-properties>
    </style:style>
    <style:style style:name="Table6.F5" style:family="table-cell">
      <style:table-cell-properties fo:background-color="#cccccc" fo:padding="0in" fo:border="none" style:writing-mode="page">
        <style:background-image/>
      </style:table-cell-properties>
    </style:style>
    <style:style style:name="Table6.A6" style:family="table-cell">
      <style:table-cell-properties fo:background-color="transparent" fo:padding="0in" fo:border-left="none" fo:border-right="none" fo:border-top="none" fo:border-bottom="0.75pt solid #000000" style:writing-mode="page">
        <style:background-image/>
      </style:table-cell-properties>
    </style:style>
    <style:style style:name="Table6.B6" style:family="table-cell">
      <style:table-cell-properties fo:background-color="transparent" fo:padding="0in" fo:border-left="none" fo:border-right="none" fo:border-top="none" fo:border-bottom="0.75pt solid #000000" style:writing-mode="page">
        <style:background-image/>
      </style:table-cell-properties>
    </style:style>
    <style:style style:name="Table6.C6" style:family="table-cell">
      <style:table-cell-properties fo:background-color="transparent" fo:padding="0in" fo:border-left="none" fo:border-right="none" fo:border-top="none" fo:border-bottom="0.75pt solid #000000" style:writing-mode="page">
        <style:background-image/>
      </style:table-cell-properties>
    </style:style>
    <style:style style:name="Table6.D6" style:family="table-cell">
      <style:table-cell-properties fo:background-color="transparent" fo:padding="0in" fo:border-left="none" fo:border-right="none" fo:border-top="none" fo:border-bottom="0.75pt solid #000000" style:writing-mode="page">
        <style:background-image/>
      </style:table-cell-properties>
    </style:style>
    <style:style style:name="Table6.E6" style:family="table-cell">
      <style:table-cell-properties fo:background-color="transparent" fo:padding="0in" fo:border-left="none" fo:border-right="none" fo:border-top="none" fo:border-bottom="0.75pt solid #000000" style:writing-mode="page">
        <style:background-image/>
      </style:table-cell-properties>
    </style:style>
    <style:style style:name="Table6.F6" style:family="table-cell">
      <style:table-cell-properties fo:background-color="transparent" fo:padding="0in" fo:border-left="none" fo:border-right="none" fo:border-top="none" fo:border-bottom="0.75pt solid #000000" style:writing-mode="page">
        <style:background-image/>
      </style:table-cell-properties>
    </style:style>
    <style:style style:name="Table6.A7" style:family="table-cell">
      <style:table-cell-properties fo:padding="0in" fo:border="none"/>
    </style:style>
    <style:style style:name="Table6.B7" style:family="table-cell">
      <style:table-cell-properties fo:padding="0in" fo:border="none"/>
    </style:style>
    <style:style style:name="Table6.C7" style:family="table-cell">
      <style:table-cell-properties fo:padding="0in" fo:border="none"/>
    </style:style>
    <style:style style:name="Table6.D7" style:family="table-cell">
      <style:table-cell-properties fo:padding="0in" fo:border="none"/>
    </style:style>
    <style:style style:name="Table6.E7" style:family="table-cell">
      <style:table-cell-properties fo:padding="0in" fo:border="none"/>
    </style:style>
    <style:style style:name="Table6.F7" style:family="table-cell">
      <style:table-cell-properties fo:padding="0in" fo:border="none"/>
    </style:style>
    <style:style style:name="Table6.A8" style:family="table-cell">
      <style:table-cell-properties fo:padding="0in" fo:border="none"/>
    </style:style>
    <style:style style:name="Table6.B8" style:family="table-cell">
      <style:table-cell-properties fo:padding="0in" fo:border="none"/>
    </style:style>
    <style:style style:name="Table6.C8" style:family="table-cell">
      <style:table-cell-properties fo:padding="0in" fo:border="none"/>
    </style:style>
    <style:style style:name="Table6.D8" style:family="table-cell">
      <style:table-cell-properties fo:padding="0in" fo:border="none"/>
    </style:style>
    <style:style style:name="Table6.E8" style:family="table-cell">
      <style:table-cell-properties fo:padding="0in" fo:border="none"/>
    </style:style>
    <style:style style:name="Table6.F8" style:family="table-cell">
      <style:table-cell-properties fo:padding="0in" fo:border="none"/>
    </style:style>
    <style:style style:name="Table6.A9" style:family="table-cell">
      <style:table-cell-properties fo:padding="0in" fo:border="none"/>
    </style:style>
    <style:style style:name="Table6.B9" style:family="table-cell">
      <style:table-cell-properties fo:padding="0in" fo:border="none"/>
    </style:style>
    <style:style style:name="Table6.C9" style:family="table-cell">
      <style:table-cell-properties fo:padding="0in" fo:border="none"/>
    </style:style>
    <style:style style:name="Table6.D9" style:family="table-cell">
      <style:table-cell-properties fo:padding="0in" fo:border="none"/>
    </style:style>
    <style:style style:name="Table6.E9" style:family="table-cell">
      <style:table-cell-properties fo:padding="0in" fo:border="none"/>
    </style:style>
    <style:style style:name="Table6.F9" style:family="table-cell">
      <style:table-cell-properties fo:padding="0in" fo:border="none"/>
    </style:style>
    <style:style style:name="Table6.A10" style:family="table-cell">
      <style:table-cell-properties fo:padding="0in" fo:border="none"/>
    </style:style>
    <style:style style:name="Table6.B10" style:family="table-cell">
      <style:table-cell-properties fo:padding="0in" fo:border="none"/>
    </style:style>
    <style:style style:name="Table6.C10" style:family="table-cell">
      <style:table-cell-properties fo:padding="0in" fo:border="none"/>
    </style:style>
    <style:style style:name="Table6.D10" style:family="table-cell">
      <style:table-cell-properties fo:padding="0in" fo:border="none"/>
    </style:style>
    <style:style style:name="Table6.E10" style:family="table-cell">
      <style:table-cell-properties fo:padding="0in" fo:border="none"/>
    </style:style>
    <style:style style:name="Table6.F10" style:family="table-cell">
      <style:table-cell-properties fo:padding="0in" fo:border="none"/>
    </style:style>
    <style:style style:name="Table8" style:family="table">
      <style:table-properties style:width="3.45in" table:align="margins" style:shadow="none" style:may-break-between-rows="true" table:border-model="collapsing"/>
    </style:style>
    <style:style style:name="Table8.A" style:family="table-column">
      <style:table-column-properties style:column-width="1.725in" style:rel-column-width="32767*"/>
    </style:style>
    <style:style style:name="Table8.B" style:family="table-column">
      <style:table-column-properties style:column-width="1.725in" style:rel-column-width="32768*"/>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B4" style:family="table-cell">
      <style:table-cell-properties fo:background-color="transparent"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6" style:family="table-cell">
      <style:table-cell-properties fo:background-color="transparent" fo:padding="0in" fo:border-left="none" fo:border-right="none" fo:border-top="none" fo:border-bottom="0.75pt solid #000000" style:writing-mode="page">
        <style:background-image/>
      </style:table-cell-properties>
    </style:style>
    <style:style style:name="Table8.B6"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3.45in" table:align="margins" style:shadow="none" style:may-break-between-rows="true" table:border-model="collapsing"/>
    </style:style>
    <style:style style:name="Table9.A" style:family="table-column">
      <style:table-column-properties style:column-width="0.434in" style:rel-column-width="625*"/>
    </style:style>
    <style:style style:name="Table9.B" style:family="table-column">
      <style:table-column-properties style:column-width="3.016in" style:rel-column-width="4343*"/>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B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B3" style:family="table-cell">
      <style:table-cell-properties fo:background-color="#cccccc" fo:padding="0in" fo:border="none" style:writing-mode="page">
        <style:background-image/>
      </style:table-cell-properties>
    </style:style>
    <style:style style:name="Table9.B4" style:family="table-cell">
      <style:table-cell-properties fo:background-color="transparent" fo:padding="0in" fo:border="none" style:writing-mode="page">
        <style:background-image/>
      </style:table-cell-properties>
    </style:style>
    <style:style style:name="Table9.B5" style:family="table-cell">
      <style:table-cell-properties fo:background-color="#cccccc" fo:padding="0in" fo:border="none" style:writing-mode="page">
        <style:background-image/>
      </style:table-cell-properties>
    </style:style>
    <style:style style:name="Table9.A6" style:family="table-cell">
      <style:table-cell-properties fo:background-color="transparent" fo:padding="0in" fo:border-left="none" fo:border-right="none" fo:border-top="none" fo:border-bottom="0.75pt solid #000000" style:writing-mode="page">
        <style:background-image/>
      </style:table-cell-properties>
    </style:style>
    <style:style style:name="Table9.B6"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3.45in" style:rel-width="100%" table:align="center" style:shadow="none" style:may-break-between-rows="true" table:border-model="collapsing"/>
    </style:style>
    <style:style style:name="Table10.A" style:family="table-column">
      <style:table-column-properties style:column-width="1.85in" style:rel-column-width="35141*"/>
    </style:style>
    <style:style style:name="Table10.B" style:family="table-column">
      <style:table-column-properties style:column-width="1.6in" style:rel-column-width="30393*"/>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B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B3" style:family="table-cell">
      <style:table-cell-properties fo:background-color="#cccccc" fo:padding="0in" fo:border="none" style:writing-mode="page">
        <style:background-image/>
      </style:table-cell-properties>
    </style:style>
    <style:style style:name="Table10.B4" style:family="table-cell">
      <style:table-cell-properties fo:background-color="transparent" fo:padding="0in" fo:border="none" style:writing-mode="page">
        <style:background-image/>
      </style:table-cell-properties>
    </style:style>
    <style:style style:name="Table10.B5" style:family="table-cell">
      <style:table-cell-properties fo:background-color="#cccccc" fo:padding="0in" fo:border="none" style:writing-mode="page">
        <style:background-image/>
      </style:table-cell-properties>
    </style:style>
    <style:style style:name="Table10.A6" style:family="table-cell">
      <style:table-cell-properties fo:background-color="transparent" fo:padding="0in" fo:border-left="none" fo:border-right="none" fo:border-top="none" fo:border-bottom="0.75pt solid #000000" style:writing-mode="page">
        <style:background-image/>
      </style:table-cell-properties>
    </style:style>
    <style:style style:name="Table10.B6" style:family="table-cell">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3.45in" table:align="margins" style:shadow="none" style:may-break-between-rows="true" table:border-model="collapsing"/>
    </style:style>
    <style:style style:name="Table11.A" style:family="table-column">
      <style:table-column-properties style:column-width="1.725in" style:rel-column-width="32767*"/>
    </style:style>
    <style:style style:name="Table11.B" style:family="table-column">
      <style:table-column-properties style:column-width="1.725in" style:rel-column-width="3276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table-cell-properties fo:background-color="#cccccc" fo:padding="0in" fo:border="none" style:writing-mode="page">
        <style:background-image/>
      </style:table-cell-properties>
    </style:style>
    <style:style style:name="Table1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1.B4" style:family="table-cell">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3.4465in" table:align="left" style:shadow="none" style:may-break-between-rows="true" table:border-model="collapsing"/>
    </style:style>
    <style:style style:name="Table12.A" style:family="table-column">
      <style:table-column-properties style:column-width="0.3736in"/>
    </style:style>
    <style:style style:name="Table12.B" style:family="table-column">
      <style:table-column-properties style:column-width="0.625in"/>
    </style:style>
    <style:style style:name="Table12.C" style:family="table-column">
      <style:table-column-properties style:column-width="1.3104in"/>
    </style:style>
    <style:style style:name="Table12.D" style:family="table-column">
      <style:table-column-properties style:column-width="1.1375in"/>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table-cell-properties fo:background-color="transparent" fo:padding="0in" fo:border="none" style:writing-mode="page">
        <style:background-image/>
      </style:table-cell-properties>
    </style:style>
    <style:style style:name="Table12.C2" style:family="table-cell">
      <style:table-cell-properties fo:background-color="transparent" fo:padding="0in" fo:border="none" style:writing-mode="page">
        <style:background-image/>
      </style:table-cell-properties>
    </style:style>
    <style:style style:name="Table12.D2" style:family="table-cell">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table-cell-properties fo:background-color="#cccccc" fo:padding="0in" fo:border="none" style:writing-mode="page">
        <style:background-image/>
      </style:table-cell-properties>
    </style:style>
    <style:style style:name="Table12.C3" style:family="table-cell">
      <style:table-cell-properties fo:background-color="#cccccc" fo:padding="0in" fo:border="none" style:writing-mode="page">
        <style:background-image/>
      </style:table-cell-properties>
    </style:style>
    <style:style style:name="Table12.D3" style:family="table-cell">
      <style:table-cell-properties fo:background-color="#cccccc" fo:padding="0in" fo:border="none" style:writing-mode="page">
        <style:background-image/>
      </style:table-cell-properties>
    </style:style>
    <style:style style:name="Table12.B4" style:family="table-cell">
      <style:table-cell-properties fo:background-color="transparent" fo:padding="0in" fo:border="none" style:writing-mode="page">
        <style:background-image/>
      </style:table-cell-properties>
    </style:style>
    <style:style style:name="Table12.C4" style:family="table-cell">
      <style:table-cell-properties fo:background-color="transparent" fo:padding="0in" fo:border="none" style:writing-mode="page">
        <style:background-image/>
      </style:table-cell-properties>
    </style:style>
    <style:style style:name="Table12.D4" style:family="table-cell">
      <style:table-cell-properties fo:background-color="transparent" fo:padding="0in" fo:border="none" style:writing-mode="page">
        <style:background-image/>
      </style:table-cell-properties>
    </style:style>
    <style:style style:name="Table12.B5" style:family="table-cell">
      <style:table-cell-properties fo:background-color="#cccccc" fo:padding="0in" fo:border="none" style:writing-mode="page">
        <style:background-image/>
      </style:table-cell-properties>
    </style:style>
    <style:style style:name="Table12.C5" style:family="table-cell">
      <style:table-cell-properties fo:background-color="#cccccc" fo:padding="0in" fo:border="none" style:writing-mode="page">
        <style:background-image/>
      </style:table-cell-properties>
    </style:style>
    <style:style style:name="Table12.D5" style:family="table-cell">
      <style:table-cell-properties fo:background-color="#cccccc" fo:padding="0in" fo:border="none" style:writing-mode="page">
        <style:background-image/>
      </style:table-cell-properties>
    </style:style>
    <style:style style:name="Table12.B6" style:family="table-cell">
      <style:table-cell-properties fo:background-color="transparent" fo:padding="0in" fo:border="none" style:writing-mode="page">
        <style:background-image/>
      </style:table-cell-properties>
    </style:style>
    <style:style style:name="Table12.C6" style:family="table-cell">
      <style:table-cell-properties fo:background-color="transparent" fo:padding="0in" fo:border="none" style:writing-mode="page">
        <style:background-image/>
      </style:table-cell-properties>
    </style:style>
    <style:style style:name="Table12.D6" style:family="table-cell">
      <style:table-cell-properties fo:background-color="transparent" fo:padding="0in" fo:border="none" style:writing-mode="page">
        <style:background-image/>
      </style:table-cell-properties>
    </style:style>
    <style:style style:name="Table12.B7" style:family="table-cell">
      <style:table-cell-properties fo:background-color="#cccccc" fo:padding="0in" fo:border="none" style:writing-mode="page">
        <style:background-image/>
      </style:table-cell-properties>
    </style:style>
    <style:style style:name="Table12.C7" style:family="table-cell">
      <style:table-cell-properties fo:background-color="#cccccc" fo:padding="0in" fo:border="none" style:writing-mode="page">
        <style:background-image/>
      </style:table-cell-properties>
    </style:style>
    <style:style style:name="Table12.D7" style:family="table-cell">
      <style:table-cell-properties fo:background-color="#cccccc" fo:padding="0in" fo:border="none" style:writing-mode="page">
        <style:background-image/>
      </style:table-cell-properties>
    </style:style>
    <style:style style:name="Table12.B8" style:family="table-cell">
      <style:table-cell-properties fo:background-color="transparent" fo:padding="0in" fo:border="none" style:writing-mode="page">
        <style:background-image/>
      </style:table-cell-properties>
    </style:style>
    <style:style style:name="Table12.C8" style:family="table-cell">
      <style:table-cell-properties fo:background-color="transparent" fo:padding="0in" fo:border="none" style:writing-mode="page">
        <style:background-image/>
      </style:table-cell-properties>
    </style:style>
    <style:style style:name="Table12.D8" style:family="table-cell">
      <style:table-cell-properties fo:background-color="transparent" fo:padding="0in" fo:border="none" style:writing-mode="page">
        <style:background-image/>
      </style:table-cell-properties>
    </style:style>
    <style:style style:name="Table12.B9" style:family="table-cell">
      <style:table-cell-properties fo:background-color="#cccccc" fo:padding="0in" fo:border="none" style:writing-mode="page">
        <style:background-image/>
      </style:table-cell-properties>
    </style:style>
    <style:style style:name="Table12.C9" style:family="table-cell">
      <style:table-cell-properties fo:background-color="#cccccc" fo:padding="0in" fo:border="none" style:writing-mode="page">
        <style:background-image/>
      </style:table-cell-properties>
    </style:style>
    <style:style style:name="Table12.D9" style:family="table-cell">
      <style:table-cell-properties fo:background-color="#cccccc" fo:padding="0in" fo:border="none" style:writing-mode="page">
        <style:background-image/>
      </style:table-cell-properties>
    </style:style>
    <style:style style:name="Table12.B10" style:family="table-cell">
      <style:table-cell-properties fo:background-color="transparent" fo:padding="0in" fo:border="none" style:writing-mode="page">
        <style:background-image/>
      </style:table-cell-properties>
    </style:style>
    <style:style style:name="Table12.C10" style:family="table-cell">
      <style:table-cell-properties fo:background-color="transparent" fo:padding="0in" fo:border="none" style:writing-mode="page">
        <style:background-image/>
      </style:table-cell-properties>
    </style:style>
    <style:style style:name="Table12.D10" style:family="table-cell">
      <style:table-cell-properties fo:background-color="transparent" fo:padding="0in" fo:border="none" style:writing-mode="page">
        <style:background-image/>
      </style:table-cell-properties>
    </style:style>
    <style:style style:name="Table1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2.B11" style:family="table-cell">
      <style:table-cell-properties fo:background-color="transparent" fo:padding="0in" fo:border-left="none" fo:border-right="none" fo:border-top="none" fo:border-bottom="0.75pt solid #000000" style:writing-mode="page">
        <style:background-image/>
      </style:table-cell-properties>
    </style:style>
    <style:style style:name="Table12.C11" style:family="table-cell">
      <style:table-cell-properties fo:background-color="transparent" fo:padding="0in" fo:border-left="none" fo:border-right="none" fo:border-top="none" fo:border-bottom="0.75pt solid #000000" style:writing-mode="page">
        <style:background-image/>
      </style:table-cell-properties>
    </style:style>
    <style:style style:name="Table12.D11"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3.45in" table:align="margins" style:shadow="none" style:may-break-between-rows="true" table:border-model="collapsing"/>
    </style:style>
    <style:style style:name="Table13.A" style:family="table-column">
      <style:table-column-properties style:column-width="0.8771in" style:rel-column-width="1263*"/>
    </style:style>
    <style:style style:name="Table13.B" style:family="table-column">
      <style:table-column-properties style:column-width="2.5729in" style:rel-column-width="3705*"/>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B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B3" style:family="table-cell">
      <style:table-cell-properties fo:background-color="#cccccc" fo:padding="0in" fo:border="none" style:writing-mode="page">
        <style:background-image/>
      </style:table-cell-properties>
    </style:style>
    <style:style style:name="Table13.A4" style:family="table-cell">
      <style:table-cell-properties fo:background-color="transparent" fo:padding="0in" fo:border-left="none" fo:border-right="none" fo:border-top="none" fo:border-bottom="0.75pt solid #000000" style:writing-mode="page">
        <style:background-image/>
      </style:table-cell-properties>
    </style:style>
    <style:style style:name="Table13.B4"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3.45in" table:align="margins" style:shadow="none" style:may-break-between-rows="true" table:border-model="collapsing"/>
    </style:style>
    <style:style style:name="Table14.A" style:family="table-column">
      <style:table-column-properties style:column-width="1.725in" style:rel-column-width="32767*"/>
    </style:style>
    <style:style style:name="Table14.B" style:family="table-column">
      <style:table-column-properties style:column-width="1.725in" style:rel-column-width="32768*"/>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B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B3" style:family="table-cell">
      <style:table-cell-properties fo:background-color="#cccccc" fo:padding="0in" fo:border="none" style:writing-mode="page">
        <style:background-image/>
      </style:table-cell-properties>
    </style:style>
    <style:style style:name="Table14.B4" style:family="table-cell">
      <style:table-cell-properties fo:background-color="transparent" fo:padding="0in" fo:border="none" style:writing-mode="page">
        <style:background-image/>
      </style:table-cell-properties>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B5" style:family="table-cell">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3.4465in" table:align="left" style:shadow="none" style:may-break-between-rows="true" table:border-model="collapsing"/>
    </style:style>
    <style:style style:name="Table15.A" style:family="table-column">
      <style:table-column-properties style:column-width="1.059in"/>
    </style:style>
    <style:style style:name="Table15.B" style:family="table-column">
      <style:table-column-properties style:column-width="0.6653in"/>
    </style:style>
    <style:style style:name="Table15.C" style:family="table-column">
      <style:table-column-properties style:column-width="0.8625in"/>
    </style:style>
    <style:style style:name="Table15.D" style:family="table-column">
      <style:table-column-properties style:column-width="0.8597in"/>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table-cell-properties fo:background-color="transparent" fo:padding="0in" fo:border="none" style:writing-mode="page">
        <style:background-image/>
      </style:table-cell-properties>
    </style:style>
    <style:style style:name="Table15.C2" style:family="table-cell">
      <style:table-cell-properties fo:background-color="transparent" fo:padding="0in" fo:border="none" style:writing-mode="page">
        <style:background-image/>
      </style:table-cell-properties>
    </style:style>
    <style:style style:name="Table15.D2" style:family="table-cell">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table-cell-properties fo:background-color="#cccccc" fo:padding="0in" fo:border="none" style:writing-mode="page">
        <style:background-image/>
      </style:table-cell-properties>
    </style:style>
    <style:style style:name="Table15.D3" style:family="table-cell">
      <style:table-cell-properties fo:background-color="#cccccc" fo:padding="0in" fo:border="none" style:writing-mode="page">
        <style:background-image/>
      </style:table-cell-properties>
    </style:style>
    <style:style style:name="Table15.B4" style:family="table-cell">
      <style:table-cell-properties fo:background-color="transparent" fo:padding="0in" fo:border="none" style:writing-mode="page">
        <style:background-image/>
      </style:table-cell-properties>
    </style:style>
    <style:style style:name="Table15.C4" style:family="table-cell">
      <style:table-cell-properties fo:background-color="transparent" fo:padding="0in" fo:border="none" style:writing-mode="page">
        <style:background-image/>
      </style:table-cell-properties>
    </style:style>
    <style:style style:name="Table15.D4" style:family="table-cell">
      <style:table-cell-properties fo:background-color="transparent"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C5" style:family="table-cell">
      <style:table-cell-properties fo:background-color="#cccccc" fo:padding="0in" fo:border="none" style:writing-mode="page">
        <style:background-image/>
      </style:table-cell-properties>
    </style:style>
    <style:style style:name="Table15.D5" style:family="table-cell">
      <style:table-cell-properties fo:background-color="#cccccc" fo:padding="0in" fo:border="none" style:writing-mode="page">
        <style:background-image/>
      </style:table-cell-properties>
    </style:style>
    <style:style style:name="Table15.A6" style:family="table-cell">
      <style:table-cell-properties fo:background-color="transparent" fo:padding="0in" fo:border-left="none" fo:border-right="none" fo:border-top="none" fo:border-bottom="0.75pt solid #000000" style:writing-mode="page">
        <style:background-image/>
      </style:table-cell-properties>
    </style:style>
    <style:style style:name="Table15.B6" style:family="table-cell">
      <style:table-cell-properties fo:background-color="transparent" fo:padding="0in" fo:border-left="none" fo:border-right="none" fo:border-top="none" fo:border-bottom="0.75pt solid #000000" style:writing-mode="page">
        <style:background-image/>
      </style:table-cell-properties>
    </style:style>
    <style:style style:name="Table15.C6" style:family="table-cell">
      <style:table-cell-properties fo:background-color="transparent" fo:padding="0in" fo:border-left="none" fo:border-right="none" fo:border-top="none" fo:border-bottom="0.75pt solid #000000" style:writing-mode="page">
        <style:background-image/>
      </style:table-cell-properties>
    </style:style>
    <style:style style:name="Table15.D6"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7.1in" style:rel-width="100%" table:align="center" style:shadow="none" style:may-break-between-rows="true" table:border-model="collapsing"/>
    </style:style>
    <style:style style:name="Table16.A" style:family="table-column">
      <style:table-column-properties style:column-width="0.6861in" style:rel-column-width="988*"/>
    </style:style>
    <style:style style:name="Table16.C" style:family="table-column">
      <style:table-column-properties style:column-width="0.8354in" style:rel-column-width="1203*"/>
    </style:style>
    <style:style style:name="Table16.D" style:family="table-column">
      <style:table-column-properties style:column-width="0.5965in" style:rel-column-width="859*"/>
    </style:style>
    <style:style style:name="Table16.E" style:family="table-column">
      <style:table-column-properties style:column-width="0.5368in" style:rel-column-width="773*"/>
    </style:style>
    <style:style style:name="Table16.G" style:family="table-column">
      <style:table-column-properties style:column-width="0.6188in" style:rel-column-width="891*"/>
    </style:style>
    <style:style style:name="Table16.H" style:family="table-column">
      <style:table-column-properties style:column-width="0.6944in" style:rel-column-width="1000*"/>
    </style:style>
    <style:style style:name="Table16.I" style:family="table-column">
      <style:table-column-properties style:column-width="0.625in" style:rel-column-width="900*"/>
    </style:style>
    <style:style style:name="Table16.K" style:family="table-column">
      <style:table-column-properties style:column-width="0.5979in" style:rel-column-width="861*"/>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table-cell-properties fo:background-color="transparent" fo:padding="0in" fo:border="none" style:writing-mode="page">
        <style:background-image/>
      </style:table-cell-properties>
    </style:style>
    <style:style style:name="Table16.E2" style:family="table-cell">
      <style:table-cell-properties fo:background-color="transparent" fo:padding="0in" fo:border="none" style:writing-mode="page">
        <style:background-image/>
      </style:table-cell-properties>
    </style:style>
    <style:style style:name="Table16.F2" style:family="table-cell">
      <style:table-cell-properties fo:background-color="transparent" fo:padding="0in" fo:border="none" style:writing-mode="page">
        <style:background-image/>
      </style:table-cell-properties>
    </style:style>
    <style:style style:name="Table16.G2" style:family="table-cell">
      <style:table-cell-properties fo:background-color="transparent" fo:padding="0in" fo:border="none" style:writing-mode="page">
        <style:background-image/>
      </style:table-cell-properties>
    </style:style>
    <style:style style:name="Table16.H2" style:family="table-cell">
      <style:table-cell-properties fo:background-color="transparent" fo:padding="0in" fo:border="none" style:writing-mode="page">
        <style:background-image/>
      </style:table-cell-properties>
    </style:style>
    <style:style style:name="Table16.J2" style:family="table-cell">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G3" style:family="table-cell">
      <style:table-cell-properties fo:background-color="#cccccc" fo:padding="0in" fo:border="none" style:writing-mode="page">
        <style:background-image/>
      </style:table-cell-properties>
    </style:style>
    <style:style style:name="Table16.H3" style:family="table-cell">
      <style:table-cell-properties fo:background-color="#cccccc" fo:padding="0in" fo:border="none" style:writing-mode="page">
        <style:background-image/>
      </style:table-cell-properties>
    </style:style>
    <style:style style:name="Table16.I3" style:family="table-cell">
      <style:table-cell-properties fo:background-color="#cccccc" fo:padding="0in" fo:border="none" style:writing-mode="page">
        <style:background-image/>
      </style:table-cell-properties>
    </style:style>
    <style:style style:name="Table16.J3" style:family="table-cell">
      <style:table-cell-properties fo:background-color="#cccccc" fo:padding="0in" fo:border="none" style:writing-mode="page">
        <style:background-image/>
      </style:table-cell-properties>
    </style:style>
    <style:style style:name="Table16.K3" style:family="table-cell">
      <style:table-cell-properties fo:background-color="#cccccc" fo:padding="0in" fo:border="none" style:writing-mode="page">
        <style:background-image/>
      </style:table-cell-properties>
    </style:style>
    <style:style style:name="Table16.B4" style:family="table-cell">
      <style:table-cell-properties fo:background-color="transparent" fo:padding="0in" fo:border="none" style:writing-mode="page">
        <style:background-image/>
      </style:table-cell-properties>
    </style:style>
    <style:style style:name="Table16.I4" style:family="table-cell">
      <style:table-cell-properties fo:background-color="transparent" fo:padding="0in" fo:border="none" style:writing-mode="page">
        <style:background-image/>
      </style:table-cell-properties>
    </style:style>
    <style:style style:name="Table16.J4" style:family="table-cell">
      <style:table-cell-properties fo:background-color="transparent" fo:padding="0in" fo:border="none" style:writing-mode="page">
        <style:background-image/>
      </style:table-cell-properties>
    </style:style>
    <style:style style:name="Table16.K4" style:family="table-cell">
      <style:table-cell-properties fo:background-color="transparent"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C5" style:family="table-cell">
      <style:table-cell-properties fo:background-color="#cccccc" fo:padding="0in" fo:border="none" style:writing-mode="page">
        <style:background-image/>
      </style:table-cell-properties>
    </style:style>
    <style:style style:name="Table16.K5" style:family="table-cell">
      <style:table-cell-properties fo:background-color="#cccccc" fo:padding="0in" fo:border="none" style:writing-mode="page">
        <style:background-image/>
      </style:table-cell-properties>
    </style:style>
    <style:style style:name="Table16.A6" style:family="table-cell">
      <style:table-cell-properties fo:background-color="transparent" fo:padding="0in" fo:border-left="none" fo:border-right="none" fo:border-top="none" fo:border-bottom="0.75pt solid #000000" style:writing-mode="page">
        <style:background-image/>
      </style:table-cell-properties>
    </style:style>
    <style:style style:name="Table16.B6" style:family="table-cell">
      <style:table-cell-properties fo:background-color="transparent" fo:padding="0in" fo:border-left="none" fo:border-right="none" fo:border-top="none" fo:border-bottom="0.75pt solid #000000" style:writing-mode="page">
        <style:background-image/>
      </style:table-cell-properties>
    </style:style>
    <style:style style:name="Table16.C6" style:family="table-cell">
      <style:table-cell-properties fo:background-color="transparent" fo:padding="0in" fo:border-left="none" fo:border-right="none" fo:border-top="none" fo:border-bottom="0.75pt solid #000000" style:writing-mode="page">
        <style:background-image/>
      </style:table-cell-properties>
    </style:style>
    <style:style style:name="Table16.F6"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3.45in" table:align="margins" style:shadow="none" style:may-break-between-rows="true" table:border-model="collapsing"/>
    </style:style>
    <style:style style:name="Table17.A" style:family="table-column">
      <style:table-column-properties style:column-width="0.4931in" style:rel-column-width="9362*"/>
    </style:style>
    <style:style style:name="Table17.G" style:family="table-column">
      <style:table-column-properties style:column-width="0.4931in" style:rel-column-width="9363*"/>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table-cell-properties fo:background-color="transparent" fo:padding="0in" fo:border="none" style:writing-mode="page">
        <style:background-image/>
      </style:table-cell-properties>
    </style:style>
    <style:style style:name="Table17.C2" style:family="table-cell">
      <style:table-cell-properties fo:background-color="transparent" fo:padding="0in" fo:border="none" style:writing-mode="page">
        <style:background-image/>
      </style:table-cell-properties>
    </style:style>
    <style:style style:name="Table17.D2" style:family="table-cell">
      <style:table-cell-properties fo:background-color="transparent" fo:padding="0in" fo:border="none" style:writing-mode="page">
        <style:background-image/>
      </style:table-cell-properties>
    </style:style>
    <style:style style:name="Table17.E2" style:family="table-cell">
      <style:table-cell-properties fo:background-color="transparent" fo:padding="0in" fo:border="none" style:writing-mode="page">
        <style:background-image/>
      </style:table-cell-properties>
    </style:style>
    <style:style style:name="Table17.F2" style:family="table-cell">
      <style:table-cell-properties fo:background-color="transparent" fo:padding="0in" fo:border="none" style:writing-mode="page">
        <style:background-image/>
      </style:table-cell-properties>
    </style:style>
    <style:style style:name="Table17.G2" style:family="table-cell">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table-cell-properties fo:background-color="#cccccc" fo:padding="0in" fo:border="none" style:writing-mode="page">
        <style:background-image/>
      </style:table-cell-properties>
    </style:style>
    <style:style style:name="Table17.C3" style:family="table-cell">
      <style:table-cell-properties fo:background-color="#cccccc" fo:padding="0in" fo:border="none" style:writing-mode="page">
        <style:background-image/>
      </style:table-cell-properties>
    </style:style>
    <style:style style:name="Table17.D3" style:family="table-cell">
      <style:table-cell-properties fo:background-color="#cccccc" fo:padding="0in" fo:border="none" style:writing-mode="page">
        <style:background-image/>
      </style:table-cell-properties>
    </style:style>
    <style:style style:name="Table17.E3" style:family="table-cell">
      <style:table-cell-properties fo:background-color="#cccccc" fo:padding="0in" fo:border="none" style:writing-mode="page">
        <style:background-image/>
      </style:table-cell-properties>
    </style:style>
    <style:style style:name="Table17.F3" style:family="table-cell">
      <style:table-cell-properties fo:background-color="#cccccc" fo:padding="0in" fo:border="none" style:writing-mode="page">
        <style:background-image/>
      </style:table-cell-properties>
    </style:style>
    <style:style style:name="Table17.G3" style:family="table-cell">
      <style:table-cell-properties fo:background-color="#cccccc" fo:padding="0in" fo:border="none" style:writing-mode="page">
        <style:background-image/>
      </style:table-cell-properties>
    </style:style>
    <style:style style:name="Table17.B4" style:family="table-cell">
      <style:table-cell-properties fo:background-color="transparent" fo:padding="0in" fo:border="none" style:writing-mode="page">
        <style:background-image/>
      </style:table-cell-properties>
    </style:style>
    <style:style style:name="Table17.C4" style:family="table-cell">
      <style:table-cell-properties fo:background-color="transparent" fo:padding="0in" fo:border="none" style:writing-mode="page">
        <style:background-image/>
      </style:table-cell-properties>
    </style:style>
    <style:style style:name="Table17.D4" style:family="table-cell">
      <style:table-cell-properties fo:background-color="transparent" fo:padding="0in" fo:border="none" style:writing-mode="page">
        <style:background-image/>
      </style:table-cell-properties>
    </style:style>
    <style:style style:name="Table17.E4" style:family="table-cell">
      <style:table-cell-properties fo:background-color="transparent" fo:padding="0in" fo:border="none" style:writing-mode="page">
        <style:background-image/>
      </style:table-cell-properties>
    </style:style>
    <style:style style:name="Table17.F4" style:family="table-cell">
      <style:table-cell-properties fo:background-color="transparent" fo:padding="0in" fo:border="none" style:writing-mode="page">
        <style:background-image/>
      </style:table-cell-properties>
    </style:style>
    <style:style style:name="Table17.G4" style:family="table-cell">
      <style:table-cell-properties fo:background-color="transparent" fo:padding="0in" fo:border="none" style:writing-mode="page">
        <style:background-image/>
      </style:table-cell-properties>
    </style:style>
    <style:style style:name="Table17.B5" style:family="table-cell">
      <style:table-cell-properties fo:background-color="#cccccc" fo:padding="0in" fo:border="none" style:writing-mode="page">
        <style:background-image/>
      </style:table-cell-properties>
    </style:style>
    <style:style style:name="Table17.C5" style:family="table-cell">
      <style:table-cell-properties fo:background-color="#cccccc" fo:padding="0in" fo:border="none" style:writing-mode="page">
        <style:background-image/>
      </style:table-cell-properties>
    </style:style>
    <style:style style:name="Table17.D5" style:family="table-cell">
      <style:table-cell-properties fo:background-color="#cccccc" fo:padding="0in" fo:border="none" style:writing-mode="page">
        <style:background-image/>
      </style:table-cell-properties>
    </style:style>
    <style:style style:name="Table17.E5" style:family="table-cell">
      <style:table-cell-properties fo:background-color="#cccccc" fo:padding="0in" fo:border="none" style:writing-mode="page">
        <style:background-image/>
      </style:table-cell-properties>
    </style:style>
    <style:style style:name="Table17.F5" style:family="table-cell">
      <style:table-cell-properties fo:background-color="#cccccc" fo:padding="0in" fo:border="none" style:writing-mode="page">
        <style:background-image/>
      </style:table-cell-properties>
    </style:style>
    <style:style style:name="Table17.G5" style:family="table-cell">
      <style:table-cell-properties fo:background-color="#cccccc" fo:padding="0in" fo:border="none" style:writing-mode="page">
        <style:background-image/>
      </style:table-cell-properties>
    </style:style>
    <style:style style:name="Table17.B6" style:family="table-cell">
      <style:table-cell-properties fo:background-color="transparent" fo:padding="0in" fo:border="none" style:writing-mode="page">
        <style:background-image/>
      </style:table-cell-properties>
    </style:style>
    <style:style style:name="Table17.C6" style:family="table-cell">
      <style:table-cell-properties fo:background-color="transparent" fo:padding="0in" fo:border="none" style:writing-mode="page">
        <style:background-image/>
      </style:table-cell-properties>
    </style:style>
    <style:style style:name="Table17.D6" style:family="table-cell">
      <style:table-cell-properties fo:background-color="transparent" fo:padding="0in" fo:border="none" style:writing-mode="page">
        <style:background-image/>
      </style:table-cell-properties>
    </style:style>
    <style:style style:name="Table17.E6" style:family="table-cell">
      <style:table-cell-properties fo:background-color="transparent" fo:padding="0in" fo:border="none" style:writing-mode="page">
        <style:background-image/>
      </style:table-cell-properties>
    </style:style>
    <style:style style:name="Table17.F6" style:family="table-cell">
      <style:table-cell-properties fo:background-color="transparent" fo:padding="0in" fo:border="none" style:writing-mode="page">
        <style:background-image/>
      </style:table-cell-properties>
    </style:style>
    <style:style style:name="Table17.G6" style:family="table-cell">
      <style:table-cell-properties fo:background-color="transparent" fo:padding="0in" fo:border="none" style:writing-mode="page">
        <style:background-image/>
      </style:table-cell-properties>
    </style:style>
    <style:style style:name="Table17.B7" style:family="table-cell">
      <style:table-cell-properties fo:background-color="#cccccc" fo:padding="0in" fo:border="none" style:writing-mode="page">
        <style:background-image/>
      </style:table-cell-properties>
    </style:style>
    <style:style style:name="Table17.C7" style:family="table-cell">
      <style:table-cell-properties fo:background-color="#cccccc" fo:padding="0in" fo:border="none" style:writing-mode="page">
        <style:background-image/>
      </style:table-cell-properties>
    </style:style>
    <style:style style:name="Table17.D7" style:family="table-cell">
      <style:table-cell-properties fo:background-color="#cccccc" fo:padding="0in" fo:border="none" style:writing-mode="page">
        <style:background-image/>
      </style:table-cell-properties>
    </style:style>
    <style:style style:name="Table17.E7" style:family="table-cell">
      <style:table-cell-properties fo:background-color="#cccccc" fo:padding="0in" fo:border="none" style:writing-mode="page">
        <style:background-image/>
      </style:table-cell-properties>
    </style:style>
    <style:style style:name="Table17.F7" style:family="table-cell">
      <style:table-cell-properties fo:background-color="#cccccc" fo:padding="0in" fo:border="none" style:writing-mode="page">
        <style:background-image/>
      </style:table-cell-properties>
    </style:style>
    <style:style style:name="Table17.G7" style:family="table-cell">
      <style:table-cell-properties fo:background-color="#cccccc" fo:padding="0in" fo:border="none" style:writing-mode="page">
        <style:background-image/>
      </style:table-cell-properties>
    </style:style>
    <style:style style:name="Table17.B8" style:family="table-cell">
      <style:table-cell-properties fo:background-color="transparent" fo:padding="0in" fo:border="none" style:writing-mode="page">
        <style:background-image/>
      </style:table-cell-properties>
    </style:style>
    <style:style style:name="Table17.C8" style:family="table-cell">
      <style:table-cell-properties fo:background-color="transparent" fo:padding="0in" fo:border="none" style:writing-mode="page">
        <style:background-image/>
      </style:table-cell-properties>
    </style:style>
    <style:style style:name="Table17.D8" style:family="table-cell">
      <style:table-cell-properties fo:background-color="transparent" fo:padding="0in" fo:border="none" style:writing-mode="page">
        <style:background-image/>
      </style:table-cell-properties>
    </style:style>
    <style:style style:name="Table17.E8" style:family="table-cell">
      <style:table-cell-properties fo:background-color="transparent" fo:padding="0in" fo:border="none" style:writing-mode="page">
        <style:background-image/>
      </style:table-cell-properties>
    </style:style>
    <style:style style:name="Table17.F8" style:family="table-cell">
      <style:table-cell-properties fo:background-color="transparent" fo:padding="0in" fo:border="none" style:writing-mode="page">
        <style:background-image/>
      </style:table-cell-properties>
    </style:style>
    <style:style style:name="Table17.G8" style:family="table-cell">
      <style:table-cell-properties fo:background-color="transparent" fo:padding="0in" fo:border="none" style:writing-mode="page">
        <style:background-image/>
      </style:table-cell-properties>
    </style:style>
    <style:style style:name="Table17.B9" style:family="table-cell">
      <style:table-cell-properties fo:background-color="#cccccc" fo:padding="0in" fo:border="none" style:writing-mode="page">
        <style:background-image/>
      </style:table-cell-properties>
    </style:style>
    <style:style style:name="Table17.C9" style:family="table-cell">
      <style:table-cell-properties fo:background-color="#cccccc" fo:padding="0in" fo:border="none" style:writing-mode="page">
        <style:background-image/>
      </style:table-cell-properties>
    </style:style>
    <style:style style:name="Table17.D9" style:family="table-cell">
      <style:table-cell-properties fo:background-color="#cccccc" fo:padding="0in" fo:border="none" style:writing-mode="page">
        <style:background-image/>
      </style:table-cell-properties>
    </style:style>
    <style:style style:name="Table17.E9" style:family="table-cell">
      <style:table-cell-properties fo:background-color="#cccccc" fo:padding="0in" fo:border="none" style:writing-mode="page">
        <style:background-image/>
      </style:table-cell-properties>
    </style:style>
    <style:style style:name="Table17.F9" style:family="table-cell">
      <style:table-cell-properties fo:background-color="#cccccc" fo:padding="0in" fo:border="none" style:writing-mode="page">
        <style:background-image/>
      </style:table-cell-properties>
    </style:style>
    <style:style style:name="Table17.G9" style:family="table-cell">
      <style:table-cell-properties fo:background-color="#cccccc" fo:padding="0in" fo:border="none" style:writing-mode="page">
        <style:background-image/>
      </style:table-cell-properties>
    </style:style>
    <style:style style:name="Table17.B10" style:family="table-cell">
      <style:table-cell-properties fo:background-color="transparent" fo:padding="0in" fo:border="none" style:writing-mode="page">
        <style:background-image/>
      </style:table-cell-properties>
    </style:style>
    <style:style style:name="Table17.C10" style:family="table-cell">
      <style:table-cell-properties fo:background-color="transparent" fo:padding="0in" fo:border="none" style:writing-mode="page">
        <style:background-image/>
      </style:table-cell-properties>
    </style:style>
    <style:style style:name="Table17.D10" style:family="table-cell">
      <style:table-cell-properties fo:background-color="transparent" fo:padding="0in" fo:border="none" style:writing-mode="page">
        <style:background-image/>
      </style:table-cell-properties>
    </style:style>
    <style:style style:name="Table17.E10" style:family="table-cell">
      <style:table-cell-properties fo:background-color="transparent" fo:padding="0in" fo:border="none" style:writing-mode="page">
        <style:background-image/>
      </style:table-cell-properties>
    </style:style>
    <style:style style:name="Table17.F10" style:family="table-cell">
      <style:table-cell-properties fo:background-color="transparent" fo:padding="0in" fo:border="none" style:writing-mode="page">
        <style:background-image/>
      </style:table-cell-properties>
    </style:style>
    <style:style style:name="Table17.G10" style:family="table-cell">
      <style:table-cell-properties fo:background-color="transparent" fo:padding="0in" fo:border="none" style:writing-mode="page">
        <style:background-image/>
      </style:table-cell-properties>
    </style:style>
    <style:style style:name="Table17.B11" style:family="table-cell">
      <style:table-cell-properties fo:background-color="#cccccc" fo:padding="0in" fo:border="none" style:writing-mode="page">
        <style:background-image/>
      </style:table-cell-properties>
    </style:style>
    <style:style style:name="Table17.C11" style:family="table-cell">
      <style:table-cell-properties fo:background-color="#cccccc" fo:padding="0in" fo:border="none" style:writing-mode="page">
        <style:background-image/>
      </style:table-cell-properties>
    </style:style>
    <style:style style:name="Table17.D11" style:family="table-cell">
      <style:table-cell-properties fo:background-color="#cccccc" fo:padding="0in" fo:border="none" style:writing-mode="page">
        <style:background-image/>
      </style:table-cell-properties>
    </style:style>
    <style:style style:name="Table17.E11" style:family="table-cell">
      <style:table-cell-properties fo:background-color="#cccccc" fo:padding="0in" fo:border="none" style:writing-mode="page">
        <style:background-image/>
      </style:table-cell-properties>
    </style:style>
    <style:style style:name="Table17.F11" style:family="table-cell">
      <style:table-cell-properties fo:background-color="#cccccc" fo:padding="0in" fo:border="none" style:writing-mode="page">
        <style:background-image/>
      </style:table-cell-properties>
    </style:style>
    <style:style style:name="Table17.G11" style:family="table-cell">
      <style:table-cell-properties fo:background-color="#cccccc" fo:padding="0in" fo:border="none" style:writing-mode="page">
        <style:background-image/>
      </style:table-cell-properties>
    </style:style>
    <style:style style:name="Table17.B12" style:family="table-cell">
      <style:table-cell-properties fo:background-color="transparent" fo:padding="0in" fo:border="none" style:writing-mode="page">
        <style:background-image/>
      </style:table-cell-properties>
    </style:style>
    <style:style style:name="Table17.C12" style:family="table-cell">
      <style:table-cell-properties fo:background-color="transparent" fo:padding="0in" fo:border="none" style:writing-mode="page">
        <style:background-image/>
      </style:table-cell-properties>
    </style:style>
    <style:style style:name="Table17.D12" style:family="table-cell">
      <style:table-cell-properties fo:background-color="transparent" fo:padding="0in" fo:border="none" style:writing-mode="page">
        <style:background-image/>
      </style:table-cell-properties>
    </style:style>
    <style:style style:name="Table17.E12" style:family="table-cell">
      <style:table-cell-properties fo:background-color="transparent" fo:padding="0in" fo:border="none" style:writing-mode="page">
        <style:background-image/>
      </style:table-cell-properties>
    </style:style>
    <style:style style:name="Table17.F12" style:family="table-cell">
      <style:table-cell-properties fo:background-color="transparent" fo:padding="0in" fo:border="none" style:writing-mode="page">
        <style:background-image/>
      </style:table-cell-properties>
    </style:style>
    <style:style style:name="Table17.G12" style:family="table-cell">
      <style:table-cell-properties fo:background-color="transparent" fo:padding="0in" fo:border="none" style:writing-mode="page">
        <style:background-image/>
      </style:table-cell-properties>
    </style:style>
    <style:style style:name="Table17.B13" style:family="table-cell">
      <style:table-cell-properties fo:background-color="#cccccc" fo:padding="0in" fo:border="none" style:writing-mode="page">
        <style:background-image/>
      </style:table-cell-properties>
    </style:style>
    <style:style style:name="Table17.C13" style:family="table-cell">
      <style:table-cell-properties fo:background-color="#cccccc" fo:padding="0in" fo:border="none" style:writing-mode="page">
        <style:background-image/>
      </style:table-cell-properties>
    </style:style>
    <style:style style:name="Table17.D13" style:family="table-cell">
      <style:table-cell-properties fo:background-color="#cccccc" fo:padding="0in" fo:border="none" style:writing-mode="page">
        <style:background-image/>
      </style:table-cell-properties>
    </style:style>
    <style:style style:name="Table17.E13" style:family="table-cell">
      <style:table-cell-properties fo:background-color="#cccccc" fo:padding="0in" fo:border="none" style:writing-mode="page">
        <style:background-image/>
      </style:table-cell-properties>
    </style:style>
    <style:style style:name="Table17.F13" style:family="table-cell">
      <style:table-cell-properties fo:background-color="#cccccc" fo:padding="0in" fo:border="none" style:writing-mode="page">
        <style:background-image/>
      </style:table-cell-properties>
    </style:style>
    <style:style style:name="Table17.G13" style:family="table-cell">
      <style:table-cell-properties fo:background-color="#cccccc" fo:padding="0in" fo:border="none" style:writing-mode="page">
        <style:background-image/>
      </style:table-cell-properties>
    </style:style>
    <style:style style:name="Table17.B14" style:family="table-cell">
      <style:table-cell-properties fo:background-color="transparent" fo:padding="0in" fo:border="none" style:writing-mode="page">
        <style:background-image/>
      </style:table-cell-properties>
    </style:style>
    <style:style style:name="Table17.C14" style:family="table-cell">
      <style:table-cell-properties fo:background-color="transparent" fo:padding="0in" fo:border="none" style:writing-mode="page">
        <style:background-image/>
      </style:table-cell-properties>
    </style:style>
    <style:style style:name="Table17.D14" style:family="table-cell">
      <style:table-cell-properties fo:background-color="transparent" fo:padding="0in" fo:border="none" style:writing-mode="page">
        <style:background-image/>
      </style:table-cell-properties>
    </style:style>
    <style:style style:name="Table17.E14" style:family="table-cell">
      <style:table-cell-properties fo:background-color="transparent" fo:padding="0in" fo:border="none" style:writing-mode="page">
        <style:background-image/>
      </style:table-cell-properties>
    </style:style>
    <style:style style:name="Table17.F14" style:family="table-cell">
      <style:table-cell-properties fo:background-color="transparent" fo:padding="0in" fo:border="none" style:writing-mode="page">
        <style:background-image/>
      </style:table-cell-properties>
    </style:style>
    <style:style style:name="Table17.G14" style:family="table-cell">
      <style:table-cell-properties fo:background-color="transparent" fo:padding="0in" fo:border="none" style:writing-mode="page">
        <style:background-image/>
      </style:table-cell-properties>
    </style:style>
    <style:style style:name="Table17.B15" style:family="table-cell">
      <style:table-cell-properties fo:background-color="#cccccc" fo:padding="0in" fo:border="none" style:writing-mode="page">
        <style:background-image/>
      </style:table-cell-properties>
    </style:style>
    <style:style style:name="Table17.C15" style:family="table-cell">
      <style:table-cell-properties fo:background-color="#cccccc" fo:padding="0in" fo:border="none" style:writing-mode="page">
        <style:background-image/>
      </style:table-cell-properties>
    </style:style>
    <style:style style:name="Table17.D15" style:family="table-cell">
      <style:table-cell-properties fo:background-color="#cccccc" fo:padding="0in" fo:border="none" style:writing-mode="page">
        <style:background-image/>
      </style:table-cell-properties>
    </style:style>
    <style:style style:name="Table17.E15" style:family="table-cell">
      <style:table-cell-properties fo:background-color="#cccccc" fo:padding="0in" fo:border="none" style:writing-mode="page">
        <style:background-image/>
      </style:table-cell-properties>
    </style:style>
    <style:style style:name="Table17.F15" style:family="table-cell">
      <style:table-cell-properties fo:background-color="#cccccc" fo:padding="0in" fo:border="none" style:writing-mode="page">
        <style:background-image/>
      </style:table-cell-properties>
    </style:style>
    <style:style style:name="Table17.G15" style:family="table-cell">
      <style:table-cell-properties fo:background-color="#cccccc" fo:padding="0in" fo:border="none" style:writing-mode="page">
        <style:background-image/>
      </style:table-cell-properties>
    </style:style>
    <style:style style:name="Table17.B16" style:family="table-cell">
      <style:table-cell-properties fo:background-color="transparent" fo:padding="0in" fo:border="none" style:writing-mode="page">
        <style:background-image/>
      </style:table-cell-properties>
    </style:style>
    <style:style style:name="Table17.C16" style:family="table-cell">
      <style:table-cell-properties fo:background-color="transparent" fo:padding="0in" fo:border="none" style:writing-mode="page">
        <style:background-image/>
      </style:table-cell-properties>
    </style:style>
    <style:style style:name="Table17.D16" style:family="table-cell">
      <style:table-cell-properties fo:background-color="transparent" fo:padding="0in" fo:border="none" style:writing-mode="page">
        <style:background-image/>
      </style:table-cell-properties>
    </style:style>
    <style:style style:name="Table17.E16" style:family="table-cell">
      <style:table-cell-properties fo:background-color="transparent" fo:padding="0in" fo:border="none" style:writing-mode="page">
        <style:background-image/>
      </style:table-cell-properties>
    </style:style>
    <style:style style:name="Table17.F16" style:family="table-cell">
      <style:table-cell-properties fo:background-color="transparent" fo:padding="0in" fo:border="none" style:writing-mode="page">
        <style:background-image/>
      </style:table-cell-properties>
    </style:style>
    <style:style style:name="Table17.G16" style:family="table-cell">
      <style:table-cell-properties fo:background-color="transparent" fo:padding="0in" fo:border="none" style:writing-mode="page">
        <style:background-image/>
      </style:table-cell-properties>
    </style:style>
    <style:style style:name="Table17.B17" style:family="table-cell">
      <style:table-cell-properties fo:background-color="#cccccc" fo:padding="0in" fo:border="none" style:writing-mode="page">
        <style:background-image/>
      </style:table-cell-properties>
    </style:style>
    <style:style style:name="Table17.C17" style:family="table-cell">
      <style:table-cell-properties fo:background-color="#cccccc" fo:padding="0in" fo:border="none" style:writing-mode="page">
        <style:background-image/>
      </style:table-cell-properties>
    </style:style>
    <style:style style:name="Table17.D17" style:family="table-cell">
      <style:table-cell-properties fo:background-color="#cccccc" fo:padding="0in" fo:border="none" style:writing-mode="page">
        <style:background-image/>
      </style:table-cell-properties>
    </style:style>
    <style:style style:name="Table17.E17" style:family="table-cell">
      <style:table-cell-properties fo:background-color="#cccccc" fo:padding="0in" fo:border="none" style:writing-mode="page">
        <style:background-image/>
      </style:table-cell-properties>
    </style:style>
    <style:style style:name="Table17.F17" style:family="table-cell">
      <style:table-cell-properties fo:background-color="#cccccc" fo:padding="0in" fo:border="none" style:writing-mode="page">
        <style:background-image/>
      </style:table-cell-properties>
    </style:style>
    <style:style style:name="Table17.G17" style:family="table-cell">
      <style:table-cell-properties fo:background-color="#cccccc" fo:padding="0in" fo:border="none" style:writing-mode="page">
        <style:background-image/>
      </style:table-cell-properties>
    </style:style>
    <style:style style:name="Table17.B18" style:family="table-cell">
      <style:table-cell-properties fo:background-color="transparent" fo:padding="0in" fo:border="none" style:writing-mode="page">
        <style:background-image/>
      </style:table-cell-properties>
    </style:style>
    <style:style style:name="Table17.C18" style:family="table-cell">
      <style:table-cell-properties fo:background-color="transparent" fo:padding="0in" fo:border="none" style:writing-mode="page">
        <style:background-image/>
      </style:table-cell-properties>
    </style:style>
    <style:style style:name="Table17.D18" style:family="table-cell">
      <style:table-cell-properties fo:background-color="transparent" fo:padding="0in" fo:border="none" style:writing-mode="page">
        <style:background-image/>
      </style:table-cell-properties>
    </style:style>
    <style:style style:name="Table17.E18" style:family="table-cell">
      <style:table-cell-properties fo:background-color="transparent" fo:padding="0in" fo:border="none" style:writing-mode="page">
        <style:background-image/>
      </style:table-cell-properties>
    </style:style>
    <style:style style:name="Table17.F18" style:family="table-cell">
      <style:table-cell-properties fo:background-color="transparent" fo:padding="0in" fo:border="none" style:writing-mode="page">
        <style:background-image/>
      </style:table-cell-properties>
    </style:style>
    <style:style style:name="Table17.G18" style:family="table-cell">
      <style:table-cell-properties fo:background-color="transparent" fo:padding="0in" fo:border="none" style:writing-mode="page">
        <style:background-image/>
      </style:table-cell-properties>
    </style:style>
    <style:style style:name="Table17.B19" style:family="table-cell">
      <style:table-cell-properties fo:background-color="#cccccc" fo:padding="0in" fo:border="none" style:writing-mode="page">
        <style:background-image/>
      </style:table-cell-properties>
    </style:style>
    <style:style style:name="Table17.C19" style:family="table-cell">
      <style:table-cell-properties fo:background-color="#cccccc" fo:padding="0in" fo:border="none" style:writing-mode="page">
        <style:background-image/>
      </style:table-cell-properties>
    </style:style>
    <style:style style:name="Table17.D19" style:family="table-cell">
      <style:table-cell-properties fo:background-color="#cccccc" fo:padding="0in" fo:border="none" style:writing-mode="page">
        <style:background-image/>
      </style:table-cell-properties>
    </style:style>
    <style:style style:name="Table17.E19" style:family="table-cell">
      <style:table-cell-properties fo:background-color="#cccccc" fo:padding="0in" fo:border="none" style:writing-mode="page">
        <style:background-image/>
      </style:table-cell-properties>
    </style:style>
    <style:style style:name="Table17.F19" style:family="table-cell">
      <style:table-cell-properties fo:background-color="#cccccc" fo:padding="0in" fo:border="none" style:writing-mode="page">
        <style:background-image/>
      </style:table-cell-properties>
    </style:style>
    <style:style style:name="Table17.G19" style:family="table-cell">
      <style:table-cell-properties fo:background-color="#cccccc" fo:padding="0in" fo:border="none" style:writing-mode="page">
        <style:background-image/>
      </style:table-cell-properties>
    </style:style>
    <style:style style:name="Table17.B20" style:family="table-cell">
      <style:table-cell-properties fo:background-color="transparent" fo:padding="0in" fo:border="none" style:writing-mode="page">
        <style:background-image/>
      </style:table-cell-properties>
    </style:style>
    <style:style style:name="Table17.C20" style:family="table-cell">
      <style:table-cell-properties fo:background-color="transparent" fo:padding="0in" fo:border="none" style:writing-mode="page">
        <style:background-image/>
      </style:table-cell-properties>
    </style:style>
    <style:style style:name="Table17.D20" style:family="table-cell">
      <style:table-cell-properties fo:background-color="transparent" fo:padding="0in" fo:border="none" style:writing-mode="page">
        <style:background-image/>
      </style:table-cell-properties>
    </style:style>
    <style:style style:name="Table17.E20" style:family="table-cell">
      <style:table-cell-properties fo:background-color="transparent" fo:padding="0in" fo:border="none" style:writing-mode="page">
        <style:background-image/>
      </style:table-cell-properties>
    </style:style>
    <style:style style:name="Table17.F20" style:family="table-cell">
      <style:table-cell-properties fo:background-color="transparent" fo:padding="0in" fo:border="none" style:writing-mode="page">
        <style:background-image/>
      </style:table-cell-properties>
    </style:style>
    <style:style style:name="Table17.G20" style:family="table-cell">
      <style:table-cell-properties fo:background-color="transparent" fo:padding="0in" fo:border="none" style:writing-mode="page">
        <style:background-image/>
      </style:table-cell-properties>
    </style:style>
    <style:style style:name="Table17.A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B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C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D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E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F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G21" style:family="table-cell">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3.45in" table:align="margins" style:shadow="none" style:may-break-between-rows="true" table:border-model="collapsing"/>
    </style:style>
    <style:style style:name="Table18.A" style:family="table-column">
      <style:table-column-properties style:column-width="1.725in" style:rel-column-width="32767*"/>
    </style:style>
    <style:style style:name="Table18.B" style:family="table-column">
      <style:table-column-properties style:column-width="1.725in" style:rel-column-width="32768*"/>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table-cell-properties fo:background-color="#cccccc" fo:padding="0in" fo:border="none" style:writing-mode="page">
        <style:background-image/>
      </style:table-cell-properties>
    </style:style>
    <style:style style:name="Table18.B4" style:family="table-cell">
      <style:table-cell-properties fo:background-color="transparent" fo:padding="0in" fo:border="none" style:writing-mode="page">
        <style:background-image/>
      </style:table-cell-properties>
    </style:style>
    <style:style style:name="Table18.B5" style:family="table-cell">
      <style:table-cell-properties fo:background-color="#cccccc" fo:padding="0in" fo:border="none" style:writing-mode="page">
        <style:background-image/>
      </style:table-cell-properties>
    </style:style>
    <style:style style:name="Table18.B6" style:family="table-cell">
      <style:table-cell-properties fo:background-color="transparent" fo:padding="0in" fo:border="none" style:writing-mode="page">
        <style:background-image/>
      </style:table-cell-properties>
    </style:style>
    <style:style style:name="Table18.A7" style:family="table-cell">
      <style:table-cell-properties fo:background-color="transparent" fo:padding="0in" fo:border-left="none" fo:border-right="none" fo:border-top="none" fo:border-bottom="0.75pt solid #000000" style:writing-mode="page">
        <style:background-image/>
      </style:table-cell-properties>
    </style:style>
    <style:style style:name="Table18.B7"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3.45in" table:align="margins" style:shadow="none" style:may-break-between-rows="true" table:border-model="collapsing"/>
    </style:style>
    <style:style style:name="Table19.A" style:family="table-column">
      <style:table-column-properties style:column-width="1.725in" style:rel-column-width="32767*"/>
    </style:style>
    <style:style style:name="Table19.B" style:family="table-column">
      <style:table-column-properties style:column-width="1.725in" style:rel-column-width="32768*"/>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B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B3" style:family="table-cell">
      <style:table-cell-properties fo:background-color="#cccccc" fo:padding="0in" fo:border="none" style:writing-mode="page">
        <style:background-image/>
      </style:table-cell-properties>
    </style:style>
    <style:style style:name="Table19.B4" style:family="table-cell">
      <style:table-cell-properties fo:background-color="transparent" fo:padding="0in" fo:border="none" style:writing-mode="page">
        <style:background-image/>
      </style:table-cell-properties>
    </style:style>
    <style:style style:name="Table1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9.B5"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3.45in" table:align="margins" style:shadow="none" style:may-break-between-rows="true" table:border-model="collapsing"/>
    </style:style>
    <style:style style:name="Table20.A" style:family="table-column">
      <style:table-column-properties style:column-width="1.725in" style:rel-column-width="32767*"/>
    </style:style>
    <style:style style:name="Table20.B" style:family="table-column">
      <style:table-column-properties style:column-width="1.725in" style:rel-column-width="32768*"/>
    </style:style>
    <style:style style:name="Table20.1" style:family="table-row">
      <style:table-row-properties fo:keep-together="auto"/>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B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B3" style:family="table-cell">
      <style:table-cell-properties fo:background-color="#cccccc" fo:padding="0in" fo:border="none" style:writing-mode="page">
        <style:background-image/>
      </style:table-cell-properties>
    </style:style>
    <style:style style:name="Table20.A4" style:family="table-cell">
      <style:table-cell-properties fo:background-color="transparent" fo:padding="0in" fo:border-left="none" fo:border-right="none" fo:border-top="none" fo:border-bottom="0.75pt solid #000000" style:writing-mode="page">
        <style:background-image/>
      </style:table-cell-properties>
    </style:style>
    <style:style style:name="Table20.B4"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3.45in" table:align="margins" style:shadow="none" style:may-break-between-rows="true" table:border-model="collapsing"/>
    </style:style>
    <style:style style:name="Table21.A" style:family="table-column">
      <style:table-column-properties style:column-width="1.725in" style:rel-column-width="32767*"/>
    </style:style>
    <style:style style:name="Table21.B" style:family="table-column">
      <style:table-column-properties style:column-width="1.725in" style:rel-column-width="32768*"/>
    </style:style>
    <style:style style:name="Table21.1" style:family="table-row">
      <style:table-row-properties fo:keep-together="auto"/>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B2" style:family="table-cell">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B3" style:family="table-cell">
      <style:table-cell-properties fo:background-color="#cccccc" fo:padding="0in" fo:border="none" style:writing-mode="page">
        <style:background-image/>
      </style:table-cell-properties>
    </style:style>
    <style:style style:name="Table2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1.B4"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7.1in" style:rel-width="100%" table:align="center"/>
    </style:style>
    <style:style style:name="Table22.A" style:family="table-column">
      <style:table-column-properties style:column-width="0.384in" style:rel-column-width="3542*"/>
    </style:style>
    <style:style style:name="Table22.B" style:family="table-column">
      <style:table-column-properties style:column-width="1.4396in" style:rel-column-width="13284*"/>
    </style:style>
    <style:style style:name="Table22.C" style:family="table-column">
      <style:table-column-properties style:column-width="1.3431in" style:rel-column-width="12398*"/>
    </style:style>
    <style:style style:name="Table22.E" style:family="table-column">
      <style:table-column-properties style:column-width="1.2472in" style:rel-column-width="11512*"/>
    </style:style>
    <style:style style:name="Table22.A1" style:family="table-cell">
      <style:table-cell-properties fo:padding="0in" fo:border="none"/>
    </style:style>
    <style:style style:name="Table23" style:family="table">
      <style:table-properties style:width="3.45in" style:rel-width="100%" table:align="center" style:shadow="none" style:may-break-between-rows="true" table:border-model="collapsing"/>
    </style:style>
    <style:style style:name="Table23.A" style:family="table-column">
      <style:table-column-properties style:column-width="2.8125in" style:rel-column-width="4050*"/>
    </style:style>
    <style:style style:name="Table23.B" style:family="table-column">
      <style:table-column-properties style:column-width="0.6375in" style:rel-column-width="918*"/>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B2" style:family="table-cell">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B3" style:family="table-cell">
      <style:table-cell-properties fo:background-color="#cccccc" fo:padding="0in" fo:border="none" style:writing-mode="page">
        <style:background-image/>
      </style:table-cell-properties>
    </style:style>
    <style:style style:name="Table23.B4" style:family="table-cell">
      <style:table-cell-properties fo:background-color="transparent" fo:padding="0in" fo:border="none" style:writing-mode="page">
        <style:background-image/>
      </style:table-cell-properties>
    </style:style>
    <style:style style:name="Table23.A5" style:family="table-cell">
      <style:table-cell-properties fo:background-color="transparent" fo:padding="0in" fo:border-left="none" fo:border-right="none" fo:border-top="none" fo:border-bottom="0.75pt solid #000000" style:writing-mode="page">
        <style:background-image/>
      </style:table-cell-properties>
    </style:style>
    <style:style style:name="Table23.B5" style:family="table-cell">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3.45in" style:rel-width="100%" table:align="center" style:shadow="none" style:may-break-between-rows="true" table:border-model="collapsing"/>
    </style:style>
    <style:style style:name="Table24.A" style:family="table-column">
      <style:table-column-properties style:column-width="0.434in" style:rel-column-width="625*"/>
    </style:style>
    <style:style style:name="Table24.B" style:family="table-column">
      <style:table-column-properties style:column-width="3.016in" style:rel-column-width="4343*"/>
    </style:style>
    <style:style style:name="Table24.1" style:family="table-row">
      <style:table-row-properties fo:keep-together="auto"/>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B2" style:family="table-cell">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B3" style:family="table-cell">
      <style:table-cell-properties fo:background-color="#cccccc" fo:padding="0in" fo:border="none" style:writing-mode="page">
        <style:background-image/>
      </style:table-cell-properties>
    </style:style>
    <style:style style:name="Table24.B4" style:family="table-cell">
      <style:table-cell-properties fo:background-color="transparent" fo:padding="0in" fo:border="none" style:writing-mode="page">
        <style:background-image/>
      </style:table-cell-properties>
    </style:style>
    <style:style style:name="Table24.B5" style:family="table-cell">
      <style:table-cell-properties fo:background-color="#cccccc" fo:padding="0in" fo:border="none" style:writing-mode="page">
        <style:background-image/>
      </style:table-cell-properties>
    </style:style>
    <style:style style:name="Table24.A6" style:family="table-cell">
      <style:table-cell-properties fo:background-color="transparent" fo:padding="0in" fo:border-left="none" fo:border-right="none" fo:border-top="none" fo:border-bottom="0.75pt solid #000000" style:writing-mode="page">
        <style:background-image/>
      </style:table-cell-properties>
    </style:style>
    <style:style style:name="Table24.B6" style:family="table-cell">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3.4465in" table:align="left" style:shadow="none" style:may-break-between-rows="true" table:border-model="collapsing"/>
    </style:style>
    <style:style style:name="Table25.A" style:family="table-column">
      <style:table-column-properties style:column-width="1.684in"/>
    </style:style>
    <style:style style:name="Table25.B" style:family="table-column">
      <style:table-column-properties style:column-width="0.8771in"/>
    </style:style>
    <style:style style:name="Table25.C" style:family="table-column">
      <style:table-column-properties style:column-width="0.8854in"/>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B2" style:family="table-cell">
      <style:table-cell-properties fo:background-color="transparent" fo:padding="0in" fo:border="none" style:writing-mode="page">
        <style:background-image/>
      </style:table-cell-properties>
    </style:style>
    <style:style style:name="Table25.C2" style:family="table-cell">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B3" style:family="table-cell">
      <style:table-cell-properties fo:background-color="#cccccc" fo:padding="0in" fo:border="none" style:writing-mode="page">
        <style:background-image/>
      </style:table-cell-properties>
    </style:style>
    <style:style style:name="Table25.C3" style:family="table-cell">
      <style:table-cell-properties fo:background-color="#cccccc" fo:padding="0in" fo:border="none" style:writing-mode="page">
        <style:background-image/>
      </style:table-cell-properties>
    </style:style>
    <style:style style:name="Table25.B4" style:family="table-cell">
      <style:table-cell-properties fo:background-color="transparent" fo:padding="0in" fo:border="none" style:writing-mode="page">
        <style:background-image/>
      </style:table-cell-properties>
    </style:style>
    <style:style style:name="Table25.C4" style:family="table-cell">
      <style:table-cell-properties fo:background-color="transparent" fo:padding="0in" fo:border="none" style:writing-mode="page">
        <style:background-image/>
      </style:table-cell-properties>
    </style:style>
    <style:style style:name="Table25.B5" style:family="table-cell">
      <style:table-cell-properties fo:background-color="#cccccc" fo:padding="0in" fo:border="none" style:writing-mode="page">
        <style:background-image/>
      </style:table-cell-properties>
    </style:style>
    <style:style style:name="Table25.C5" style:family="table-cell">
      <style:table-cell-properties fo:background-color="#cccccc" fo:padding="0in" fo:border="none" style:writing-mode="page">
        <style:background-image/>
      </style:table-cell-properties>
    </style:style>
    <style:style style:name="Table25.A6" style:family="table-cell">
      <style:table-cell-properties fo:background-color="transparent" fo:padding="0in" fo:border-left="none" fo:border-right="none" fo:border-top="none" fo:border-bottom="0.75pt solid #000000" style:writing-mode="page">
        <style:background-image/>
      </style:table-cell-properties>
    </style:style>
    <style:style style:name="Table25.B6" style:family="table-cell">
      <style:table-cell-properties fo:background-color="transparent" fo:padding="0in" fo:border-left="none" fo:border-right="none" fo:border-top="none" fo:border-bottom="0.75pt solid #000000" style:writing-mode="page">
        <style:background-image/>
      </style:table-cell-properties>
    </style:style>
    <style:style style:name="Table25.C6" style:family="table-cell">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3.45in" table:align="margins" style:shadow="none" style:may-break-between-rows="true" table:border-model="collapsing"/>
    </style:style>
    <style:style style:name="Table26.A" style:family="table-column">
      <style:table-column-properties style:column-width="1.725in" style:rel-column-width="32767*"/>
    </style:style>
    <style:style style:name="Table26.B" style:family="table-column">
      <style:table-column-properties style:column-width="1.725in" style:rel-column-width="32768*"/>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B2" style:family="table-cell">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B3" style:family="table-cell">
      <style:table-cell-properties fo:background-color="#cccccc" fo:padding="0in" fo:border="none" style:writing-mode="page">
        <style:background-image/>
      </style:table-cell-properties>
    </style:style>
    <style:style style:name="Table26.B4" style:family="table-cell">
      <style:table-cell-properties fo:background-color="transparent" fo:padding="0in" fo:border="none" style:writing-mode="page">
        <style:background-image/>
      </style:table-cell-properties>
    </style:style>
    <style:style style:name="Table26.B5" style:family="table-cell">
      <style:table-cell-properties fo:background-color="#cccccc" fo:padding="0in" fo:border="none" style:writing-mode="page">
        <style:background-image/>
      </style:table-cell-properties>
    </style:style>
    <style:style style:name="Table26.B6" style:family="table-cell">
      <style:table-cell-properties fo:background-color="transparent" fo:padding="0in" fo:border="none" style:writing-mode="page">
        <style:background-image/>
      </style:table-cell-properties>
    </style:style>
    <style:style style:name="Table26.B7" style:family="table-cell">
      <style:table-cell-properties fo:background-color="#cccccc" fo:padding="0in" fo:border="none" style:writing-mode="page">
        <style:background-image/>
      </style:table-cell-properties>
    </style:style>
    <style:style style:name="Table26.B8" style:family="table-cell">
      <style:table-cell-properties fo:background-color="transparent" fo:padding="0in" fo:border="none" style:writing-mode="page">
        <style:background-image/>
      </style:table-cell-properties>
    </style:style>
    <style:style style:name="Table26.B9" style:family="table-cell">
      <style:table-cell-properties fo:background-color="#cccccc" fo:padding="0in" fo:border="none" style:writing-mode="page">
        <style:background-image/>
      </style:table-cell-properties>
    </style:style>
    <style:style style:name="Table26.B10" style:family="table-cell">
      <style:table-cell-properties fo:background-color="transparent" fo:padding="0in" fo:border="none" style:writing-mode="page">
        <style:background-image/>
      </style:table-cell-properties>
    </style:style>
    <style:style style:name="Table26.B11" style:family="table-cell">
      <style:table-cell-properties fo:background-color="#cccccc" fo:padding="0in" fo:border="none" style:writing-mode="page">
        <style:background-image/>
      </style:table-cell-properties>
    </style:style>
    <style:style style:name="Table26.B12" style:family="table-cell">
      <style:table-cell-properties fo:background-color="transparent" fo:padding="0in" fo:border="none" style:writing-mode="page">
        <style:background-image/>
      </style:table-cell-properties>
    </style:style>
    <style:style style:name="Table26.B13" style:family="table-cell">
      <style:table-cell-properties fo:background-color="#cccccc" fo:padding="0in" fo:border="none" style:writing-mode="page">
        <style:background-image/>
      </style:table-cell-properties>
    </style:style>
    <style:style style:name="Table26.B14" style:family="table-cell">
      <style:table-cell-properties fo:background-color="transparent" fo:padding="0in" fo:border="none" style:writing-mode="page">
        <style:background-image/>
      </style:table-cell-properties>
    </style:style>
    <style:style style:name="Table26.B15" style:family="table-cell">
      <style:table-cell-properties fo:background-color="#cccccc" fo:padding="0in" fo:border="none" style:writing-mode="page">
        <style:background-image/>
      </style:table-cell-properties>
    </style:style>
    <style:style style:name="Table26.A16" style:family="table-cell">
      <style:table-cell-properties fo:background-color="transparent" fo:padding="0in" fo:border-left="none" fo:border-right="none" fo:border-top="none" fo:border-bottom="0.75pt solid #000000" style:writing-mode="page">
        <style:background-image/>
      </style:table-cell-properties>
    </style:style>
    <style:style style:name="Table26.B16" style:family="table-cell">
      <style:table-cell-properties fo:background-color="transparent" fo:padding="0in" fo:border-left="none" fo:border-right="none" fo:border-top="none" fo:border-bottom="0.75pt solid #000000" style:writing-mode="page">
        <style:background-image/>
      </style:table-cell-properties>
    </style:style>
    <style:style style:name="Table27" style:family="table">
      <style:table-properties style:width="3.45in" style:rel-width="100%" table:align="center" style:shadow="none" style:may-break-between-rows="true" table:border-model="collapsing"/>
    </style:style>
    <style:style style:name="Table27.A" style:family="table-column">
      <style:table-column-properties style:column-width="0.9639in" style:rel-column-width="18311*"/>
    </style:style>
    <style:style style:name="Table27.B" style:family="table-column">
      <style:table-column-properties style:column-width="2.4861in" style:rel-column-width="47223*"/>
    </style:style>
    <style:style style:name="Table27.1" style:family="table-row">
      <style:table-row-properties fo:keep-together="auto"/>
    </style:style>
    <style:style style:name="Table27.A1" style:family="table-cell">
      <style:table-cell-properties fo:background-color="#000000" fo:padding="0in" fo:border="none" style:writing-mode="page">
        <style:background-image/>
      </style:table-cell-properties>
    </style:style>
    <style:style style:name="Table27.A2" style:family="table-cell">
      <style:table-cell-properties fo:background-color="transparent" fo:padding="0in" fo:border="none" style:writing-mode="page">
        <style:background-image/>
      </style:table-cell-properties>
    </style:style>
    <style:style style:name="Table27.B2" style:family="table-cell">
      <style:table-cell-properties fo:background-color="transparent" fo:padding="0in" fo:border="none" style:writing-mode="page">
        <style:background-image/>
      </style:table-cell-properties>
    </style:style>
    <style:style style:name="Table27.A3" style:family="table-cell">
      <style:table-cell-properties fo:background-color="#cccccc" fo:padding="0in" fo:border="none" style:writing-mode="page">
        <style:background-image/>
      </style:table-cell-properties>
    </style:style>
    <style:style style:name="Table27.B3" style:family="table-cell">
      <style:table-cell-properties fo:background-color="#cccccc" fo:padding="0in" fo:border="none" style:writing-mode="page">
        <style:background-image/>
      </style:table-cell-properties>
    </style:style>
    <style:style style:name="Table27.B4" style:family="table-cell">
      <style:table-cell-properties fo:background-color="transparent" fo:padding="0in" fo:border="none" style:writing-mode="page">
        <style:background-image/>
      </style:table-cell-properties>
    </style:style>
    <style:style style:name="Table27.B5" style:family="table-cell">
      <style:table-cell-properties fo:background-color="#cccccc" fo:padding="0in" fo:border="none" style:writing-mode="page">
        <style:background-image/>
      </style:table-cell-properties>
    </style:style>
    <style:style style:name="Table27.A6" style:family="table-cell">
      <style:table-cell-properties fo:background-color="transparent" fo:padding="0in" fo:border-left="none" fo:border-right="none" fo:border-top="none" fo:border-bottom="0.75pt solid #000000" style:writing-mode="page">
        <style:background-image/>
      </style:table-cell-properties>
    </style:style>
    <style:style style:name="Table27.B6" style:family="table-cell">
      <style:table-cell-properties fo:background-color="transparent" fo:padding="0in" fo:border-left="none" fo:border-right="none" fo:border-top="none" fo:border-bottom="0.75pt solid #000000" style:writing-mode="page">
        <style:background-image/>
      </style:table-cell-properties>
    </style:style>
    <style:style style:name="Table28" style:family="table">
      <style:table-properties style:width="3.45in" style:rel-width="100%" table:align="center" style:shadow="none" style:may-break-between-rows="true" table:border-model="collapsing"/>
    </style:style>
    <style:style style:name="Table28.A" style:family="table-column">
      <style:table-column-properties style:column-width="1.0201in" style:rel-column-width="19383*"/>
    </style:style>
    <style:style style:name="Table28.B" style:family="table-column">
      <style:table-column-properties style:column-width="2.4299in" style:rel-column-width="46151*"/>
    </style:style>
    <style:style style:name="Table28.1" style:family="table-row">
      <style:table-row-properties fo:keep-together="auto"/>
    </style:style>
    <style:style style:name="Table28.A1" style:family="table-cell">
      <style:table-cell-properties fo:background-color="#000000" fo:padding="0in" fo:border="none" style:writing-mode="page">
        <style:background-image/>
      </style:table-cell-properties>
    </style:style>
    <style:style style:name="Table28.A2" style:family="table-cell">
      <style:table-cell-properties fo:background-color="transparent" fo:padding="0in" fo:border="none" style:writing-mode="page">
        <style:background-image/>
      </style:table-cell-properties>
    </style:style>
    <style:style style:name="Table28.B2" style:family="table-cell">
      <style:table-cell-properties fo:background-color="transparent" fo:padding="0in" fo:border="none" style:writing-mode="page">
        <style:background-image/>
      </style:table-cell-properties>
    </style:style>
    <style:style style:name="Table28.A3" style:family="table-cell">
      <style:table-cell-properties fo:background-color="#cccccc" fo:padding="0in" fo:border="none" style:writing-mode="page">
        <style:background-image/>
      </style:table-cell-properties>
    </style:style>
    <style:style style:name="Table28.B3" style:family="table-cell">
      <style:table-cell-properties fo:background-color="#cccccc" fo:padding="0in" fo:border="none" style:writing-mode="page">
        <style:background-image/>
      </style:table-cell-properties>
    </style:style>
    <style:style style:name="Table28.B4" style:family="table-cell">
      <style:table-cell-properties fo:background-color="transparent" fo:padding="0in" fo:border="none" style:writing-mode="page">
        <style:background-image/>
      </style:table-cell-properties>
    </style:style>
    <style:style style:name="Table28.A5" style:family="table-cell">
      <style:table-cell-properties fo:background-color="transparent" fo:padding="0in" fo:border-left="none" fo:border-right="none" fo:border-top="none" fo:border-bottom="0.75pt solid #000000" style:writing-mode="page">
        <style:background-image/>
      </style:table-cell-properties>
    </style:style>
    <style:style style:name="Table28.B5" style:family="table-cell">
      <style:table-cell-properties fo:background-color="transparent" fo:padding="0in" fo:border-left="none" fo:border-right="none" fo:border-top="none" fo:border-bottom="0.75pt solid #000000" style:writing-mode="page">
        <style:background-image/>
      </style:table-cell-properties>
    </style:style>
    <style:style style:name="Table29" style:family="table">
      <style:table-properties style:width="3.45in" table:align="margins"/>
    </style:style>
    <style:style style:name="Table29.A" style:family="table-column">
      <style:table-column-properties style:column-width="1.725in" style:rel-column-width="32767*"/>
    </style:style>
    <style:style style:name="Table29.B" style:family="table-column">
      <style:table-column-properties style:column-width="1.725in" style:rel-column-width="32768*"/>
    </style:style>
    <style:style style:name="Table29.A1" style:family="table-cell">
      <style:table-cell-properties fo:padding="0in" fo:border="none"/>
    </style:style>
    <style:style style:name="Table7" style:family="table">
      <style:table-properties style:width="3.45in" table:align="margins" style:shadow="none" style:may-break-between-rows="true" table:border-model="collapsing"/>
    </style:style>
    <style:style style:name="Table7.A" style:family="table-column">
      <style:table-column-properties style:column-width="1.725in" style:rel-column-width="32767*"/>
    </style:style>
    <style:style style:name="Table7.B" style:family="table-column">
      <style:table-column-properties style:column-width="1.725in" style:rel-column-width="3276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B4" style:family="table-cell">
      <style:table-cell-properties fo:background-color="transparent" fo:padding="0in" fo:border="none" style:writing-mode="page">
        <style:background-image/>
      </style:table-cell-properties>
    </style:style>
    <style:style style:name="Table7.A5" style:family="table-cell">
      <style:table-cell-properties fo:background-color="transparent" fo:padding="0in" fo:border-left="none" fo:border-right="none" fo:border-top="none" fo:border-bottom="0.75pt solid #000000" style:writing-mode="page">
        <style:background-image/>
      </style:table-cell-properties>
    </style:style>
    <style:style style:name="Table7.B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master-page-name="">
      <loext:graphic-properties draw:fill="none" draw:fill-color="#729fcf"/>
      <style:paragraph-properties fo:margin-left="0.5in" fo:margin-right="0in" fo:margin-top="0in" fo:margin-bottom="0in" style:contextual-spacing="false" fo:text-indent="0in" style:auto-text-indent="false" style:page-number="auto" fo:background-color="transparent"/>
      <style:text-properties officeooo:paragraph-rsid="00143144"/>
    </style:style>
    <style:style style:name="P5" style:family="paragraph" style:parent-style-name="First_20_paragraph">
      <style:text-properties fo:font-style="italic" style:font-style-asian="italic" style:font-style-complex="italic"/>
    </style:style>
    <style:style style:name="P6" style:family="paragraph" style:parent-style-name="First_20_paragraph">
      <style:text-properties officeooo:paragraph-rsid="00143144"/>
    </style:style>
    <style:style style:name="P7" style:family="paragraph" style:parent-style-name="First_20_paragraph">
      <style:text-properties officeooo:paragraph-rsid="00156e7c"/>
    </style:style>
    <style:style style:name="P8" style:family="paragraph" style:parent-style-name="Heading_20_1" style:list-style-name="">
      <style:paragraph-properties fo:text-align="center" style:justify-single-word="false"/>
    </style:style>
    <style:style style:name="P9" style:family="paragraph" style:parent-style-name="Heading_20_1">
      <style:paragraph-properties fo:break-before="page"/>
    </style:style>
    <style:style style:name="P10" style:family="paragraph" style:parent-style-name="Heading_20_2">
      <style:text-properties officeooo:paragraph-rsid="00143144"/>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Heading_20_2">
      <style:paragraph-properties fo:break-before="column"/>
    </style:style>
    <style:style style:name="P14" style:family="paragraph" style:parent-style-name="Heading_20_3">
      <style:text-properties officeooo:paragraph-rsid="00156e7c"/>
    </style:style>
    <style:style style:name="P15" style:family="paragraph" style:parent-style-name="Heading_20_3">
      <style:paragraph-properties fo:break-before="column"/>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Heading_20_4">
      <style:text-properties fo:font-weight="bold" style:font-weight-asian="bold" style:font-weight-complex="bold"/>
    </style:style>
    <style:style style:name="P19" style:family="paragraph" style:parent-style-name="Standard">
      <style:paragraph-properties fo:text-align="center" style:justify-single-word="false"/>
      <style:text-properties fo:color="#000000" loext:opacity="100%" style:text-outline="false" style:text-line-through-style="none" style:text-line-through-type="none" style:font-name="Minion Pro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Minion Pro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Minion Pro2" fo:font-size="10pt" fo:font-style="normal" fo:text-shadow="none" style:text-underline-style="none" fo:font-weight="normal" officeooo:paragraph-rsid="00143144"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text-properties fo:color="#ffffff" loext:opacity="100%" style:text-outline="false" style:text-line-through-style="none" style:text-line-through-type="none" style:font-name="Futura Condensed"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Heading">
      <style:paragraph-properties fo:text-align="center" style:justify-single-word="false"/>
      <style:text-properties fo:color="#ffffff" loext:opacity="100%" style:text-outline="false" style:text-line-through-style="none" style:text-line-through-type="none" style:font-name="Futura Condensed" fo:font-size="10pt" fo:font-style="normal" fo:text-shadow="none" style:text-underline-style="none" fo:font-weight="bold" officeooo:paragraph-rsid="00143144"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Heading">
      <style:paragraph-properties fo:text-align="center" style:justify-single-word="false"/>
      <style:text-properties fo:color="#ffffff" loext:opacity="100%" style:text-outline="false" style:text-line-through-style="none" style:text-line-through-type="none" style:font-name="Futura Condensed" fo:font-size="10pt" fo:font-style="normal" fo:text-shadow="none" style:text-underline-style="none" fo:font-weight="bold" officeooo:paragraph-rsid="00156e7c"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2">
      <style:paragraph-properties fo:margin-top="0in" fo:margin-bottom="0in" style:contextual-spacing="false"/>
    </style:style>
    <style:style style:name="P28" style:family="paragraph" style:parent-style-name="Text_20_body" style:list-style-name="L3">
      <style:paragraph-properties fo:margin-top="0in" fo:margin-bottom="0in" style:contextual-spacing="false"/>
    </style:style>
    <style:style style:name="P29" style:family="paragraph" style:parent-style-name="Text_20_body" style:list-style-name="L4">
      <style:paragraph-properties fo:margin-top="0in" fo:margin-bottom="0in" style:contextual-spacing="false"/>
    </style:style>
    <style:style style:name="P30" style:family="paragraph" style:parent-style-name="Text_20_body" style:list-style-name="L5">
      <style:paragraph-properties fo:margin-top="0in" fo:margin-bottom="0in" style:contextual-spacing="false"/>
    </style:style>
    <style:style style:name="P31" style:family="paragraph" style:parent-style-name="Text_20_body" style:list-style-name="L6">
      <style:paragraph-properties fo:margin-top="0in" fo:margin-bottom="0in" style:contextual-spacing="false"/>
    </style:style>
    <style:style style:name="P32" style:family="paragraph" style:parent-style-name="Text_20_body" style:list-style-name="L7">
      <style:paragraph-properties fo:margin-top="0in" fo:margin-bottom="0in" style:contextual-spacing="false"/>
    </style:style>
    <style:style style:name="P33" style:family="paragraph" style:parent-style-name="Text_20_body" style:list-style-name="L8">
      <style:paragraph-properties fo:margin-top="0in" fo:margin-bottom="0in" style:contextual-spacing="false"/>
    </style:style>
    <style:style style:name="P34" style:family="paragraph" style:parent-style-name="Text_20_body" style:list-style-name="L9">
      <style:paragraph-properties fo:margin-top="0in" fo:margin-bottom="0in" style:contextual-spacing="false"/>
    </style:style>
    <style:style style:name="P35" style:family="paragraph" style:parent-style-name="Text_20_body" style:list-style-name="L10">
      <style:paragraph-properties fo:margin-top="0in" fo:margin-bottom="0in" style:contextual-spacing="false"/>
    </style:style>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list-style-name="L12">
      <style:paragraph-properties fo:margin-top="0in" fo:margin-bottom="0in" style:contextual-spacing="false"/>
    </style:style>
    <style:style style:name="P38" style:family="paragraph" style:parent-style-name="Text_20_body" style:list-style-name="L13">
      <style:paragraph-properties fo:margin-top="0in" fo:margin-bottom="0in" style:contextual-spacing="false"/>
    </style:style>
    <style:style style:name="P39" style:family="paragraph" style:parent-style-name="Text_20_body" style:list-style-name="L14">
      <style:paragraph-properties fo:margin-top="0in" fo:margin-bottom="0in" style:contextual-spacing="false"/>
    </style:style>
    <style:style style:name="P40" style:family="paragraph" style:parent-style-name="Text_20_body" style:list-style-name="L15">
      <style:paragraph-properties fo:margin-top="0in" fo:margin-bottom="0in" style:contextual-spacing="false"/>
    </style:style>
    <style:style style:name="P41" style:family="paragraph" style:parent-style-name="Text_20_body" style:list-style-name="L16">
      <style:paragraph-properties fo:margin-top="0in" fo:margin-bottom="0in" style:contextual-spacing="false"/>
    </style:style>
    <style:style style:name="P42" style:family="paragraph" style:parent-style-name="Text_20_body" style:list-style-name="L17">
      <style:paragraph-properties fo:margin-top="0in" fo:margin-bottom="0in" style:contextual-spacing="false"/>
    </style:style>
    <style:style style:name="P43" style:family="paragraph" style:parent-style-name="Text_20_body" style:list-style-name="L18">
      <style:paragraph-properties fo:margin-top="0in" fo:margin-bottom="0in" style:contextual-spacing="false"/>
    </style:style>
    <style:style style:name="P44" style:family="paragraph" style:parent-style-name="Text_20_body" style:list-style-name="L19">
      <style:paragraph-properties fo:margin-top="0in" fo:margin-bottom="0in" style:contextual-spacing="false"/>
    </style:style>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4">
      <style:paragraph-properties fo:margin-top="0in" fo:margin-bottom="0in" style:contextual-spacing="false"/>
      <style:text-properties officeooo:paragraph-rsid="00143144"/>
    </style:style>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list-style-name="L27">
      <style:paragraph-properties fo:margin-top="0in" fo:margin-bottom="0in" style:contextual-spacing="false"/>
    </style:style>
    <style:style style:name="P53" style:family="paragraph" style:parent-style-name="Text_20_body" style:list-style-name="L28">
      <style:paragraph-properties fo:margin-top="0in" fo:margin-bottom="0in" style:contextual-spacing="false"/>
    </style:style>
    <style:style style:name="P54" style:family="paragraph" style:parent-style-name="Text_20_body" style:list-style-name="L29">
      <style:paragraph-properties fo:margin-top="0in" fo:margin-bottom="0in" style:contextual-spacing="false"/>
    </style:style>
    <style:style style:name="P55" style:family="paragraph" style:parent-style-name="Text_20_body" style:list-style-name="L30">
      <style:paragraph-properties fo:margin-top="0in" fo:margin-bottom="0in" style:contextual-spacing="false"/>
    </style:style>
    <style:style style:name="P56" style:family="paragraph" style:parent-style-name="Text_20_body" style:list-style-name="L31">
      <style:paragraph-properties fo:margin-top="0in" fo:margin-bottom="0in" style:contextual-spacing="false"/>
    </style:style>
    <style:style style:name="P57" style:family="paragraph" style:parent-style-name="Text_20_body" style:list-style-name="L32">
      <style:paragraph-properties fo:margin-top="0in" fo:margin-bottom="0in" style:contextual-spacing="false"/>
    </style:style>
    <style:style style:name="P58" style:family="paragraph" style:parent-style-name="Text_20_body" style:list-style-name="L33">
      <style:paragraph-properties fo:margin-top="0in" fo:margin-bottom="0in" style:contextual-spacing="false"/>
    </style:style>
    <style:style style:name="P59" style:family="paragraph" style:parent-style-name="Text_20_body" style:list-style-name="L34">
      <style:paragraph-properties fo:margin-top="0in" fo:margin-bottom="0in" style:contextual-spacing="false"/>
    </style:style>
    <style:style style:name="P60" style:family="paragraph" style:parent-style-name="Text_20_body" style:list-style-name="L35">
      <style:paragraph-properties fo:margin-top="0in" fo:margin-bottom="0in" style:contextual-spacing="false"/>
    </style:style>
    <style:style style:name="P61" style:family="paragraph" style:parent-style-name="Text_20_body" style:list-style-name="L36">
      <style:paragraph-properties fo:margin-top="0in" fo:margin-bottom="0in" style:contextual-spacing="false"/>
    </style:style>
    <style:style style:name="P62" style:family="paragraph" style:parent-style-name="Text_20_body" style:list-style-name="L37">
      <style:paragraph-properties fo:margin-top="0in" fo:margin-bottom="0in" style:contextual-spacing="false"/>
    </style:style>
    <style:style style:name="P63" style:family="paragraph" style:parent-style-name="Text_20_body" style:list-style-name="L38">
      <style:paragraph-properties fo:margin-top="0in" fo:margin-bottom="0in" style:contextual-spacing="false"/>
    </style:style>
    <style:style style:name="P64" style:family="paragraph" style:parent-style-name="Text_20_body" style:list-style-name="L39">
      <style:paragraph-properties fo:margin-top="0in" fo:margin-bottom="0in" style:contextual-spacing="false"/>
    </style:style>
    <style:style style:name="P65" style:family="paragraph" style:parent-style-name="Text_20_body" style:list-style-name="L40">
      <style:paragraph-properties fo:margin-top="0in" fo:margin-bottom="0in" style:contextual-spacing="false"/>
    </style:style>
    <style:style style:name="P66" style:family="paragraph" style:parent-style-name="Text_20_body" style:list-style-name="L41">
      <style:paragraph-properties fo:margin-top="0in" fo:margin-bottom="0in" style:contextual-spacing="false"/>
    </style:style>
    <style:style style:name="P67" style:family="paragraph" style:parent-style-name="Text_20_body" style:list-style-name="L42">
      <style:paragraph-properties fo:margin-top="0in" fo:margin-bottom="0in" style:contextual-spacing="false"/>
    </style:style>
    <style:style style:name="P68" style:family="paragraph" style:parent-style-name="Text_20_body" style:list-style-name="L43">
      <style:paragraph-properties fo:margin-top="0in" fo:margin-bottom="0in" style:contextual-spacing="false"/>
    </style:style>
    <style:style style:name="P69" style:family="paragraph" style:parent-style-name="Text_20_body" style:list-style-name="L44">
      <style:paragraph-properties fo:margin-top="0in" fo:margin-bottom="0in" style:contextual-spacing="false"/>
    </style:style>
    <style:style style:name="P70" style:family="paragraph" style:parent-style-name="Text_20_body" style:list-style-name="L45">
      <style:paragraph-properties fo:margin-top="0in" fo:margin-bottom="0in" style:contextual-spacing="false"/>
    </style:style>
    <style:style style:name="P71" style:family="paragraph" style:parent-style-name="Text_20_body" style:list-style-name="L46">
      <style:paragraph-properties fo:margin-top="0in" fo:margin-bottom="0in" style:contextual-spacing="false"/>
    </style:style>
    <style:style style:name="P72" style:family="paragraph" style:parent-style-name="Text_20_body" style:list-style-name="L47">
      <style:paragraph-properties fo:margin-top="0in" fo:margin-bottom="0in" style:contextual-spacing="false"/>
    </style:style>
    <style:style style:name="P73" style:family="paragraph" style:parent-style-name="Text_20_body" style:list-style-name="L48">
      <style:paragraph-properties fo:margin-top="0in" fo:margin-bottom="0in" style:contextual-spacing="false"/>
    </style:style>
    <style:style style:name="P74" style:family="paragraph" style:parent-style-name="Text_20_body">
      <style:text-properties officeooo:paragraph-rsid="00143144"/>
    </style:style>
    <style:style style:name="P75" style:family="paragraph" style:parent-style-name="Text_20_body">
      <style:text-properties officeooo:paragraph-rsid="00156e7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urple-hack"/>Purple Hack<text:bookmark-end text:name="purple-hack"/></text:h>
      <text:p text:style-name="P3"><text:span text:style-name="T1">The following are </text:span>“<text:span text:style-name="T1">house rules</text:span>”<text:span text:style-name="T1"> and clarifications, a mish-mash of D&amp;D Basic/Expert a la OSE, and a fantastic ruleset called </text:span><text:a xlink:type="simple" xlink:href="https://osrsimulacrum.blogspot.com/2021/06/simulacrum-beta-release.html" text:style-name="Internet_20_link" text:visited-style-name="Visited_20_Internet_20_Link"><text:span text:style-name="Definition"><text:span text:style-name="T1">Simulacrum</text:span></text:span></text:a><text:span text:style-name="T1">. Rampant stealing has occurred below, and is intended only for use in my own home games.</text:span></text:p>
      <text:p text:style-name="First_20_paragraph">Some highlights:</text:p>
      <text:list xml:id="list1700534361" text:style-name="L1">
        <text:list-item>
          <text:p text:style-name="P26"><text:a xlink:type="simple" xlink:href="#character-creation" text:style-name="Internet_20_link" text:visited-style-name="Visited_20_Internet_20_Link"><text:span text:style-name="Definition">Character Creation</text:span></text:a></text:p>
          <text:list text:style-name="L2">
            <text:list-item>
              <text:p text:style-name="P27"><text:a xlink:type="simple" xlink:href="#warrior" text:style-name="Internet_20_link" text:visited-style-name="Visited_20_Internet_20_Link"><text:span text:style-name="Definition">Warrior</text:span></text:a></text:p>
            </text:list-item>
            <text:list-item>
              <text:p text:style-name="P27"><text:a xlink:type="simple" xlink:href="#mage" text:style-name="Internet_20_link" text:visited-style-name="Visited_20_Internet_20_Link"><text:span text:style-name="Definition">Mage</text:span></text:a></text:p>
            </text:list-item>
            <text:list-item>
              <text:p text:style-name="P27"><text:a xlink:type="simple" xlink:href="#choose-feats" text:style-name="Internet_20_link" text:visited-style-name="Visited_20_Internet_20_Link"><text:span text:style-name="Definition">Feats</text:span></text:a></text:p>
            </text:list-item>
          </text:list>
        </text:list-item>
        <text:list-item>
          <text:p text:style-name="P26"><text:a xlink:type="simple" xlink:href="#armor-weapons-and-equipment" text:style-name="Internet_20_link" text:visited-style-name="Visited_20_Internet_20_Link"><text:span text:style-name="Definition">Armor, Weapons, and Equipment</text:span></text:a></text:p>
          <text:list text:style-name="L3">
            <text:list-item>
              <text:p text:style-name="P28"><text:a xlink:type="simple" xlink:href="#starting-gear" text:style-name="Internet_20_link" text:visited-style-name="Visited_20_Internet_20_Link"><text:span text:style-name="Definition">Starting Gear</text:span></text:a></text:p>
            </text:list-item>
            <text:list-item>
              <text:p text:style-name="P28"><text:a xlink:type="simple" xlink:href="#armor" text:style-name="Internet_20_link" text:visited-style-name="Visited_20_Internet_20_Link"><text:span text:style-name="Definition">Armor</text:span></text:a></text:p>
            </text:list-item>
            <text:list-item>
              <text:p text:style-name="P28"><text:a xlink:type="simple" xlink:href="#weapons" text:style-name="Internet_20_link" text:visited-style-name="Visited_20_Internet_20_Link"><text:span text:style-name="Definition">Weapons</text:span></text:a></text:p>
            </text:list-item>
            <text:list-item>
              <text:p text:style-name="P28"><text:a xlink:type="simple" xlink:href="#costed-items" text:style-name="Internet_20_link" text:visited-style-name="Visited_20_Internet_20_Link"><text:span text:style-name="Definition">Costed Items</text:span></text:a></text:p>
            </text:list-item>
            <text:list-item>
              <text:p text:style-name="P28"><text:a xlink:type="simple" xlink:href="#quick-packs" text:style-name="Internet_20_link" text:visited-style-name="Visited_20_Internet_20_Link"><text:span text:style-name="Definition">Quick Packs</text:span></text:a></text:p>
            </text:list-item>
            <text:list-item>
              <text:p text:style-name="P28"><text:a xlink:type="simple" xlink:href="#animals--mounts" text:style-name="Internet_20_link" text:visited-style-name="Visited_20_Internet_20_Link"><text:span text:style-name="Definition">Animals &amp; Mounts</text:span></text:a></text:p>
            </text:list-item>
          </text:list>
        </text:list-item>
        <text:list-item>
          <text:p text:style-name="P26"><text:a xlink:type="simple" xlink:href="#checks--saves" text:style-name="Internet_20_link" text:visited-style-name="Visited_20_Internet_20_Link"><text:span text:style-name="Definition">Checks &amp; Saves</text:span></text:a></text:p>
        </text:list-item>
        <text:list-item>
          <text:p text:style-name="P26"><text:a xlink:type="simple" xlink:href="#combat" text:style-name="Internet_20_link" text:visited-style-name="Visited_20_Internet_20_Link"><text:span text:style-name="Definition">Combat</text:span></text:a></text:p>
          <text:list text:style-name="L4">
            <text:list-item>
              <text:p text:style-name="P29"><text:a xlink:type="simple" xlink:href="#surprise" text:style-name="Internet_20_link" text:visited-style-name="Visited_20_Internet_20_Link"><text:span text:style-name="Definition">Surprise</text:span></text:a></text:p>
            </text:list-item>
            <text:list-item>
              <text:p text:style-name="P29"><text:a xlink:type="simple" xlink:href="#reactions" text:style-name="Internet_20_link" text:visited-style-name="Visited_20_Internet_20_Link"><text:span text:style-name="Definition">Reactions</text:span></text:a></text:p>
            </text:list-item>
            <text:list-item>
              <text:p text:style-name="P29"><text:a xlink:type="simple" xlink:href="#attacking" text:style-name="Internet_20_link" text:visited-style-name="Visited_20_Internet_20_Link"><text:span text:style-name="Definition">Attacking</text:span></text:a></text:p>
            </text:list-item>
            <text:list-item>
              <text:p text:style-name="P29"><text:a xlink:type="simple" xlink:href="#combat-phases" text:style-name="Internet_20_link" text:visited-style-name="Visited_20_Internet_20_Link"><text:span text:style-name="Definition">Combat Phases</text:span></text:a></text:p>
            </text:list-item>
            <text:list-item>
              <text:p text:style-name="P29"><text:a xlink:type="simple" xlink:href="#escaping-an-encounter" text:style-name="Internet_20_link" text:visited-style-name="Visited_20_Internet_20_Link"><text:span text:style-name="Definition">Escaping an Encounter</text:span></text:a></text:p>
            </text:list-item>
            <text:list-item>
              <text:p text:style-name="P29"><text:a xlink:type="simple" xlink:href="#death" text:style-name="Internet_20_link" text:visited-style-name="Visited_20_Internet_20_Link"><text:span text:style-name="Definition">Death</text:span></text:a></text:p>
            </text:list-item>
          </text:list>
        </text:list-item>
        <text:list-item>
          <text:p text:style-name="P26"><text:a xlink:type="simple" xlink:href="#general-adventuring" text:style-name="Internet_20_link" text:visited-style-name="Visited_20_Internet_20_Link"><text:span text:style-name="Definition">General Adventuring</text:span></text:a></text:p>
          <text:list text:style-name="L5">
            <text:list-item>
              <text:p text:style-name="P30"><text:a xlink:type="simple" xlink:href="#doors" text:style-name="Internet_20_link" text:visited-style-name="Visited_20_Internet_20_Link"><text:span text:style-name="Definition">Doors</text:span></text:a></text:p>
            </text:list-item>
            <text:list-item>
              <text:p text:style-name="P30"><text:a xlink:type="simple" xlink:href="#dungeon-random-encounters" text:style-name="Internet_20_link" text:visited-style-name="Visited_20_Internet_20_Link"><text:span text:style-name="Definition">Dungeon Random Encounters</text:span></text:a></text:p>
            </text:list-item>
            <text:list-item>
              <text:p text:style-name="P30"><text:a xlink:type="simple" xlink:href="#equipment-wear--tear" text:style-name="Internet_20_link" text:visited-style-name="Visited_20_Internet_20_Link"><text:span text:style-name="Definition">Equipment Wear &amp; Tear</text:span></text:a></text:p>
            </text:list-item>
            <text:list-item>
              <text:p text:style-name="P30"><text:a xlink:type="simple" xlink:href="#experience--leveling" text:style-name="Internet_20_link" text:visited-style-name="Visited_20_Internet_20_Link"><text:span text:style-name="Definition">Experience &amp; Leveling</text:span></text:a></text:p>
            </text:list-item>
            <text:list-item>
              <text:p text:style-name="P30"><text:a xlink:type="simple" xlink:href="#fatigue" text:style-name="Internet_20_link" text:visited-style-name="Visited_20_Internet_20_Link"><text:span text:style-name="Definition">Fatigue</text:span></text:a></text:p>
            </text:list-item>
            <text:list-item>
              <text:p text:style-name="P30"><text:a xlink:type="simple" xlink:href="#item-saving-throws" text:style-name="Internet_20_link" text:visited-style-name="Visited_20_Internet_20_Link"><text:span text:style-name="Definition">Item Saving Throws</text:span></text:a></text:p>
            </text:list-item>
            <text:list-item>
              <text:p text:style-name="P30"><text:a xlink:type="simple" xlink:href="#light--vision" text:style-name="Internet_20_link" text:visited-style-name="Visited_20_Internet_20_Link"><text:span text:style-name="Definition">Light &amp; Vision</text:span></text:a></text:p>
            </text:list-item>
            <text:list-item>
              <text:p text:style-name="P30"><text:a xlink:type="simple" xlink:href="#lockpicking" text:style-name="Internet_20_link" text:visited-style-name="Visited_20_Internet_20_Link"><text:span text:style-name="Definition">Lockpicking</text:span></text:a></text:p>
            </text:list-item>
            <text:list-item>
              <text:p text:style-name="P30"><text:a xlink:type="simple" xlink:href="#magic--spells" text:style-name="Internet_20_link" text:visited-style-name="Visited_20_Internet_20_Link"><text:span text:style-name="Definition">Magic &amp; Spells</text:span></text:a></text:p>
            </text:list-item>
            <text:list-item>
              <text:p text:style-name="P30"><text:a xlink:type="simple" xlink:href="#perception-checks" text:style-name="Internet_20_link" text:visited-style-name="Visited_20_Internet_20_Link"><text:span text:style-name="Definition">Perception Checks</text:span></text:a></text:p>
            </text:list-item>
            <text:list-item>
              <text:p text:style-name="P30"><text:a xlink:type="simple" xlink:href="#readied-items" text:style-name="Internet_20_link" text:visited-style-name="Visited_20_Internet_20_Link"><text:span text:style-name="Definition">Readied Items</text:span></text:a></text:p>
            </text:list-item>
            <text:list-item>
              <text:p text:style-name="P30"><text:a xlink:type="simple" xlink:href="#retainers" text:style-name="Internet_20_link" text:visited-style-name="Visited_20_Internet_20_Link"><text:span text:style-name="Definition">Retainers</text:span></text:a></text:p>
            </text:list-item>
            <text:list-item>
              <text:p text:style-name="P30"><text:a xlink:type="simple" xlink:href="#trap-detection" text:style-name="Internet_20_link" text:visited-style-name="Visited_20_Internet_20_Link"><text:span text:style-name="Definition">Trap Detection</text:span></text:a></text:p>
            </text:list-item>
          </text:list>
        </text:list-item>
        <text:list-item>
          <text:p text:style-name="P26"><text:a xlink:type="simple" xlink:href="#wilderness-exploration" text:style-name="Internet_20_link" text:visited-style-name="Visited_20_Internet_20_Link"><text:span text:style-name="Definition">Wilderness Exploration</text:span></text:a></text:p>
          <text:list text:style-name="L6">
            <text:list-item>
              <text:p text:style-name="P31"><text:a xlink:type="simple" xlink:href="#entering-a-hex" text:style-name="Internet_20_link" text:visited-style-name="Visited_20_Internet_20_Link"><text:span text:style-name="Definition">Entering a Hex</text:span></text:a></text:p>
            </text:list-item>
            <text:list-item>
              <text:p text:style-name="P31"><text:a xlink:type="simple" xlink:href="#camping-in-the-wilds" text:style-name="Internet_20_link" text:visited-style-name="Visited_20_Internet_20_Link"><text:span text:style-name="Definition">Camping in the Wilds</text:span></text:a></text:p>
            </text:list-item>
            <text:list-item>
              <text:p text:style-name="P31"><text:a xlink:type="simple" xlink:href="#hunting" text:style-name="Internet_20_link" text:visited-style-name="Visited_20_Internet_20_Link"><text:span text:style-name="Definition">Hunting</text:span></text:a></text:p>
            </text:list-item>
            <text:list-item>
              <text:p text:style-name="P31"><text:a xlink:type="simple" xlink:href="#weather" text:style-name="Internet_20_link" text:visited-style-name="Visited_20_Internet_20_Link"><text:span text:style-name="Definition">Weather</text:span></text:a></text:p>
            </text:list-item>
            <text:list-item>
              <text:p text:style-name="P31"><text:a xlink:type="simple" xlink:href="#wilderness-random-encounters" text:style-name="Internet_20_link" text:visited-style-name="Visited_20_Internet_20_Link"><text:span text:style-name="Definition">Wilderness Random Encounters</text:span></text:a></text:p>
            </text:list-item>
          </text:list>
        </text:list-item>
        <text:list-item>
          <text:p text:style-name="P26"><text:a xlink:type="simple" xlink:href="#hirelings" text:style-name="Internet_20_link" text:visited-style-name="Visited_20_Internet_20_Link"><text:span text:style-name="Definition">Hirelings</text:span></text:a></text:p>
        </text:list-item>
      </text:list>
      <text:h text:style-name="P8" text:outline-level="1"/>
      <text:h text:style-name="P9" text:outline-level="1"><text:bookmark-start text:name="character-creation"/>Character Creation<text:bookmark-end text:name="character-creation"/></text:h>
      <text:section text:style-name="Sect1" text:name="Section1">
        <text:h text:style-name="Heading_20_2" text:outline-level="2"><text:bookmark-start text:name="roll-your-stats"/>Roll Your Stats<text:bookmark-end text:name="roll-your-stats"/></text:h>
        <text:p text:style-name="First_20_paragraph">Roll 3d6 down the line for each of the skills below. You can swap one set of stats.</text:p>
        <text:list text:style-name="L7">
          <text:list-item>
            <text:p text:style-name="P32"><text:span text:style-name="T3">Strength</text:span> measures physical might. It affects your lifting, carrying, and grappling. Any Str modifier is applied to your melee and thrown weapon attack damage.</text:p>
          </text:list-item>
          <text:list-item>
            <text:p text:style-name="P32"><text:span text:style-name="T3">Dexterity</text:span> measures agility, reflexes, and hand-eye coordination. Any Dex mod is applied to your Armor Class, as long as you can move freely.</text:p>
          </text:list-item>
          <text:list-item>
            <text:p text:style-name="P32"><text:span text:style-name="T3">Constitution</text:span> measures endurance and vitality. Any Con mod is applied to your Hit Point total at the start of the game and each time you go up a level.</text:p>
          </text:list-item>
          <text:list-item>
            <text:p text:style-name="P32"><text:span text:style-name="T3">Perception</text:span> measures your observational acuity. Any Per mod affects your ability to see through illusions, and to spot traps, secret doors, and ambushes.</text:p>
          </text:list-item>
          <text:list-item>
            <text:p text:style-name="P32"><text:span text:style-name="T3">Willpower</text:span> measures discipline and mental endurance. Any Will mod affects your ability to resist enchantment, fear, mind control, possession, and other mental attacks, as well as to avoid death.</text:p>
          </text:list-item>
          <text:list-item>
            <text:p text:style-name="P32"><text:span text:style-name="T3">Arcana</text:span> measures your connection to magical forces. Any Arc mod is applied to chances to learn spells and to saving throws to resist spell damage.</text:p>
          </text:list-item>
        </text:list>
        <text:h text:style-name="Heading_20_2" text:outline-level="2"><text:bookmark-start text:name="choose-a-character-race-make-any-adjustments"/>Choose a Character Race &amp; Make Any Adjustments<text:bookmark-end text:name="choose-a-character-race-make-any-adjustments"/></text:h>
        <text:list text:style-name="L8">
          <text:list-item>
            <text:p text:style-name="P33"><text:span text:style-name="T3">Humans</text:span>: The most flexible &amp; common. +1 to one stat of your choice.</text:p>
          </text:list-item>
          <text:list-item>
            <text:p text:style-name="P33"><text:span text:style-name="T3">Dwarf</text:span>: +1 Con, -1 Dex. Add Con mod to saves vs poison. Cannot wield large weapons.</text:p>
          </text:list-item>
          <text:list-item>
            <text:p text:style-name="P33"><text:span text:style-name="T3">Elf</text:span>: +1 Per, -1 Str. 90% resistance to sleep and charm spells. Immune to ghoul paralysis.</text:p>
          </text:list-item>
          <text:list-item>
            <text:p text:style-name="P33"><text:span text:style-name="T3">Half-Elf</text:span>: 30% resistance to sleep and charm spells.</text:p>
          </text:list-item>
          <text:list-item>
            <text:p text:style-name="P33"><text:span text:style-name="T3">Halfling</text:span>: -1 Str, +1 Dex. +1 bonus to missile weapon attacks. +2 AC vs large enemies. Cannot wield large weapons.</text:p>
          </text:list-item>
        </text:list>
        <text:h text:style-name="Heading_20_2" text:outline-level="2"><text:bookmark-start text:name="note-ability-score-modifiers"/>Note Ability Score Modifiers<text:bookmark-end text:name="note-ability-score-modifiers"/></text:h>
        <table:table table:name="Table1" table:style-name="Table1" table:template-name="D&amp;D">
          <table:table-column table:style-name="Table1.A"/>
          <table:table-column table:style-name="Table1.B"/>
          <table:table-row table:style-name="Table1.1">
            <table:table-cell table:style-name="Table1.A1" office:value-type="string">
              <text:p text:style-name="P23">Ability Score</text:p>
            </table:table-cell>
            <table:table-cell table:style-name="Table1.A1" office:value-type="string">
              <text:p text:style-name="P23">Modifier</text:p>
            </table:table-cell>
          </table:table-row>
          <table:table-row table:style-name="Table1.1">
            <table:table-cell table:style-name="Table1.A2" office:value-type="string">
              <text:p text:style-name="P20">2-3</text:p>
            </table:table-cell>
            <table:table-cell table:style-name="Table1.B2" office:value-type="string">
              <text:p text:style-name="P20">-3</text:p>
            </table:table-cell>
          </table:table-row>
          <table:table-row table:style-name="Table1.1">
            <table:table-cell table:style-name="Table1.A3" office:value-type="string">
              <text:p text:style-name="P20">4-5</text:p>
            </table:table-cell>
            <table:table-cell table:style-name="Table1.B3" office:value-type="string">
              <text:p text:style-name="P20">-2</text:p>
            </table:table-cell>
          </table:table-row>
          <table:table-row table:style-name="Table1.1">
            <table:table-cell table:style-name="Table1.A2" office:value-type="string">
              <text:p text:style-name="P20">6-8</text:p>
            </table:table-cell>
            <table:table-cell table:style-name="Table1.B4" office:value-type="string">
              <text:p text:style-name="P20">-1</text:p>
            </table:table-cell>
          </table:table-row>
          <table:table-row table:style-name="Table1.1">
            <table:table-cell table:style-name="Table1.A3" office:value-type="string">
              <text:p text:style-name="P20">9-12</text:p>
            </table:table-cell>
            <table:table-cell table:style-name="Table1.B5" office:value-type="string">
              <text:p text:style-name="P20">0</text:p>
            </table:table-cell>
          </table:table-row>
          <table:table-row table:style-name="Table1.1">
            <table:table-cell table:style-name="Table1.A2" office:value-type="string">
              <text:p text:style-name="P20">13-15</text:p>
            </table:table-cell>
            <table:table-cell table:style-name="Table1.B6" office:value-type="string">
              <text:p text:style-name="P20">+1</text:p>
            </table:table-cell>
          </table:table-row>
          <table:table-row table:style-name="Table1.1">
            <table:table-cell table:style-name="Table1.A3" office:value-type="string">
              <text:p text:style-name="P20">16-17</text:p>
            </table:table-cell>
            <table:table-cell table:style-name="Table1.B7" office:value-type="string">
              <text:p text:style-name="P20">+2</text:p>
            </table:table-cell>
          </table:table-row>
          <table:table-row table:style-name="Table1.1">
            <table:table-cell table:style-name="Table1.A8" office:value-type="string">
              <text:p text:style-name="P20">18-19</text:p>
            </table:table-cell>
            <table:table-cell table:style-name="Table1.B8" office:value-type="string">
              <text:p text:style-name="P20">+3</text:p>
            </table:table-cell>
          </table:table-row>
        </table:table>
        <text:h text:style-name="Heading_20_2" text:outline-level="2"><text:bookmark-start text:name="choose-your-class-note-hit-die"/>Choose Your Class &amp; Note Hit Die<text:bookmark-end text:name="choose-your-class-note-hit-die"/></text:h>
        <text:h text:style-name="Heading_20_3" text:outline-level="3"><text:bookmark-start text:name="warrior"/>Warrior<text:bookmark-end text:name="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9">
          <text:list-item>
            <text:p text:style-name="P34"><text:span text:style-name="T3">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34"><text:span text:style-name="T3">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34"><text:span text:style-name="T3">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text:bookmark-start text:name="mage"/>Mage<text:bookmark-end text:name="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10">
          <text:list-item>
            <text:p text:style-name="P35"><text:span text:style-name="T3">Battlemage</text:span>: You can cast spells while wearing light armor, and your class attack bonus improves to +1 every level, starting at level 1, stopping at +15.</text:p>
          </text:list-item>
          <text:list-item>
            <text:p text:style-name="P35"><text:span text:style-name="T3">Focused</text:span>: Select one additional mage feat.</text:p>
          </text:list-item>
          <text:list-item>
            <text:p text:style-name="P35"><text:span text:style-name="T3">Innate</text:span>: While you can still use them, you need not own a spellbook or consult one to prepare your spells.</text:p>
          </text:list-item>
          <text:list-item>
            <text:p text:style-name="P35"><text:span text:style-name="T3">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3">Starting Spells</text:span>: Mages start with one random 1st-level <text:soft-page-break/>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3">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text:bookmark-start text:name="note-your-saving-throw-bonus"/>Note Your Saving Throw Bonus<text:bookmark-end text:name="note-your-saving-throw-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text:bookmark-start text:name="choose-alignment"/>Choose Alignment<text:bookmark-end text:name="choose-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11">
          <text:list-item>
            <text:p text:style-name="P36"><text:span text:style-name="T3">Law</text:span>: Fervently believe in order and stability. Disorder is anathema.</text:p>
          </text:list-item>
          <text:list-item>
            <text:p text:style-name="P36"><text:span text:style-name="T3">Chaos</text:span>: Thrive on mutability and change. Stagnation is anathema.</text:p>
          </text:list-item>
          <text:list-item>
            <text:p text:style-name="P36"><text:span text:style-name="T3">Good</text:span>: Fervently believe in altruism, compassion, and justice.</text:p>
          </text:list-item>
          <text:list-item>
            <text:p text:style-name="P36"><text:span text:style-name="T3">Evil</text:span>: The only restraints are imposed restraints; actions are usually weighed solely on how they benefit oneself.</text:p>
          </text:list-item>
        </text:list>
        <text:p text:style-name="First_20_paragraph">Characters may instead forego an alignment and choose to be <text:span text:style-name="T3">Unaligned</text:span>. This does not mean the person is neutral or incapable of taking a position on something. Neither does it mean that they cannot serve the cause of the aligned, simply tha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text:bookmark-start text:name="choose-languages"/>Choose Languages<text:bookmark-end text:name="choose-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text:bookmark-start text:name="choose-feats"/>Choose Feat(s)<text:bookmark-end text:name="choose-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text:bookmark-start text:name="warrior-feats"/>Warrior feats<text:bookmark-end text:name="warrior-feats"/></text:h>
        <text:list xml:id="list3302980957" text:style-name="L12">
          <text:list-item>
            <text:p text:style-name="P37"><text:span text:style-name="T3">Brawler</text:span>: If your melee opponent is no more than one size level larger than you, and your attack roll against them is a natural 18 or 19, then in addition to your regular damage you can either:</text:p>
            <text:list text:style-name="L13">
              <text:list-item>
                <text:p text:style-name="P38">Disarm them</text:p>
              </text:list-item>
              <text:list-item>
                <text:p text:style-name="P38">Trip them (they become prone; two-legged creatures only)</text:p>
              </text:list-item>
              <text:list-item>
                <text:p text:style-name="P38">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37"><text:span text:style-name="T3">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ing are willing to be led by you. Multiple captains in a group do not stack these benefits.</text:p>
          </text:list-item>
          <text:list-item>
            <text:p text:style-name="P37"><text:span text:style-name="T3">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ive the effects of the Guard combat stance, even if using another stance. If you actually choose the Guard stance, you can intercept up to four enemies instead of two.</text:p>
          </text:list-item>
          <text:list-item>
            <text:p text:style-name="P37"><text:span text:style-name="T3">Great-Weapon Fighter</text:span>: When attacking with a two-handed melee weapon, your critical hit range improves by 1, plus 1 per name level (e.g. you score critical hits on a natural to-hit roll of 19-20 at level 1, 18-20 at level 5, etc.).</text:p>
          </text:list-item>
          <text:list-item>
            <text:p text:style-name="P37"><text:span text:style-name="T3">Marksman</text:span>: If firing into melee, you can pick your target instead of rolling randomly. Your ranged to-hit penalties are reduced by 2 points, plus 2 per name level. Your rate of fire with small thrown weapons increases from 1 to 2.</text:p>
          </text:list-item>
          <text:list-item>
            <text:p text:style-name="P37"><text:span text:style-name="T3">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37"><text:span text:style-name="T3">True Grit</text:span>: You may reroll failed death saves.</text:p>
          </text:list-item>
          <text:list-item>
            <text:p text:style-name="P37"><text:soft-page-break/><text:span text:style-name="T3">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text:bookmark-start text:name="mage-feats"/>Mage Feats<text:bookmark-end text:name="mage-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14">
          <text:list-item>
            <text:p text:style-name="P39"><text:span text:style-name="T3">Concentration</text:span>: You can cast spells while being jostled (e.g. on a ship or a horse).</text:p>
          </text:list-item>
          <text:list-item>
            <text:p text:style-name="P39"><text:span text:style-name="T3">Dextrous</text:span>: You can cast 1st-level spells using only one hand. For each name level you have, the level of spells that can be cast in this way increase by one.</text:p>
          </text:list-item>
          <text:list-item>
            <text:p text:style-name="P39"><text:span text:style-name="T3">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39"><text:span text:style-name="T3">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39"><text:span text:style-name="T3">Quickcast</text:span>: Casting times of your spells are reduced by 1 (see <text:a xlink:type="simple" xlink:href="#combat-phases" text:style-name="Internet_20_link" text:visited-style-name="Visited_20_Internet_20_Link"><text:span text:style-name="Definition">magic phase</text:span></text:a>). This can take them to 0 or below. This feat may be taken up to twice.</text:p>
          </text:list-item>
          <text:list-item>
            <text:p text:style-name="P39"><text:span text:style-name="T3">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39"><text:span text:style-name="T3">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39"><text:span text:style-name="T3">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text:bookmark-start text:name="unrestricted-feats"/>Unrestricted Feats<text:bookmark-end text:name="unrestricted-feats"/></text:h>
        <text:list xml:id="list899518642" text:style-name="L15">
          <text:list-item>
            <text:p text:style-name="P40"><text:span text:style-name="T3">Anointed</text:span>: You are zealous for your god or extra-planar benefactor. Spells or effects targeting your alignment always affect you, even if they normally only affect creatures that are supernatural (e.g. <text:span text:style-name="T1">Protection from Law</text:span>). You cannot be Unaligned.</text:p>
            <text:list text:style-name="L16">
              <text:list-item>
                <text:p text:style-name="P41">Your weapon attacks against creatures of one opposing alignment that are undead or extraplanar add +1 weapon die of damage (add/gain another if level 10 or higher). This always counts as a magical attack.</text:p>
              </text:list-item>
              <text:list-item>
                <text:p text:style-name="P41">When resisting spells and effects that would place you in direct conflict with your patron’s known tenets and goals, the saving throw difficulty is one level lower.</text:p>
              </text:list-item>
              <text:list-item>
                <text:p text:style-name="P41">Gain a small power appropriate to your patron (e.g. healing touch once per day for a god of life or healing).</text:p>
              </text:list-item>
            </text:list>
          </text:list-item>
          <text:list-item>
            <text:p text:style-name="P40"><text:span text:style-name="T3">Conditioning</text:span>: Gain +2 to a chosen ability score. This feat can be taken only once for a given ability score.</text:p>
          </text:list-item>
          <text:list-item>
            <text:p text:style-name="P40"><text:span text:style-name="T3">Fieldcraft</text:span>: Gain +1 Constitution. Pick two broad terrain types (forest, desert, swamps, jungle, tundra, mountains, etc.). In these terrain types, your difficulties for tasks such as stealth, tracking, and concealing tracks are lowered, and you:</text:p>
            <text:list text:style-name="L17">
              <text:list-item>
                <text:p text:style-name="P42">Heal +2 HP per day, and still heal even if marching in terrain that normally prevents such.</text:p>
              </text:list-item>
              <text:list-item>
                <text:p text:style-name="P42">Succeed more often when hunting.</text:p>
              </text:list-item>
              <text:list-item>
                <text:p text:style-name="P42">Are less likely to get lost, have random encounters, or be surprised.</text:p>
              </text:list-item>
            </text:list>
          </text:list-item>
          <text:list-item>
            <text:p text:style-name="P40"><text:span text:style-name="T3">Lockpicking</text:span>: Gain +1 Dexterity. You have the tools and expertise to pick locks. Your search for traps on a lock are one difficulty level lower.</text:p>
          </text:list-item>
          <text:list-item>
            <text:p text:style-name="P40"><text:span text:style-name="T3">Tough</text:span>: Your hit die is one die higher (i.e. a warrior will use a d10, and a mage will use a d8).</text:p>
          </text:list-item>
        </text:list>
        <text:h text:style-name="Heading_20_2" text:outline-level="2"><text:bookmark-start text:name="choose-skills"/>Choose Skills<text:bookmark-end text:name="choose-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text:soft-page-break/>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3">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8">
          <text:list-item>
            <text:p text:style-name="P43">Avoid what might otherwise involve a roll.</text:p>
          </text:list-item>
          <text:list-item>
            <text:p text:style-name="P43">Lower the difficulty of a check or negate penalties.</text:p>
          </text:list-item>
          <text:list-item>
            <text:p text:style-name="P43">Lessen the consequences of failure.</text:p>
          </text:list-item>
          <text:list-item>
            <text:p text:style-name="P43">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text:bookmark-start text:name="buy-equipment"/>Buy Equipment<text:bookmark-end text:name="buy-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bookmark-start text:name="note-a-motivation-or-motto"/>Note a Motivation or Motto<text:bookmark-end text:name="note-a-motivation-or-motto"/></text:h>
        <text:p text:style-name="P5">Why is your character risking their life for adventure? This can be one word, or a short sentence. Examples:</text:p>
        <text:list text:style-name="L19">
          <text:list-item>
            <text:p text:style-name="P44">Rejected from his clan, Gorend is on a mission to prove himself.</text:p>
          </text:list-item>
          <text:list-item>
            <text:p text:style-name="P44">Percival always has to be the hero.</text:p>
          </text:list-item>
          <text:list-item>
            <text:p text:style-name="P44">Cedric can’t resist a good story.</text:p>
          </text:list-item>
          <text:list-item>
            <text:p text:style-name="P44">Spread the faith</text:p>
          </text:list-item>
          <text:list-item>
            <text:p text:style-name="P44">Earn glory</text:p>
          </text:list-item>
          <text:list-item>
            <text:p text:style-name="P44">Amass wealth</text:p>
          </text:list-item>
          <text:list-item>
            <text:p text:style-name="P44">Take revenge</text:p>
          </text:list-item>
          <text:list-item>
            <text:p text:style-name="P44">Master a skill</text:p>
          </text:list-item>
          <text:list-item>
            <text:p text:style-name="P44">Obey duty</text:p>
          </text:list-item>
          <text:list-item>
            <text:p text:style-name="P44">Discover truth</text:p>
          </text:list-item>
          <text:list-item>
            <text:p text:style-name="P44">Do good</text:p>
          </text:list-item>
          <text:list-item>
            <text:p text:style-name="P44">Help others</text:p>
          </text:list-item>
          <text:list-item>
            <text:p text:style-name="P44">Instill chaos</text:p>
          </text:list-item>
        </text:list>
      </text:section>
      <text:p text:style-name="Horizontal_20_Line"/>
      <text:h text:style-name="P8" text:outline-level="1"/>
      <text:h text:style-name="P9" text:outline-level="1"><text:bookmark-start text:name="armor-weapons-and-equipment"/>Armor, Weapons, and Equipment<text:bookmark-end text:name="armor-weapons-and-equipment"/></text:h>
      <text:section text:style-name="Sect1" text:name="Section2">
        <text:h text:style-name="Heading_20_2" text:outline-level="2"><text:bookmark-start text:name="item-slots"/>Item Slots<text:bookmark-end text:name="item-slots"/></text:h>
        <text:p text:style-name="First_20_paragraph">We’re using “item slot” encumbrance, measuring both weight and awkwardness.</text:p>
        <text:p text:style-name="Text_20_body">Assuming proper carrying gear, you can carry 12 + your Str mod slots of items.</text:p>
        <text:list text:style-name="L20">
          <text:list-item>
            <text:p text:style-name="P45"><text:span text:style-name="T3">Small</text:span> items (like chalk or potions) fit four to a slot.</text:p>
          </text:list-item>
          <text:list-item>
            <text:p text:style-name="P45"><text:span text:style-name="T3">Medium</text:span> items (most things) are 1 slot.</text:p>
          </text:list-item>
          <text:list-item>
            <text:p text:style-name="P45"><text:span text:style-name="T3">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text:bookmark-start text:name="encumbrance-effects"/>Encumbrance Effects<text:bookmark-end text:name="encumbrance-effects"/></text:h>
        <table:table table:name="Table2" table:style-name="Table2" table:template-name="D&amp;D">
          <table:table-column table:style-name="Table2.A" table:number-columns-repeated="3"/>
          <table:table-column table:style-name="Table2.D"/>
          <table:table-row table:style-name="Table2.1">
            <table:table-cell table:style-name="Table2.A1" office:value-type="string">
              <text:p text:style-name="P23">Slots Over</text:p>
            </table:table-cell>
            <table:table-cell table:style-name="Table2.A1" office:value-type="string">
              <text:p text:style-name="P23">Encumbrance Level</text:p>
            </table:table-cell>
            <table:table-cell table:style-name="Table2.A1" office:value-type="string">
              <text:p text:style-name="P23">Combat Speed</text:p>
            </table:table-cell>
            <table:table-cell table:style-name="Table2.A1" office:value-type="string">
              <text:p text:style-name="P23">Hex Point Allowance</text:p>
            </table:table-cell>
          </table:table-row>
          <table:table-row table:style-name="Table2.1">
            <table:table-cell table:style-name="Table2.A2" office:value-type="string">
              <text:p text:style-name="P20">0</text:p>
            </table:table-cell>
            <table:table-cell table:style-name="Table2.B2" office:value-type="string">
              <text:p text:style-name="P20">–</text:p>
            </table:table-cell>
            <table:table-cell table:style-name="Table2.C2" office:value-type="string">
              <text:p text:style-name="P20">Full</text:p>
            </table:table-cell>
            <table:table-cell table:style-name="Table2.D2" office:value-type="string">
              <text:p text:style-name="P20">–</text:p>
            </table:table-cell>
          </table:table-row>
          <table:table-row table:style-name="Table2.1">
            <table:table-cell table:style-name="Table2.A3" office:value-type="string">
              <text:p text:style-name="P20">1-3</text:p>
            </table:table-cell>
            <table:table-cell table:style-name="Table2.B3" office:value-type="string">
              <text:p text:style-name="P20">Light</text:p>
            </table:table-cell>
            <table:table-cell table:style-name="Table2.C3" office:value-type="string">
              <text:p text:style-name="P20">-25%</text:p>
            </table:table-cell>
            <table:table-cell table:style-name="Table2.D3" office:value-type="string">
              <text:p text:style-name="P20">-1</text:p>
            </table:table-cell>
          </table:table-row>
          <table:table-row table:style-name="Table2.1">
            <table:table-cell table:style-name="Table2.A2" office:value-type="string">
              <text:p text:style-name="P20">4-6</text:p>
            </table:table-cell>
            <table:table-cell table:style-name="Table2.B4" office:value-type="string">
              <text:p text:style-name="P20">Medium</text:p>
            </table:table-cell>
            <table:table-cell table:style-name="Table2.C4" office:value-type="string">
              <text:p text:style-name="P20">-50%</text:p>
            </table:table-cell>
            <table:table-cell table:style-name="Table2.D4" office:value-type="string">
              <text:p text:style-name="P20">-2</text:p>
            </table:table-cell>
          </table:table-row>
          <table:table-row table:style-name="Table2.1">
            <table:table-cell table:style-name="Table2.A3" office:value-type="string">
              <text:p text:style-name="P20">7-10</text:p>
            </table:table-cell>
            <table:table-cell table:style-name="Table2.B5" office:value-type="string">
              <text:p text:style-name="P20">Heavy</text:p>
            </table:table-cell>
            <table:table-cell table:style-name="Table2.C5" office:value-type="string">
              <text:p text:style-name="P20">-75%</text:p>
            </table:table-cell>
            <table:table-cell table:style-name="Table2.D5" office:value-type="string">
              <text:p text:style-name="P20">-3</text:p>
            </table:table-cell>
          </table:table-row>
          <table:table-row table:style-name="Table2.1">
            <table:table-cell table:style-name="Table2.A6" office:value-type="string">
              <text:p text:style-name="P20">11+</text:p>
            </table:table-cell>
            <table:table-cell table:style-name="Table2.B6" office:value-type="string">
              <text:p text:style-name="P20">Immobile</text:p>
            </table:table-cell>
            <table:table-cell table:style-name="Table2.C6" office:value-type="string">
              <text:p text:style-name="P20">0</text:p>
            </table:table-cell>
            <table:table-cell table:style-name="Table2.D6" office:value-type="string">
              <text:p text:style-name="P20">N/A</text:p>
            </table:table-cell>
          </table:table-row>
        </table:table>
        <text:p text:style-name="First_20_paragraph">Each encumbrance level also raises the difficulty of applicable tasks, such as climbing, by one level.</text:p>
        <text:p text:style-name="Text_20_body"><text:span text:style-name="T3">Bulky</text:span>: Bulky items, such as worn heavy armor, impose a greater encumbrance than just item slots. Each automatically adds one encumbrance level <text:span text:style-name="T1">after</text:span> calculating the bearer’s item slot load.</text:p>
        <text:h text:style-name="Heading_20_2" text:outline-level="2"><text:bookmark-start text:name="starting-gear"/>Starting Gear<text:bookmark-end text:name="starting-gear"/></text:h>
        <text:p text:style-name="First_20_paragraph">The following base gear is automatically added to your character for free:</text:p>
        <text:list text:style-name="L21">
          <text:list-item>
            <text:p text:style-name="P46">One weapon of your choice (+ 20 arrows/bolts if missile weapon) (number of slots depends on size)</text:p>
          </text:list-item>
          <text:list-item>
            <text:p text:style-name="P46">Backpack, pouches, waterskin (M), tinderbox (S) (for lighting torches or small fires)</text:p>
          </text:list-item>
          <text:list-item>
            <text:p text:style-name="P46">Misc tiny items (within reason); worn items/clothing</text:p>
          </text:list-item>
        </text:list>
        <text:p text:style-name="First_20_paragraph">After this, you can have whatever basic gear you wish (within reason, as determined by the referee). Some common basic adventuring items include but are not limited to (size listed after each):</text:p>
        <text:list text:style-name="L22">
          <text:list-item>
            <text:p text:style-name="P47"><text:span text:style-name="T3">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47"><text:span text:style-name="T3">Beef jerky (S)</text:span>: Durable, 1lb</text:p>
          </text:list-item>
          <text:list-item>
            <text:p text:style-name="P47"><text:span text:style-name="T3">Beef, fresh (S)</text:span>: Butchered &amp; packaged, 1lb</text:p>
          </text:list-item>
          <text:list-item>
            <text:p text:style-name="P47"><text:span text:style-name="T3">Biscuits, hardtack (S)</text:span>: Durable, 1lb</text:p>
          </text:list-item>
          <text:list-item>
            <text:p text:style-name="P47"><text:span text:style-name="T3">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47"><text:span text:style-name="T3">Candle (S)</text:span>: Dimly illuminates a 5’ radius, and burns for 4 hours.</text:p>
          </text:list-item>
          <text:list-item>
            <text:p text:style-name="P47"><text:span text:style-name="T3">Chalk (S)</text:span>: Useful for marking trails in dungeons.</text:p>
          </text:list-item>
          <text:list-item>
            <text:p text:style-name="P47"><text:span text:style-name="T3">Cheese (S)</text:span>: Durable, 1lb</text:p>
          </text:list-item>
          <text:list-item>
            <text:p text:style-name="P47"><text:span text:style-name="T3">Crowbar (M)</text:span>: Makes it easier to force open doors, and doubles as an improvised medium weapon.</text:p>
          </text:list-item>
          <text:list-item>
            <text:p text:style-name="P47"><text:span text:style-name="T3">Fruit, dried (S)</text:span>: Durable, 1lb (apples, pears, raisins)</text:p>
          </text:list-item>
          <text:list-item>
            <text:p text:style-name="P47"><text:span text:style-name="T3">Fruit or vegetables, fresh (S)</text:span>: 1lb (apples, pears, carrots, cabbage, etc.)</text:p>
          </text:list-item>
          <text:list-item>
            <text:p text:style-name="P47"><text:span text:style-name="T3">Garlic, bulb</text:span>: Repels vampires.</text:p>
          </text:list-item>
          <text:list-item>
            <text:p text:style-name="P47"><text:span text:style-name="T3">Hammer (S)</text:span>: Doubles as an improvised small weapon.</text:p>
          </text:list-item>
          <text:list-item>
            <text:p text:style-name="P47"><text:span text:style-name="T3">Iron spike (S)</text:span>: One of these can be hammered in to block one typical door.</text:p>
          </text:list-item>
          <text:list-item>
            <text:p text:style-name="P47"><text:span text:style-name="T3">Lantern (M)</text:span>: A lantern can be closed to hide its light, burns one flask of lamp oil every 4 hours, and illuminates a 20’ radius.</text:p>
          </text:list-item>
          <text:list-item>
            <text:p text:style-name="P47"><text:span text:style-name="T3">Oil flask (M)</text:span>: Fuels lantern 4 hours. Poured on ground and lit burns for 1 turn. Thrown on monster (roll to hit) &amp; set on fire does 1d6 damage each round for two rounds.</text:p>
          </text:list-item>
          <text:list-item>
            <text:p text:style-name="P47"><text:span text:style-name="T3">Pickaxe (L)</text:span>: This excavating tool doubles as an improvised medium weapon.</text:p>
          </text:list-item>
          <text:list-item>
            <text:p text:style-name="P47"><text:span text:style-name="T3">Pole, 10’ (L)</text:span>: Often used to prod potential dangers at a safe distance. When wielded during cautious exploration, has a 2-in-6 chance of setting off most traps.</text:p>
          </text:list-item>
          <text:list-item>
            <text:p text:style-name="P47"><text:span text:style-name="T3">Rope, hemp (L)</text:span>: Can hold the weight of roughly three human-sized beings. 50’ long. Comes with grapnel.</text:p>
          </text:list-item>
          <text:list-item>
            <text:p text:style-name="P47"><text:span text:style-name="T3">Scrollcase (M)</text:span>: Each holds up to 10 spell levels in spell scrolls.</text:p>
          </text:list-item>
          <text:list-item>
            <text:p text:style-name="P47"><text:span text:style-name="T3">Shovel (L)</text:span>: Excavating tool doubles as an improvised medium weapon.</text:p>
          </text:list-item>
          <text:list-item>
            <text:p text:style-name="P47"><text:span text:style-name="T3">Sledgehammer (L)</text:span>: Excavating tool doubles as an improvised medium weapon.</text:p>
          </text:list-item>
          <text:list-item>
            <text:p text:style-name="P47"><text:span text:style-name="T3">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47"><text:span text:style-name="T3">Twine ball (100’) (S)</text:span>: Can hold no more than 10 lbs of weight before snapping.</text:p>
          </text:list-item>
          <text:list-item>
            <text:p text:style-name="P47"><text:span text:style-name="T3">Vial (S)</text:span>: Glass. Holds 4 oz of liquid.</text:p>
          </text:list-item>
        </text:list>
        <text:p text:style-name="First_20_paragraph">Finally, you can add “costed” items, which do cost money at character creation.</text:p>
        <text:p text:style-name="Text_20_body"><text:span text:style-name="T3">Note</text:span>: After character creation, all items you buy in the world are “costed items,” even if they appear on the free list above; their prices may differ from the prices below.</text:p>
        <text:h text:style-name="Heading_20_3" text:outline-level="3"><text:bookmark-start text:name="costed-items"/><text:soft-page-break/>Costed Items<text:bookmark-end text:name="costed-items"/></text:h>
        <table:table table:name="Table3" table:style-name="Table3" table:template-name="D&amp;D">
          <table:table-column table:style-name="Table3.A"/>
          <table:table-column table:style-name="Table3.B"/>
          <table:table-row table:style-name="Table3.1">
            <table:table-cell table:style-name="Table3.A1" office:value-type="string">
              <text:p text:style-name="P23">Item</text:p>
            </table:table-cell>
            <table:table-cell table:style-name="Table3.A1" office:value-type="string">
              <text:p text:style-name="P23">Cost</text:p>
            </table:table-cell>
          </table:table-row>
          <table:table-row table:style-name="Table3.1">
            <table:table-cell table:style-name="Table3.A2" office:value-type="string">
              <text:p text:style-name="P20">Acid, vial (S)</text:p>
            </table:table-cell>
            <table:table-cell table:style-name="Table3.B2" office:value-type="string">
              <text:p text:style-name="P20">50sp</text:p>
            </table:table-cell>
          </table:table-row>
          <table:table-row table:style-name="Table3.1">
            <table:table-cell table:style-name="Table3.A3" office:value-type="string">
              <text:p text:style-name="P20">Arrowhead, silver</text:p>
            </table:table-cell>
            <table:table-cell table:style-name="Table3.B3" office:value-type="string">
              <text:p text:style-name="P20">5sp</text:p>
            </table:table-cell>
          </table:table-row>
          <table:table-row table:style-name="Table3.1">
            <table:table-cell table:style-name="Table3.A2" office:value-type="string">
              <text:p text:style-name="P20">Book, leatherbound, 64pgs (M)</text:p>
            </table:table-cell>
            <table:table-cell table:style-name="Table3.B4" office:value-type="string">
              <text:p text:style-name="P20">30sp</text:p>
            </table:table-cell>
          </table:table-row>
          <table:table-row table:style-name="Table3.1">
            <table:table-cell table:style-name="Table3.A3" office:value-type="string">
              <text:p text:style-name="P20">Chain, 10’ (L)</text:p>
            </table:table-cell>
            <table:table-cell table:style-name="Table3.B5" office:value-type="string">
              <text:p text:style-name="P20">45sp</text:p>
            </table:table-cell>
          </table:table-row>
          <table:table-row table:style-name="Table3.1">
            <table:table-cell table:style-name="Table3.A2" office:value-type="string">
              <text:p text:style-name="P20">Holy symbol, iron</text:p>
            </table:table-cell>
            <table:table-cell table:style-name="Table3.B6" office:value-type="string">
              <text:p text:style-name="P20">5sp</text:p>
            </table:table-cell>
          </table:table-row>
          <table:table-row table:style-name="Table3.1">
            <table:table-cell table:style-name="Table3.A3" office:value-type="string">
              <text:p text:style-name="P20">Holy symbol, silver</text:p>
            </table:table-cell>
            <table:table-cell table:style-name="Table3.B7" office:value-type="string">
              <text:p text:style-name="P20">50sp</text:p>
            </table:table-cell>
          </table:table-row>
          <table:table-row table:style-name="Table3.1">
            <table:table-cell table:style-name="Table3.A2" office:value-type="string">
              <text:p text:style-name="P20">Holy symbol, wooden</text:p>
            </table:table-cell>
            <table:table-cell table:style-name="Table3.B8" office:value-type="string">
              <text:p text:style-name="P20">1sp</text:p>
            </table:table-cell>
          </table:table-row>
          <table:table-row table:style-name="Table3.1">
            <table:table-cell table:style-name="Table3.A3" office:value-type="string">
              <text:p text:style-name="P20">Holy water vial (S)</text:p>
            </table:table-cell>
            <table:table-cell table:style-name="Table3.B9" office:value-type="string">
              <text:p text:style-name="P20">25sp</text:p>
            </table:table-cell>
          </table:table-row>
          <table:table-row table:style-name="Table3.1">
            <table:table-cell table:style-name="Table3.A2" office:value-type="string">
              <text:p text:style-name="P20">Mapping kit (M)</text:p>
            </table:table-cell>
            <table:table-cell table:style-name="Table3.B10" office:value-type="string">
              <text:p text:style-name="P20">10sp</text:p>
            </table:table-cell>
          </table:table-row>
          <table:table-row table:style-name="Table3.1">
            <table:table-cell table:style-name="Table3.A3" office:value-type="string">
              <text:p text:style-name="P20">Mirror, small, bronze (S)</text:p>
            </table:table-cell>
            <table:table-cell table:style-name="Table3.B11" office:value-type="string">
              <text:p text:style-name="P20">2sp</text:p>
            </table:table-cell>
          </table:table-row>
          <table:table-row table:style-name="Table3.1">
            <table:table-cell table:style-name="Table3.A2" office:value-type="string">
              <text:p text:style-name="P20">Rope, silk, 50’ (M)</text:p>
            </table:table-cell>
            <table:table-cell table:style-name="Table3.B12" office:value-type="string">
              <text:p text:style-name="P20">50sp</text:p>
            </table:table-cell>
          </table:table-row>
          <table:table-row table:style-name="Table3.1">
            <table:table-cell table:style-name="Table3.A3" office:value-type="string">
              <text:p text:style-name="P20">Tent (L)</text:p>
            </table:table-cell>
            <table:table-cell table:style-name="Table3.B13" office:value-type="string">
              <text:p text:style-name="P20">20sp</text:p>
            </table:table-cell>
          </table:table-row>
          <table:table-row table:style-name="Table3.1">
            <table:table-cell table:style-name="Table3.A2" office:value-type="string">
              <text:p text:style-name="P20">Thieves’ picks &amp; tools (M)</text:p>
            </table:table-cell>
            <table:table-cell table:style-name="Table3.B14" office:value-type="string">
              <text:p text:style-name="P20">12sp</text:p>
            </table:table-cell>
          </table:table-row>
          <table:table-row table:style-name="Table3.1">
            <table:table-cell table:style-name="Table3.A15" office:value-type="string">
              <text:p text:style-name="P20">Wolfsbane sprig (S)</text:p>
            </table:table-cell>
            <table:table-cell table:style-name="Table3.B15" office:value-type="string">
              <text:p text:style-name="P20">1sp</text:p>
            </table:table-cell>
          </table:table-row>
        </table:table>
        <text:p text:style-name="First_20_paragraph"><text:span text:style-name="T3">Acid, vial</text:span>: Can splash contents on a target within 5’ or hurl it as a small thrown weapon; it shatters on impact. A hit deals 1d6+1 acid damage. A vial can also be used to open most mundane locks in 1 turn.</text:p>
        <text:p text:style-name="Text_20_body"><text:span text:style-name="T3">Holy symbols</text:span>: Wooden symbols incur -1 penalty to Turn Undead hit dice roll; silver symbols receive +1 bonus.</text:p>
        <text:p text:style-name="Text_20_body"><text:span text:style-name="T3">Holy water</text:span>: Can splash contents onto an undead creature within 5’ or hurl it as a small thrown weapon; it shatters on impact. Causes 2d4 damage when thrown on most undead.</text:p>
        <text:p text:style-name="Text_20_body"><text:span text:style-name="T3">Mapping kit</text:span>: A cased roll of parchment plus quills and vials of ink, sufficient to map all but the largest areas.</text:p>
        <text:p text:style-name="Text_20_body"><text:span text:style-name="T3">Rope, silk</text:span>: Lighter and stronger than hemp, can bear the weight of five human-sized beings. Comes with grapnel.</text:p>
        <text:p text:style-name="Text_20_body"><text:span text:style-name="T3">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Text_20_body"><text:span text:style-name="T3">Wolfsbane</text:span>: If a lycanthrope is hit by wolfsbane, it must make a Very Hard (17+) save or run away in fear. The sprig must be swung or thrown as a weapon.</text:p>
        <text:h text:style-name="P10" text:outline-level="2"><text:bookmark-start text:name="armor"/>Armor<text:bookmark-end text:name="armor"/></text:h>
        <text:p text:style-name="P4">NOTE: 100cp=10sp=1gp</text:p>
        <table:table table:name="Table4" table:style-name="Table4" table:template-name="D&amp;D">
          <table:table-column table:style-name="Table4.A" table:number-columns-repeated="3"/>
          <table:table-column table:style-name="Table4.D"/>
          <table:table-row table:style-name="Table4.1">
            <table:table-cell table:style-name="Table4.A1" office:value-type="string">
              <text:p text:style-name="P23">Armor</text:p>
            </table:table-cell>
            <table:table-cell table:style-name="Table4.A1" office:value-type="string">
              <text:p text:style-name="P23">AC</text:p>
            </table:table-cell>
            <table:table-cell table:style-name="Table4.A1" office:value-type="string">
              <text:p text:style-name="P23">Cost</text:p>
            </table:table-cell>
            <table:table-cell table:style-name="Table4.A1" office:value-type="string">
              <text:p text:style-name="P23">Time to Don</text:p>
            </table:table-cell>
          </table:table-row>
          <table:table-row table:style-name="Table4.1">
            <table:table-cell table:style-name="Table4.A2" office:value-type="string">
              <text:p text:style-name="P20">Small Shield (M)</text:p>
            </table:table-cell>
            <table:table-cell table:style-name="Table4.B2" office:value-type="string">
              <text:p text:style-name="P20">+1</text:p>
            </table:table-cell>
            <table:table-cell table:style-name="Table4.C2" office:value-type="string">
              <text:p text:style-name="P20">25sp</text:p>
            </table:table-cell>
            <table:table-cell table:style-name="Table4.D2" office:value-type="string">
              <text:p text:style-name="P20">1 action</text:p>
            </table:table-cell>
          </table:table-row>
          <table:table-row table:style-name="Table4.1">
            <table:table-cell table:style-name="Table4.A3" office:value-type="string">
              <text:p text:style-name="P20">Large Shield (L)</text:p>
            </table:table-cell>
            <table:table-cell table:style-name="Table4.B3" office:value-type="string">
              <text:p text:style-name="P20">+2</text:p>
            </table:table-cell>
            <table:table-cell table:style-name="Table4.C3" office:value-type="string">
              <text:p text:style-name="P20">60sp</text:p>
            </table:table-cell>
            <table:table-cell table:style-name="Table4.D3" office:value-type="string">
              <text:p text:style-name="P20">1 action</text:p>
            </table:table-cell>
          </table:table-row>
          <table:table-row table:style-name="Table4.1">
            <table:table-cell table:style-name="Table4.A2" office:value-type="string">
              <text:p text:style-name="P20">Leather or Furs (M)</text:p>
            </table:table-cell>
            <table:table-cell table:style-name="Table4.B4" office:value-type="string">
              <text:p text:style-name="P20">12</text:p>
            </table:table-cell>
            <table:table-cell table:style-name="Table4.C4" office:value-type="string">
              <text:p text:style-name="P20">80sp</text:p>
            </table:table-cell>
            <table:table-cell table:style-name="Table4.D4" office:value-type="string">
              <text:p text:style-name="P20">1 min</text:p>
            </table:table-cell>
          </table:table-row>
          <table:table-row table:style-name="Table4.1">
            <table:table-cell table:style-name="Table4.A3" office:value-type="string">
              <text:p text:style-name="P20">Ring (L)</text:p>
            </table:table-cell>
            <table:table-cell table:style-name="Table4.B5" office:value-type="string">
              <text:p text:style-name="P20">13</text:p>
            </table:table-cell>
            <table:table-cell table:style-name="Table4.C5" office:value-type="string">
              <text:p text:style-name="P20">130sp</text:p>
            </table:table-cell>
            <table:table-cell table:style-name="Table4.D5" office:value-type="string">
              <text:p text:style-name="P20">5 min</text:p>
            </table:table-cell>
          </table:table-row>
          <table:table-row table:style-name="Table4.1">
            <table:table-cell table:style-name="Table4.A2" office:value-type="string">
              <text:p text:style-name="P20">Scale/Lamellar (L)</text:p>
            </table:table-cell>
            <table:table-cell table:style-name="Table4.B6" office:value-type="string">
              <text:p text:style-name="P20">14</text:p>
            </table:table-cell>
            <table:table-cell table:style-name="Table4.C6" office:value-type="string">
              <text:p text:style-name="P20">180sp</text:p>
            </table:table-cell>
            <table:table-cell table:style-name="Table4.D6" office:value-type="string">
              <text:p text:style-name="P20">5 min</text:p>
            </table:table-cell>
          </table:table-row>
          <table:table-row table:style-name="Table4.1">
            <table:table-cell table:style-name="Table4.A3" office:value-type="string">
              <text:p text:style-name="P20">Chainmail (L)</text:p>
            </table:table-cell>
            <table:table-cell table:style-name="Table4.B7" office:value-type="string">
              <text:p text:style-name="P20">15</text:p>
            </table:table-cell>
            <table:table-cell table:style-name="Table4.C7" office:value-type="string">
              <text:p text:style-name="P20">280sp</text:p>
            </table:table-cell>
            <table:table-cell table:style-name="Table4.D7" office:value-type="string">
              <text:p text:style-name="P20">5 min</text:p>
            </table:table-cell>
          </table:table-row>
          <table:table-row table:style-name="Table4.1">
            <table:table-cell table:style-name="Table4.A2" office:value-type="string">
              <text:p text:style-name="P20">Splint (L+)</text:p>
            </table:table-cell>
            <table:table-cell table:style-name="Table4.B8" office:value-type="string">
              <text:p text:style-name="P20">16</text:p>
            </table:table-cell>
            <table:table-cell table:style-name="Table4.C8" office:value-type="string">
              <text:p text:style-name="P20">580sp</text:p>
            </table:table-cell>
            <table:table-cell table:style-name="Table4.D8" office:value-type="string">
              <text:p text:style-name="P20">10 min</text:p>
            </table:table-cell>
          </table:table-row>
          <table:table-row table:style-name="Table4.1">
            <table:table-cell table:style-name="Table4.A9" office:value-type="string">
              <text:p text:style-name="P20">Plate (L+)</text:p>
            </table:table-cell>
            <table:table-cell table:style-name="Table4.B9" office:value-type="string">
              <text:p text:style-name="P20">17</text:p>
            </table:table-cell>
            <table:table-cell table:style-name="Table4.C9" office:value-type="string">
              <text:p text:style-name="P20">850sp</text:p>
            </table:table-cell>
            <table:table-cell table:style-name="Table4.D9" office:value-type="string">
              <text:p text:style-name="P20">10 min</text:p>
            </table:table-cell>
          </table:table-row>
        </table:table>
        <text:p text:style-name="First_20_paragraph">*Heavy armor (L+ = 3 slot) and Heavy Shields require minimum 9 Str to wear. A Shield also provides a +2 save bonus vs non-gaseous breath weapons.</text:p>
        <text:h text:style-name="Heading_20_2" text:outline-level="2"><text:bookmark-start text:name="weapons"/>Weapons<text:bookmark-end text:name="weapons"/></text:h>
        <text:h text:style-name="Heading_20_3" text:outline-level="3"><text:bookmark-start text:name="melee-weapons"/>Melee Weapons<text:bookmark-end text:name="melee-weapons"/></text:h>
        <text:p text:style-name="First_20_paragraph">Weapons are divided into three basic damage categories: small, medium, and large.</text:p>
        <text:list text:style-name="L23">
          <text:list-item>
            <text:p text:style-name="P48"><text:span text:style-name="T3">Small</text:span> weapons deal 1d4 damage, are one-handed, and include knives, daggers, and small handaxes. Can be dual-wielded for +1 to hit (doesn’t grant additional attacks). Average cost: 12sp.</text:p>
          </text:list-item>
          <text:list-item>
            <text:p text:style-name="P48"><text:span text:style-name="T3">Medium</text:span> weapons deal 1d6+1 damage, are one-handed, and include most swords, spears, maces, flails, and battle axes. Can be wielded two-handed, which adds +1 damage. Average cost: 20sp.</text:p>
          </text:list-item>
          <text:list-item>
            <text:p text:style-name="P48"><text:span text:style-name="T3">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text:bookmark-start text:name="missile-weapons"/>Missile Weapons<text:bookmark-end text:name="missile-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5" table:style-name="Table5" table:template-name="D&amp;D">
          <table:table-column table:style-name="Table5.A"/>
          <table:table-column table:style-name="Table5.B"/>
          <table:table-column table:style-name="Table5.C" table:number-columns-repeated="2"/>
          <table:table-column table:style-name="Table5.E"/>
          <table:table-column table:style-name="Table5.F"/>
          <table:table-column table:style-name="Table5.G"/>
          <table:table-row table:style-name="Table5.1">
            <table:table-cell table:style-name="Table5.A1" office:value-type="string">
              <text:p text:style-name="P23">Weapon</text:p>
            </table:table-cell>
            <table:table-cell table:style-name="Table5.A1" office:value-type="string">
              <text:p text:style-name="P23">Size &amp; Damage</text:p>
            </table:table-cell>
            <table:table-cell table:style-name="Table5.A1" office:value-type="string">
              <text:p text:style-name="P23">Cost</text:p>
            </table:table-cell>
            <table:table-cell table:style-name="Table5.A1" office:value-type="string">
              <text:p text:style-name="P23">Hands</text:p>
            </table:table-cell>
            <table:table-cell table:style-name="Table5.A1" office:value-type="string">
              <text:p text:style-name="P23">S:0</text:p>
            </table:table-cell>
            <table:table-cell table:style-name="Table5.A1" office:value-type="string">
              <text:p text:style-name="P23">M:-4</text:p>
            </table:table-cell>
            <table:table-cell table:style-name="Table5.A1" office:value-type="string">
              <text:p text:style-name="P23">F:-8</text:p>
            </table:table-cell>
          </table:table-row>
          <table:table-row table:style-name="Table5.1">
            <table:table-cell table:style-name="Table5.A2" office:value-type="string">
              <text:p text:style-name="P20">Arrows/bolts x20</text:p>
            </table:table-cell>
            <table:table-cell table:style-name="Table5.B2" office:value-type="string">
              <text:p text:style-name="P20">M</text:p>
            </table:table-cell>
            <table:table-cell table:style-name="Table5.C2" office:value-type="string">
              <text:p text:style-name="P20">20sp</text:p>
            </table:table-cell>
            <table:table-cell table:style-name="Table5.D2" office:value-type="string">
              <text:p text:style-name="P20">-</text:p>
            </table:table-cell>
            <table:table-cell table:style-name="Table5.E2" office:value-type="string">
              <text:p text:style-name="P20">-</text:p>
            </table:table-cell>
            <table:table-cell table:style-name="Table5.F2" office:value-type="string">
              <text:p text:style-name="P20">-</text:p>
            </table:table-cell>
            <table:table-cell table:style-name="Table5.G2" office:value-type="string">
              <text:p text:style-name="P20">-</text:p>
            </table:table-cell>
          </table:table-row>
          <table:table-row table:style-name="Table5.1">
            <table:table-cell table:style-name="Table5.A3" office:value-type="string">
              <text:p text:style-name="P20">Bow, short*</text:p>
            </table:table-cell>
            <table:table-cell table:style-name="Table5.B3" office:value-type="string">
              <text:p text:style-name="P20">M</text:p>
            </table:table-cell>
            <table:table-cell table:style-name="Table5.C3" office:value-type="string">
              <text:p text:style-name="P20">40sp</text:p>
            </table:table-cell>
            <table:table-cell table:style-name="Table5.D3" office:value-type="string">
              <text:p text:style-name="P20">2</text:p>
            </table:table-cell>
            <table:table-cell table:style-name="Table5.E3" office:value-type="string">
              <text:p text:style-name="P20">45’</text:p>
            </table:table-cell>
            <table:table-cell table:style-name="Table5.F3" office:value-type="string">
              <text:p text:style-name="P20">90’</text:p>
            </table:table-cell>
            <table:table-cell table:style-name="Table5.G3" office:value-type="string">
              <text:p text:style-name="P20">180’</text:p>
            </table:table-cell>
          </table:table-row>
          <table:table-row table:style-name="Table5.1">
            <table:table-cell table:style-name="Table5.A2" office:value-type="string">
              <text:p text:style-name="P20">Bow, long* <text:span text:style-name="T1">(req 9 Str)</text:span></text:p>
            </table:table-cell>
            <table:table-cell table:style-name="Table5.B4" office:value-type="string">
              <text:p text:style-name="P20">M</text:p>
            </table:table-cell>
            <table:table-cell table:style-name="Table5.C4" office:value-type="string">
              <text:p text:style-name="P20">60sp</text:p>
            </table:table-cell>
            <table:table-cell table:style-name="Table5.D4" office:value-type="string">
              <text:p text:style-name="P20">2</text:p>
            </table:table-cell>
            <table:table-cell table:style-name="Table5.E4" office:value-type="string">
              <text:p text:style-name="P20">90’</text:p>
            </table:table-cell>
            <table:table-cell table:style-name="Table5.F4" office:value-type="string">
              <text:p text:style-name="P20">180’</text:p>
            </table:table-cell>
            <table:table-cell table:style-name="Table5.G4" office:value-type="string">
              <text:p text:style-name="P20">360’</text:p>
            </table:table-cell>
          </table:table-row>
          <table:table-row table:style-name="Table5.1">
            <table:table-cell table:style-name="Table5.A3" office:value-type="string">
              <text:p text:style-name="P20">Crossbow, light</text:p>
            </table:table-cell>
            <table:table-cell table:style-name="Table5.B5" office:value-type="string">
              <text:p text:style-name="P20">M</text:p>
            </table:table-cell>
            <table:table-cell table:style-name="Table5.C5" office:value-type="string">
              <text:p text:style-name="P20">50sp</text:p>
            </table:table-cell>
            <table:table-cell table:style-name="Table5.D5" office:value-type="string">
              <text:p text:style-name="P20">2</text:p>
            </table:table-cell>
            <table:table-cell table:style-name="Table5.E5" office:value-type="string">
              <text:p text:style-name="P20">45’</text:p>
            </table:table-cell>
            <table:table-cell table:style-name="Table5.F5" office:value-type="string">
              <text:p text:style-name="P20">90’</text:p>
            </table:table-cell>
            <table:table-cell table:style-name="Table5.G5" office:value-type="string">
              <text:p text:style-name="P20">180’</text:p>
            </table:table-cell>
          </table:table-row>
          <table:table-row table:style-name="Table5.1">
            <table:table-cell table:style-name="Table5.A2" office:value-type="string">
              <text:p text:style-name="P20">Crossbow, heavy**</text:p>
            </table:table-cell>
            <table:table-cell table:style-name="Table5.B6" office:value-type="string">
              <text:p text:style-name="P20">L</text:p>
            </table:table-cell>
            <table:table-cell table:style-name="Table5.C6" office:value-type="string">
              <text:p text:style-name="P20">75sp</text:p>
            </table:table-cell>
            <table:table-cell table:style-name="Table5.D6" office:value-type="string">
              <text:p text:style-name="P20">2</text:p>
            </table:table-cell>
            <table:table-cell table:style-name="Table5.E6" office:value-type="string">
              <text:p text:style-name="P20">90’</text:p>
            </table:table-cell>
            <table:table-cell table:style-name="Table5.F6" office:value-type="string">
              <text:p text:style-name="P20">180’</text:p>
            </table:table-cell>
            <table:table-cell table:style-name="Table5.G6" office:value-type="string">
              <text:p text:style-name="P20">360’</text:p>
            </table:table-cell>
          </table:table-row>
          <table:table-row table:style-name="Table5.1">
            <table:table-cell table:style-name="Table5.A3" office:value-type="string">
              <text:p text:style-name="P20">Holy Water</text:p>
            </table:table-cell>
            <table:table-cell table:style-name="Table5.B7" office:value-type="string">
              <text:p text:style-name="P20">***</text:p>
            </table:table-cell>
            <table:table-cell table:style-name="Table5.C7" office:value-type="string">
              <text:p text:style-name="P20">25sp</text:p>
            </table:table-cell>
            <table:table-cell table:style-name="Table5.D7" office:value-type="string">
              <text:p text:style-name="P20">1</text:p>
            </table:table-cell>
            <table:table-cell table:style-name="Table5.E7" office:value-type="string">
              <text:p text:style-name="P20">10’</text:p>
            </table:table-cell>
            <table:table-cell table:style-name="Table5.F7" office:value-type="string">
              <text:p text:style-name="P20">20’</text:p>
            </table:table-cell>
            <table:table-cell table:style-name="Table5.G7" office:value-type="string">
              <text:p text:style-name="P20">30’</text:p>
            </table:table-cell>
          </table:table-row>
          <table:table-row table:style-name="Table5.1">
            <table:table-cell table:style-name="Table5.A2" office:value-type="string">
              <text:p text:style-name="P20">Javelin/Spear</text:p>
            </table:table-cell>
            <table:table-cell table:style-name="Table5.B8" office:value-type="string">
              <text:p text:style-name="P20">M†</text:p>
            </table:table-cell>
            <table:table-cell table:style-name="Table5.C8" office:value-type="string">
              <text:p text:style-name="P20">16sp</text:p>
            </table:table-cell>
            <table:table-cell table:style-name="Table5.D8" office:value-type="string">
              <text:p text:style-name="P20">1</text:p>
            </table:table-cell>
            <table:table-cell table:style-name="Table5.E8" office:value-type="string">
              <text:p text:style-name="P20">20’</text:p>
            </table:table-cell>
            <table:table-cell table:style-name="Table5.F8" office:value-type="string">
              <text:p text:style-name="P20">40’</text:p>
            </table:table-cell>
            <table:table-cell table:style-name="Table5.G8" office:value-type="string">
              <text:p text:style-name="P20">60’</text:p>
            </table:table-cell>
          </table:table-row>
          <table:table-row table:style-name="Table5.1">
            <table:table-cell table:style-name="Table5.A3" office:value-type="string">
              <text:p text:style-name="P20">Sling</text:p>
            </table:table-cell>
            <table:table-cell table:style-name="Table5.B9" office:value-type="string">
              <text:p text:style-name="P20">S</text:p>
            </table:table-cell>
            <table:table-cell table:style-name="Table5.C9" office:value-type="string">
              <text:p text:style-name="P20">1sp</text:p>
            </table:table-cell>
            <table:table-cell table:style-name="Table5.D9" office:value-type="string">
              <text:p text:style-name="P20">1</text:p>
            </table:table-cell>
            <table:table-cell table:style-name="Table5.E9" office:value-type="string">
              <text:p text:style-name="P20">45’</text:p>
            </table:table-cell>
            <table:table-cell table:style-name="Table5.F9" office:value-type="string">
              <text:p text:style-name="P20">90’</text:p>
            </table:table-cell>
            <table:table-cell table:style-name="Table5.G9" office:value-type="string">
              <text:p text:style-name="P20">180’</text:p>
            </table:table-cell>
          </table:table-row>
          <table:table-row table:style-name="Table5.1">
            <table:table-cell table:style-name="Table5.A10" office:value-type="string">
              <text:p text:style-name="P20">Small thrown weapon</text:p>
            </table:table-cell>
            <table:table-cell table:style-name="Table5.B10" office:value-type="string">
              <text:p text:style-name="P20">S†</text:p>
            </table:table-cell>
            <table:table-cell table:style-name="Table5.C10" office:value-type="string">
              <text:p text:style-name="P20">12sp</text:p>
            </table:table-cell>
            <table:table-cell table:style-name="Table5.D10" office:value-type="string">
              <text:p text:style-name="P20">1</text:p>
            </table:table-cell>
            <table:table-cell table:style-name="Table5.E10" office:value-type="string">
              <text:p text:style-name="P20">10’</text:p>
            </table:table-cell>
            <table:table-cell table:style-name="Table5.F10" office:value-type="string">
              <text:p text:style-name="P20">20’</text:p>
            </table:table-cell>
            <table:table-cell table:style-name="Table5.G10" office:value-type="string">
              <text:p text:style-name="P20">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P10" text:outline-level="2" text:is-list-header="true"><text:bookmark-start text:name="animals-mounts"/>Animals &amp; Mounts<text:bookmark-end text:name="animals-mounts"/></text:h>
        <text:p text:style-name="P74"/>
        <table:table table:name="Table7" table:style-name="Table7" table:template-name="D&amp;D">
          <table:table-column table:style-name="Table7.A"/>
          <table:table-column table:style-name="Table7.B"/>
          <table:table-row table:style-name="Table7.1">
            <table:table-cell table:style-name="Table7.A1" office:value-type="string">
              <text:p text:style-name="P24">Item</text:p>
            </table:table-cell>
            <table:table-cell table:style-name="Table7.A1" office:value-type="string">
              <text:p text:style-name="P24">Cost</text:p>
            </table:table-cell>
          </table:table-row>
          <table:table-row table:style-name="Table7.1">
            <table:table-cell table:style-name="Table7.A2" office:value-type="string">
              <text:p text:style-name="P21">Cart</text:p>
            </table:table-cell>
            <table:table-cell table:style-name="Table7.B2" office:value-type="string">
              <text:p text:style-name="P21">40sp</text:p>
            </table:table-cell>
          </table:table-row>
          <table:table-row table:style-name="Table7.1">
            <table:table-cell table:style-name="Table7.A3" office:value-type="string">
              <text:p text:style-name="P21">**Feed, per day</text:p>
            </table:table-cell>
            <table:table-cell table:style-name="Table7.B3" office:value-type="string">
              <text:p text:style-name="P21">2sp</text:p>
            </table:table-cell>
          </table:table-row>
          <table:table-row table:style-name="Table7.1">
            <table:table-cell table:style-name="Table7.A2" office:value-type="string">
              <text:p text:style-name="P21">Stabling, per day</text:p>
            </table:table-cell>
            <table:table-cell table:style-name="Table7.B4" office:value-type="string">
              <text:p text:style-name="P21">1sp</text:p>
            </table:table-cell>
          </table:table-row>
          <table:table-row table:style-name="Table7.1">
            <table:table-cell table:style-name="Table7.A5" office:value-type="string">
              <text:p text:style-name="P21">Wagon</text:p>
            </table:table-cell>
            <table:table-cell table:style-name="Table7.B5" office:value-type="string">
              <text:p text:style-name="P21">1,200sp</text:p>
            </table:table-cell>
          </table:table-row>
        </table:table>
        <text:p text:style-name="P6"><text:span text:style-name="T3"/></text:p>
        <text:p text:style-name="P74"><text:span text:style-name="T3"/></text:p>
        <table:table table:name="Table6" table:style-name="Table6" table:template-name="D&amp;D">
          <table:table-column table:style-name="Table6.A"/>
          <table:table-column table:style-name="Table6.B"/>
          <table:table-column table:style-name="Table6.C"/>
          <table:table-column table:style-name="Table6.D" table:number-columns-repeated="2"/>
          <table:table-column table:style-name="Table6.F"/>
          <text:soft-page-break/>
          <table:table-row table:style-name="Table6.1">
            <table:table-cell table:style-name="Table6.A1" office:value-type="string">
              <text:p text:style-name="P23">Animal</text:p>
            </table:table-cell>
            <table:table-cell table:style-name="Table6.A1" office:value-type="string">
              <text:p text:style-name="P23">Cost</text:p>
            </table:table-cell>
            <table:table-cell table:style-name="Table6.A1" office:value-type="string">
              <text:p text:style-name="P23">Size</text:p>
            </table:table-cell>
            <table:table-cell table:style-name="Table6.A1" office:value-type="string">
              <text:p text:style-name="P23">Combat Speed</text:p>
            </table:table-cell>
            <table:table-cell table:style-name="Table6.A1" office:value-type="string">
              <text:p text:style-name="P23">Daily Hex Pts</text:p>
            </table:table-cell>
            <table:table-cell table:style-name="Table6.A1" office:value-type="string">
              <text:p text:style-name="P23">Item Slot Limit</text:p>
            </table:table-cell>
          </table:table-row>
          <table:table-row table:style-name="Table6.1">
            <table:table-cell table:style-name="Table6.A2" office:value-type="string">
              <text:p text:style-name="P20">Donkey/Pony</text:p>
            </table:table-cell>
            <table:table-cell table:style-name="Table6.B2" office:value-type="string">
              <text:p text:style-name="P20">70sp</text:p>
            </table:table-cell>
            <table:table-cell table:style-name="Table6.C2" office:value-type="string">
              <text:p text:style-name="P20">L</text:p>
            </table:table-cell>
            <table:table-cell table:style-name="Table6.D2" office:value-type="string">
              <text:p text:style-name="P20">50</text:p>
            </table:table-cell>
            <table:table-cell table:style-name="Table6.E2" office:value-type="string">
              <text:p text:style-name="P20">5</text:p>
            </table:table-cell>
            <table:table-cell table:style-name="Table6.F2" office:value-type="string">
              <text:p text:style-name="P20">20</text:p>
            </table:table-cell>
          </table:table-row>
          <table:table-row table:style-name="Table6.1">
            <table:table-cell table:style-name="Table6.A3" office:value-type="string">
              <text:p text:style-name="P20">Dog, hunting</text:p>
            </table:table-cell>
            <table:table-cell table:style-name="Table6.B3" office:value-type="string">
              <text:p text:style-name="P20">35sp</text:p>
            </table:table-cell>
            <table:table-cell table:style-name="Table6.C3" office:value-type="string">
              <text:p text:style-name="P20">M</text:p>
            </table:table-cell>
            <table:table-cell table:style-name="Table6.D3" office:value-type="string">
              <text:p text:style-name="P20">50</text:p>
            </table:table-cell>
            <table:table-cell table:style-name="Table6.E3" office:value-type="string">
              <text:p text:style-name="P20">-</text:p>
            </table:table-cell>
            <table:table-cell table:style-name="Table6.F3" office:value-type="string">
              <text:p text:style-name="P20">-</text:p>
            </table:table-cell>
          </table:table-row>
          <table:table-row table:style-name="Table6.1">
            <table:table-cell table:style-name="Table6.A2" office:value-type="string">
              <text:p text:style-name="P20">Dog, war</text:p>
            </table:table-cell>
            <table:table-cell table:style-name="Table6.B4" office:value-type="string">
              <text:p text:style-name="P20">65sp</text:p>
            </table:table-cell>
            <table:table-cell table:style-name="Table6.C4" office:value-type="string">
              <text:p text:style-name="P20">M</text:p>
            </table:table-cell>
            <table:table-cell table:style-name="Table6.D4" office:value-type="string">
              <text:p text:style-name="P20">50</text:p>
            </table:table-cell>
            <table:table-cell table:style-name="Table6.E4" office:value-type="string">
              <text:p text:style-name="P20">-</text:p>
            </table:table-cell>
            <table:table-cell table:style-name="Table6.F4" office:value-type="string">
              <text:p text:style-name="P20">-</text:p>
            </table:table-cell>
          </table:table-row>
          <table:table-row table:style-name="Table6.1">
            <table:table-cell table:style-name="Table6.A3" office:value-type="string">
              <text:p text:style-name="P20">Hawk</text:p>
            </table:table-cell>
            <table:table-cell table:style-name="Table6.B5" office:value-type="string">
              <text:p text:style-name="P20">40sp</text:p>
            </table:table-cell>
            <table:table-cell table:style-name="Table6.C5" office:value-type="string">
              <text:p text:style-name="P20">S</text:p>
            </table:table-cell>
            <table:table-cell table:style-name="Table6.D5" office:value-type="string">
              <text:p text:style-name="P20">80</text:p>
            </table:table-cell>
            <table:table-cell table:style-name="Table6.E5" office:value-type="string">
              <text:p text:style-name="P20">-</text:p>
            </table:table-cell>
            <table:table-cell table:style-name="Table6.F5" office:value-type="string">
              <text:p text:style-name="P20">-</text:p>
            </table:table-cell>
          </table:table-row>
          <table:table-row table:style-name="Table6.1">
            <table:table-cell table:style-name="Table6.A6" office:value-type="string">
              <text:p text:style-name="P20">Horse, draft</text:p>
            </table:table-cell>
            <table:table-cell table:style-name="Table6.B6" office:value-type="string">
              <text:p text:style-name="P20">150sp</text:p>
            </table:table-cell>
            <table:table-cell table:style-name="Table6.C6" office:value-type="string">
              <text:p text:style-name="P20">L</text:p>
            </table:table-cell>
            <table:table-cell table:style-name="Table6.D6" office:value-type="string">
              <text:p text:style-name="P20">50</text:p>
            </table:table-cell>
            <table:table-cell table:style-name="Table6.E6" office:value-type="string">
              <text:p text:style-name="P20">5</text:p>
            </table:table-cell>
            <table:table-cell table:style-name="Table6.F6" office:value-type="string">
              <text:p text:style-name="P20">25</text:p>
            </table:table-cell>
          </table:table-row>
          <table:table-row>
            <table:table-cell table:style-name="Table6.A7" office:value-type="string">
              <text:p text:style-name="Table_20_Contents">Horse, riding</text:p>
            </table:table-cell>
            <table:table-cell table:style-name="Table6.B7" office:value-type="string">
              <text:p text:style-name="P2">100sp</text:p>
            </table:table-cell>
            <table:table-cell table:style-name="Table6.C7" office:value-type="string">
              <text:p text:style-name="P2">L</text:p>
            </table:table-cell>
            <table:table-cell table:style-name="Table6.D7" office:value-type="string">
              <text:p text:style-name="P2">80</text:p>
            </table:table-cell>
            <table:table-cell table:style-name="Table6.E7" office:value-type="string">
              <text:p text:style-name="P2">6</text:p>
            </table:table-cell>
            <table:table-cell table:style-name="Table6.F7" office:value-type="string">
              <text:p text:style-name="P2">20</text:p>
            </table:table-cell>
          </table:table-row>
          <table:table-row>
            <table:table-cell table:style-name="Table6.A7" office:value-type="string">
              <text:p text:style-name="Table_20_Contents">Horse, war</text:p>
            </table:table-cell>
            <table:table-cell table:style-name="Table6.B8" office:value-type="string">
              <text:p text:style-name="P2">300sp</text:p>
            </table:table-cell>
            <table:table-cell table:style-name="Table6.C7" office:value-type="string">
              <text:p text:style-name="P2">L</text:p>
            </table:table-cell>
            <table:table-cell table:style-name="Table6.D8" office:value-type="string">
              <text:p text:style-name="P2">65</text:p>
            </table:table-cell>
            <table:table-cell table:style-name="Table6.E8" office:value-type="string">
              <text:p text:style-name="P2">5</text:p>
            </table:table-cell>
            <table:table-cell table:style-name="Table6.F8" office:value-type="string">
              <text:p text:style-name="P2">25</text:p>
            </table:table-cell>
          </table:table-row>
          <table:table-row>
            <table:table-cell table:style-name="Table6.A7" office:value-type="string">
              <text:p text:style-name="Table_20_Contents">Mule</text:p>
            </table:table-cell>
            <table:table-cell table:style-name="Table6.B9" office:value-type="string">
              <text:p text:style-name="P2">90sp</text:p>
            </table:table-cell>
            <table:table-cell table:style-name="Table6.C7" office:value-type="string">
              <text:p text:style-name="P2">L</text:p>
            </table:table-cell>
            <table:table-cell table:style-name="Table6.D9" office:value-type="string">
              <text:p text:style-name="P2">65</text:p>
            </table:table-cell>
            <table:table-cell table:style-name="Table6.E9" office:value-type="string">
              <text:p text:style-name="P2">5</text:p>
            </table:table-cell>
            <table:table-cell table:style-name="Table6.F9" office:value-type="string">
              <text:p text:style-name="P2">30</text:p>
            </table:table-cell>
          </table:table-row>
          <table:table-row>
            <table:table-cell table:style-name="Table6.A7" office:value-type="string">
              <text:p text:style-name="Table_20_Contents">Ox</text:p>
            </table:table-cell>
            <table:table-cell table:style-name="Table6.B10" office:value-type="string">
              <text:p text:style-name="P2">120sp</text:p>
            </table:table-cell>
            <table:table-cell table:style-name="Table6.C7" office:value-type="string">
              <text:p text:style-name="P2">L</text:p>
            </table:table-cell>
            <table:table-cell table:style-name="Table6.D10" office:value-type="string">
              <text:p text:style-name="P2">50</text:p>
            </table:table-cell>
            <table:table-cell table:style-name="Table6.E10" office:value-type="string">
              <text:p text:style-name="P2">4</text:p>
            </table:table-cell>
            <table:table-cell table:style-name="Table6.F10" office:value-type="string">
              <text:p text:style-name="P2">30</text:p>
            </table:table-cell>
          </table:table-row>
        </table:table>
        <text:p text:style-name="First_20_paragraph"><text:span text:style-name="T3">Cart</text:span>: Open, road-bound, two-wheeled vehicle. Pulled by 1-2 beasts of burden. Capacity: 2x of the animals drawing it.</text:p>
        <text:p text:style-name="Text_20_body"><text:span text:style-name="T3">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3">Wagon</text:span>: Open, four-wheeled, road-bound vehicle for heavy loads. Pulled by 4-6 beasts of burden. Capacity: 2x of the animals drawing it.</text:p>
        <text:p text:style-name="P74"><text:span text:style-name="T3">War</text:span>: An animal not trained for combat may panic in battle. If it’s wounded, its owner must make a Hard (14+) check to keep it from fleeing or tossing its rider.</text:p>
        <text:h text:style-name="Heading_20_2" text:outline-level="2"><text:bookmark-start text:name="quick-packs"/>Quick Packs<text:bookmark-end text:name="quick-packs"/></text:h>
        <text:list text:style-name="L24">
          <text:list-item>
            <text:p text:style-name="P49"><text:span text:style-name="T3">The Gygax</text:span> (10 slots, 25sp cost): Hempen rope (L), 10’ pole (L), Iron spikes x4 (S) x2, Hammer (S), Lantern (M), Oil flask (M) x2, Holy water vial (S, 25sp), Dried Fruit (S) x2, Beef jerky (S) x4, Cheese (S) x2.</text:p>
          </text:list-item>
          <text:list-item>
            <text:p text:style-name="P49"><text:span text:style-name="T3">The Generalist</text:span> (6 slots, 10sp cost): Candle (S), Chalk (S), Hammer (S), Iron spike x4 (S), Crowbar (M), Beef jerky (S) x2, Cheese (S), Dried fruit (S), Oil flask (M), Lantern (M), Mapping kit (M, 10sp).</text:p>
          </text:list-item>
          <text:list-item>
            <text:p text:style-name="P49"><text:span text:style-name="T3">The Cautious</text:span> (6 slots): Candle, pillar (S), Chalk (S), Hammer (S), Iron spikes x4 (S), Wolfsbane (S), Caltrops (M), Beef jerky (S) x2, Cheese (S) x2, Dried fruit (S) x3, 10’ pole (L).</text:p>
          </text:list-item>
          <text:list-item>
            <text:p text:style-name="P49"><text:span text:style-name="T3">The Delver</text:span> (6 slots): Candle, pillar (S) x3, Hammer (S), Beef jerky (S) x2, Cheese (S), Dried fruit (S), Pickaxe (L) or Shovel (L) or Sledgehammer (L), Hempen rope (L).</text:p>
          </text:list-item>
          <text:list-item>
            <text:p text:style-name="P49"><text:span text:style-name="T3">The Scholar</text:span> (6 slots, 10sp cost): Chalk (S), Vial (S) x3, Beef jerky (S) x2, Cheese (S), Dried fruit (S), Oil flask (M), Lantern (M), Mapping kit (M, 10sp), Scrollcase (M).</text:p>
          </text:list-item>
          <text:list-item>
            <text:p text:style-name="P49"><text:span text:style-name="T3">The Torchbearer</text:span> (6 slots): Beef jerky (S) x4, Cheese (S) x2, Dried fruit (S) x2, Oil flask (M) x2, Torches (S) x8.</text:p>
          </text:list-item>
        </text:list>
        <text:p text:style-name="Text_20_body"/>
      </text:section>
      <text:p text:style-name="Horizontal_20_Line"/>
      <text:h text:style-name="Heading_20_1" text:outline-level="1" text:is-list-header="true"><text:bookmark-start text:name="checks-saves"/>Checks &amp; Saves<text:bookmark-end text:name="checks-saves"/></text:h>
      <text:section text:style-name="Sect1" text:name="Section3">
        <text:p text:style-name="First_20_paragraph"><text:span text:style-name="T3">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emplate-name="D&amp;D">
          <table:table-column table:style-name="Table8.A"/>
          <table:table-column table:style-name="Table8.B"/>
          <table:table-row table:style-name="Table8.1">
            <table:table-cell table:style-name="Table8.A1" office:value-type="string">
              <text:p text:style-name="P23">Difficulty Level</text:p>
            </table:table-cell>
            <table:table-cell table:style-name="Table8.A1" office:value-type="string">
              <text:p text:style-name="P23">Result Needed</text:p>
            </table:table-cell>
          </table:table-row>
          <table:table-row table:style-name="Table8.1">
            <table:table-cell table:style-name="Table8.A2" office:value-type="string">
              <text:p text:style-name="P20">Moderate</text:p>
            </table:table-cell>
            <table:table-cell table:style-name="Table8.B2" office:value-type="string">
              <text:p text:style-name="P20">8+</text:p>
            </table:table-cell>
          </table:table-row>
          <table:table-row table:style-name="Table8.1">
            <table:table-cell table:style-name="Table8.A3" office:value-type="string">
              <text:p text:style-name="P20">Daunting</text:p>
            </table:table-cell>
            <table:table-cell table:style-name="Table8.B3" office:value-type="string">
              <text:p text:style-name="P20">11+</text:p>
            </table:table-cell>
          </table:table-row>
          <table:table-row table:style-name="Table8.1">
            <table:table-cell table:style-name="Table8.A2" office:value-type="string">
              <text:p text:style-name="P20">Hard</text:p>
            </table:table-cell>
            <table:table-cell table:style-name="Table8.B4" office:value-type="string">
              <text:p text:style-name="P20">14+</text:p>
            </table:table-cell>
          </table:table-row>
          <table:table-row table:style-name="Table8.1">
            <table:table-cell table:style-name="Table8.A3" office:value-type="string">
              <text:p text:style-name="P20">Very Hard</text:p>
            </table:table-cell>
            <table:table-cell table:style-name="Table8.B5" office:value-type="string">
              <text:p text:style-name="P20">17+</text:p>
            </table:table-cell>
          </table:table-row>
          <table:table-row table:style-name="Table8.1">
            <table:table-cell table:style-name="Table8.A6" office:value-type="string">
              <text:p text:style-name="P20">Heroic</text:p>
            </table:table-cell>
            <table:table-cell table:style-name="Table8.B6" office:value-type="string">
              <text:p text:style-name="P20">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3">Saving throws</text:span> or <text:span text:style-name="T3">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3">Check Bonuses</text:span>: Characters gain +1 to regular checks at each name level.</text:p>
        <text:p text:style-name="Text_20_body"><text:span text:style-name="T3">Save Bonuses</text:span>: Characters gain a +1 save bonus for every 2 full Hit Dice they have.</text:p>
      </text:section>
      <text:p text:style-name="Horizontal_20_Line"/>
      <text:h text:style-name="Heading_20_1" text:outline-level="1"><text:bookmark-start text:name="combat"/><text:soft-page-break/>Combat<text:bookmark-end text:name="combat"/></text:h>
      <text:section text:style-name="Sect1" text:name="Section4">
        <text:h text:style-name="Heading_20_2" text:outline-level="2"><text:bookmark-start text:name="surprise"/>Surprise<text:bookmark-end text:name="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text:bookmark-start text:name="ambushes"/>Ambushes<text:bookmark-end text:name="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text:bookmark-start text:name="backstab"/>Backstab<text:bookmark-end text:name="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text:bookmark-start text:name="effects-of-surprise"/>Effects of Surprise<text:bookmark-end text:name="effects-of-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text:bookmark-start text:name="reactions"/>Reactions<text:bookmark-end text:name="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emplate-name="D&amp;D">
          <table:table-column table:style-name="Table9.A"/>
          <table:table-column table:style-name="Table9.B"/>
          <table:table-row table:style-name="Table9.1">
            <table:table-cell table:style-name="Table9.A1" office:value-type="string">
              <text:p text:style-name="P23">2d6</text:p>
            </table:table-cell>
            <table:table-cell table:style-name="Table9.A1" office:value-type="string">
              <text:p text:style-name="P23">Behavior</text:p>
            </table:table-cell>
          </table:table-row>
          <table:table-row table:style-name="Table9.1">
            <table:table-cell table:style-name="Table9.A2" office:value-type="string">
              <text:p text:style-name="P20">2</text:p>
            </table:table-cell>
            <table:table-cell table:style-name="Table9.B2" office:value-type="string">
              <text:p text:style-name="P20">Hostile</text:p>
            </table:table-cell>
          </table:table-row>
          <table:table-row table:style-name="Table9.1">
            <table:table-cell table:style-name="Table9.A3" office:value-type="string">
              <text:p text:style-name="P20">3-6</text:p>
            </table:table-cell>
            <table:table-cell table:style-name="Table9.B3" office:value-type="string">
              <text:p text:style-name="P20">Unfriendly (unintelligent: Hostile)</text:p>
            </table:table-cell>
          </table:table-row>
          <table:table-row table:style-name="Table9.1">
            <table:table-cell table:style-name="Table9.A2" office:value-type="string">
              <text:p text:style-name="P20">7-8</text:p>
            </table:table-cell>
            <table:table-cell table:style-name="Table9.B4" office:value-type="string">
              <text:p text:style-name="P20">Neutral/uncertain</text:p>
            </table:table-cell>
          </table:table-row>
          <table:table-row table:style-name="Table9.1">
            <table:table-cell table:style-name="Table9.A3" office:value-type="string">
              <text:p text:style-name="P20">9-11</text:p>
            </table:table-cell>
            <table:table-cell table:style-name="Table9.B5" office:value-type="string">
              <text:p text:style-name="P20">Unthreatening</text:p>
            </table:table-cell>
          </table:table-row>
          <table:table-row table:style-name="Table9.1">
            <table:table-cell table:style-name="Table9.A6" office:value-type="string">
              <text:p text:style-name="P20">12</text:p>
            </table:table-cell>
            <table:table-cell table:style-name="Table9.B6" office:value-type="string">
              <text:p text:style-name="P20">Actively helpful (unintelligent: Unthreatening)</text:p>
            </table:table-cell>
          </table:table-row>
        </table:table>
        <text:h text:style-name="Heading_20_2" text:outline-level="2"><text:bookmark-start text:name="attacking"/>Attacking<text:bookmark-end text:name="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25">
          <text:list-item>
            <text:p text:style-name="P50">Attacker is striking from the rear: +2</text:p>
          </text:list-item>
          <text:list-item>
            <text:p text:style-name="P50">Target is surprised: +4 (replaces above)</text:p>
          </text:list-item>
          <text:list-item>
            <text:p text:style-name="P50">Attacker declared an offensive stance: +2</text:p>
          </text:list-item>
          <text:list-item>
            <text:p text:style-name="P50">Attacker cannot see target: -4</text:p>
          </text:list-item>
          <text:list-item>
            <text:p text:style-name="P50">Attacker is fatigued: -2 (light) or -4 (heavy)</text:p>
          </text:list-item>
          <text:list-item>
            <text:p text:style-name="P50">Attacker is on a mount, target is upright: +2</text:p>
          </text:list-item>
          <text:list-item>
            <text:p text:style-name="P50">Attacker is using improvised weapon: -2</text:p>
          </text:list-item>
          <text:list-item>
            <text:p text:style-name="P50">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text:bookmark-start text:name="dealing-damage"/>Dealing Damage<text:bookmark-end text:name="dealing-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3">unarmed strike</text:span> deals 1d2 damage (a critical hit does 4 damage), plus the attacker’s Strength modifier. Weapon dice do not apply.</text:p>
        <text:p text:style-name="Text_20_body">If a PC rolls a natural 20 on an attack, a <text:span text:style-name="T3">critical hit</text:span> is scored: the attack deals its maximum possible damage. However, you cannot score a critical hit if you can only hit by rolling a 20. The critical hit range is increased by 4 for all attacks from behind against a surprised target.</text:p>
        <text:h text:style-name="Heading_20_2" text:outline-level="2"><text:bookmark-start text:name="combat-phases"/>Combat Phases<text:bookmark-end text:name="combat-phases"/></text:h>
        <text:p text:style-name="First_20_paragraph">Each combat round is 10 seconds and has seven steps, taken in the following order:</text:p>
        <text:list text:style-name="L26">
          <text:list-item>
            <text:p text:style-name="P51"><text:span text:style-name="T3">Declarations</text:span>: All spellcasting and combat stances for the round must be declared <text:span text:style-name="T1">before</text:span> anything else in the round happens.</text:p>
          </text:list-item>
          <text:list-item>
            <text:p text:style-name="P51"><text:span text:style-name="T3">Missile</text:span>: Combatants with readied missile weapons can fire. Players who chose the Dash combat stance fire first, then all remaining missile attacks from all <text:soft-page-break/>sides are resolved simultaneously.</text:p>
          </text:list-item>
          <text:list-item>
            <text:p text:style-name="P51"><text:span text:style-name="T3">Initiative</text:span>: 1d12 is rolled by each side involved, with the side that rolled the highest winning (re-roll ties). Only determines movement order, not action order.</text:p>
          </text:list-item>
          <text:list-item>
            <text:p text:style-name="P51"><text:span text:style-name="T3">Movement</text:span>: Everyone on the side that won initiative for the round can move, followed by any movement by the losing side.</text:p>
          </text:list-item>
          <text:list-item>
            <text:p text:style-name="P51"><text:span text:style-name="T3">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51"><text:span text:style-name="T3">Magic</text:span>: Spells are canceled if desired, and then all spells declared and not disrupted are cast.</text:p>
          </text:list-item>
          <text:list-item>
            <text:p text:style-name="P51"><text:span text:style-name="T3">Morale</text:span>: The referee may need to make morale checks for opponents, retainers, and other NPCs.</text:p>
          </text:list-item>
        </text:list>
        <text:h text:style-name="Heading_20_3" text:outline-level="3"><text:bookmark-start text:name="declaration-phase"/>Declaration Phase<text:bookmark-end text:name="declaration-phase"/></text:h>
        <text:p text:style-name="First_20_paragraph">Any character not surprised or casting a spell must pick a stance. A character casting a spell must pick the exact spell at this time, and cannot do anything else that round (i.e., no moves, attacks, actions, etc.).</text:p>
        <text:h text:style-name="P18" text:outline-level="4"><text:bookmark-start text:name="combat-stances"/>Combat Stances<text:bookmark-end text:name="combat-stances"/></text:h>
        <text:list text:style-name="L27">
          <text:list-item>
            <text:p text:style-name="P52"><text:span text:style-name="T3">Offensive</text:span>: +2 attack bonus</text:p>
          </text:list-item>
          <text:list-item>
            <text:p text:style-name="P52"><text:span text:style-name="T3">Defensive</text:span>: +2 Armor Class</text:p>
          </text:list-item>
          <text:list-item>
            <text:p text:style-name="P52"><text:span text:style-name="T3">Dash</text:span>: Your action occurs before those of the enemy (exceptions: charging a set opponent; attacking a pike/spear wall; grapple attempts)</text:p>
          </text:list-item>
          <text:list-item>
            <text:p text:style-name="P52"><text:span text:style-name="T3">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text:bookmark-start text:name="missile-phase"/>Missile Phase<text:bookmark-end text:name="missile-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8">
          <text:list-item>
            <text:p text:style-name="P53">Target is prone, attacker is at range: -2</text:p>
          </text:list-item>
          <text:list-item>
            <text:p text:style-name="P53">Firing from a moving or unsteady position: -4</text:p>
          </text:list-item>
          <text:list-item>
            <text:p text:style-name="P53">Low visibility (gloom, smoke, fog, etc.): -2</text:p>
          </text:list-item>
          <text:list-item>
            <text:p text:style-name="P53">Target has cover: -2 (half cover) or -4 (heavy cover)</text:p>
          </text:list-item>
          <text:list-item>
            <text:p text:style-name="P53">Target is at medium range: -4</text:p>
          </text:list-item>
          <text:list-item>
            <text:p text:style-name="P53">Target is at long range: -8</text:p>
          </text:list-item>
        </text:list>
        <text:p text:style-name="First_20_paragraph">A miss is generally presumed to hit no other target. Other considerations:</text:p>
        <text:list text:style-name="L29">
          <text:list-item>
            <text:p text:style-name="P54"><text:span text:style-name="T3">Crossbows</text:span> can be fired while kneeling or prone.</text:p>
          </text:list-item>
          <text:list-item>
            <text:p text:style-name="P54"><text:span text:style-name="T3">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54"><text:span text:style-name="T3">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54"><text:span text:style-name="T3">Magic Devices</text:span>: Ranged effects and spells from magic items are treated as missile attacks, except for line of sight.</text:p>
          </text:list-item>
          <text:list-item>
            <text:p text:style-name="P54"><text:span text:style-name="T3">Poor Conditions</text:span>: If in very windy conditions, or if the target is above the attacker, long-range missile attacks cannot be made. If both, medium-range missile attacks also cannot be made.</text:p>
          </text:list-item>
        </text:list>
        <text:h text:style-name="Heading_20_3" text:outline-level="3"><text:bookmark-start text:name="movement-phase"/>Movement Phase<text:bookmark-end text:name="movement-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30">
          <text:list-item>
            <text:p text:style-name="P55"><text:span text:style-name="T3">Backwards Movement</text:span> applies a x2 movement cost penalty (e.g. 5’ of clear terrain costs 10’ of movement).</text:p>
          </text:list-item>
          <text:list-item>
            <text:p text:style-name="P55"><text:span text:style-name="T3">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55"><text:span text:style-name="T3">Difficult Terrain</text:span> applies a x2 movement cost penalty (or x3 if moving backward).</text:p>
          </text:list-item>
          <text:list-item>
            <text:p text:style-name="P55"><text:span text:style-name="T3">Encumbrance</text:span>: Being encumbered reduces your combat speed.</text:p>
          </text:list-item>
          <text:list-item>
            <text:p text:style-name="P55"><text:span text:style-name="T3">Holding Movement</text:span>: A combatant on the side that won initiative can choose to move after the enemy in the round.</text:p>
          </text:list-item>
          <text:list-item>
            <text:p text:style-name="P55"><text:span text:style-name="T3">Jumping</text:span> ends your move that round.</text:p>
          </text:list-item>
          <text:list-item>
            <text:p text:style-name="P55"><text:span text:style-name="T3">Prone</text:span>: To stand up, a prone creature must use all their movement for the round.</text:p>
          </text:list-item>
          <text:list-item>
            <text:p text:style-name="P55"><text:span text:style-name="T3">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text:bookmark-start text:name="locked-in-melee"/><text:soft-page-break/>Locked in Melee<text:bookmark-end text:name="locked-in-melee"/></text:h>
        <text:p text:style-name="First_20_paragraph">A creature within 5 feet of one or more enemies (three or more if it has the Whirlwind feat) is <text:span text:style-name="T3">locked</text:span> in melee with those enemies. Locked combatants cannot use missile weapons or leave their location unless they make a fighting withdrawal or flee.</text:p>
        <text:list text:style-name="L31">
          <text:list-item>
            <text:p text:style-name="P56"><text:span text:style-name="T3">Blind</text:span> creatures can only lock opponents in melee if surrounding them.</text:p>
          </text:list-item>
          <text:list-item>
            <text:p text:style-name="P56"><text:span text:style-name="T3">Flight and Teleportation</text:span> allow one to leave melee without penalty, even if surrounded.</text:p>
          </text:list-item>
          <text:list-item>
            <text:p text:style-name="P56"><text:span text:style-name="T3">Invisible</text:span> creatures are not locked unless their melee opponents can see them or otherwise fully ignore invisibility, or are surrounding them.</text:p>
          </text:list-item>
          <text:list-item>
            <text:p text:style-name="P56"><text:span text:style-name="T3">Prone</text:span> creatures cannot lock opponents in melee.</text:p>
          </text:list-item>
          <text:list-item>
            <text:p text:style-name="P56"><text:span text:style-name="T3">Size</text:span>: A creature more than two sizes large than any of their melee opponents is not locked, even if surrounded.</text:p>
          </text:list-item>
        </text:list>
        <text:h text:style-name="Heading_20_4" text:outline-level="4"><text:bookmark-start text:name="fighting-withdrawal"/>Fighting Withdrawal<text:bookmark-end text:name="fighting-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text:bookmark-start text:name="fleeing"/>Fleeing<text:bookmark-end text:name="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text:bookmark-start text:name="running"/>Running<text:bookmark-end text:name="running"/></text:h>
        <text:p text:style-name="First_20_paragraph">If a combatant did not act in the Missile Phase and commits to taking no actions this round, they may <text:span text:style-name="T3">run</text:span>. This raises their movement this round by 50% (rounded down to the nearest 5’), or by 100% with the Running skill.</text:p>
        <text:h text:style-name="Heading_20_3" text:outline-level="3"><text:bookmark-start text:name="melee-phase"/>Melee Phase<text:bookmark-end text:name="melee-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32">
          <text:list-item>
            <text:p text:style-name="P57"><text:span text:style-name="T3">Dash</text:span>: Choosing this combat stance allows a PC to act first that round, instead of simultaneously.</text:p>
          </text:list-item>
          <text:list-item>
            <text:p text:style-name="P57"><text:span text:style-name="T3">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57"><text:span text:style-name="T3">Polearms</text:span> (spears, pikes, etc.) in the second rank of a battle formation can attack by reaching through the first rank.</text:p>
          </text:list-item>
          <text:list-item>
            <text:p text:style-name="P57"><text:span text:style-name="T3">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57"><text:span text:style-name="T3">Two-weapon fighting</text:span>: A combatant can use two melee weapons at once, which grants a +1 attack bonus (but no additional attacks).</text:p>
          </text:list-item>
        </text:list>
        <text:h text:style-name="Heading_20_3" text:outline-level="3"><text:bookmark-start text:name="magic-phase"/>Magic Phase<text:bookmark-end text:name="magic-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3">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text:bookmark-start text:name="morale-phase"/>Morale Phase<text:bookmark-end text:name="morale-phase"/></text:h>
        <text:p text:style-name="First_20_paragraph">Monsters and NPCs (but not PCs) have a <text:span text:style-name="T3">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red that round:</text:p>
        <text:list text:style-name="L33">
          <text:list-item>
            <text:p text:style-name="P58">Half or more of the side present at the battle’s start has been incapacitated or killed.</text:p>
          </text:list-item>
          <text:list-item>
            <text:p text:style-name="P58">The last of the side (or its only member) was reduced to 1/4 or less of its full Hit Point total.</text:p>
          </text:list-item>
          <text:list-item>
            <text:p text:style-name="P58">A group with a Morale of 12 or higher that has any of its members killed during the surprise round.</text:p>
          </text:list-item>
          <text:list-item>
            <text:p text:style-name="P58">Any other unusually trying circumstance, at the referee’s discretion. If the roll is lower than the Morale threshold, the check fails: the creature or side attempts to flee.</text:p>
          </text:list-item>
        </text:list>
        <text:h text:style-name="Heading_20_2" text:outline-level="2"><text:bookmark-start text:name="escaping-an-encounter"/>Escaping an Encounter<text:bookmark-end text:name="escaping-an-encounter"/></text:h>
        <text:p text:style-name="First_20_paragraph">If a side has none of its members locked in melee after the movement of that side for the round has been resolved <text:soft-page-break/>(whether or not the other side has moved yet), that side can choose to try to escape the encounter.</text:p>
        <text:p text:style-name="Text_20_body">If the enemy follows, <text:span text:style-name="T3">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emplate-name="D&amp;D">
          <table:table-column table:style-name="Table10.A"/>
          <table:table-column table:style-name="Table10.B"/>
          <table:table-row table:style-name="Table10.1">
            <table:table-cell table:style-name="Table10.A1" office:value-type="string">
              <text:p text:style-name="P23">Fleeing Side</text:p>
            </table:table-cell>
            <table:table-cell table:style-name="Table10.A1" office:value-type="string">
              <text:p text:style-name="P23">Modifier</text:p>
            </table:table-cell>
          </table:table-row>
          <table:table-row table:style-name="Table10.1">
            <table:table-cell table:style-name="Table10.A2" office:value-type="string">
              <text:p text:style-name="P20">Is faster</text:p>
            </table:table-cell>
            <table:table-cell table:style-name="Table10.B2" office:value-type="string">
              <text:p text:style-name="P20">+1 per 5’ of combat speed faster</text:p>
            </table:table-cell>
          </table:table-row>
          <table:table-row table:style-name="Table10.1">
            <table:table-cell table:style-name="Table10.A3" office:value-type="string">
              <text:p text:style-name="P20">Is invisible</text:p>
            </table:table-cell>
            <table:table-cell table:style-name="Table10.B3" office:value-type="string">
              <text:p text:style-name="P20">Auto escape</text:p>
            </table:table-cell>
          </table:table-row>
          <table:table-row table:style-name="Table10.1">
            <table:table-cell table:style-name="Table10.A2" office:value-type="string">
              <text:p text:style-name="P20">Drops caltrops or flaming oil</text:p>
            </table:table-cell>
            <table:table-cell table:style-name="Table10.B4" office:value-type="string">
              <text:p text:style-name="P20">+4</text:p>
            </table:table-cell>
          </table:table-row>
          <table:table-row table:style-name="Table10.1">
            <table:table-cell table:style-name="Table10.A3" office:value-type="string">
              <text:p text:style-name="P20">Drops desirable items (food/treasure)</text:p>
            </table:table-cell>
            <table:table-cell table:style-name="Table10.B5" office:value-type="string">
              <text:p text:style-name="P20">+2 or +4</text:p>
            </table:table-cell>
          </table:table-row>
          <table:table-row table:style-name="Table10.1">
            <table:table-cell table:style-name="Table10.A6" office:value-type="string">
              <text:p text:style-name="P20">Is lightly fatigued</text:p>
            </table:table-cell>
            <table:table-cell table:style-name="Table10.B6" office:value-type="string">
              <text:p text:style-name="P20">-2</text:p>
            </table:table-cell>
          </table:table-row>
        </table:table>
        <text:p text:style-name="Text_20_body"/>
        <table:table table:name="Table11" table:style-name="Table11" table:template-name="D&amp;D">
          <table:table-column table:style-name="Table11.A"/>
          <table:table-column table:style-name="Table11.B"/>
          <table:table-row table:style-name="Table11.1">
            <table:table-cell table:style-name="Table11.A1" office:value-type="string">
              <text:p text:style-name="P23">Pursuing Side</text:p>
            </table:table-cell>
            <table:table-cell table:style-name="Table11.A1" office:value-type="string">
              <text:p text:style-name="P23">Modifier</text:p>
            </table:table-cell>
          </table:table-row>
          <table:table-row table:style-name="Table11.1">
            <table:table-cell table:style-name="Table11.A2" office:value-type="string">
              <text:p text:style-name="P20">Is faster</text:p>
            </table:table-cell>
            <table:table-cell table:style-name="Table11.B2" office:value-type="string">
              <text:p text:style-name="P20">+1 per 5’ of combat speed faster</text:p>
            </table:table-cell>
          </table:table-row>
          <table:table-row table:style-name="Table11.1">
            <table:table-cell table:style-name="Table11.A3" office:value-type="string">
              <text:p text:style-name="P20">Has senses hindered</text:p>
            </table:table-cell>
            <table:table-cell table:style-name="Table11.B3" office:value-type="string">
              <text:p text:style-name="P20">-4</text:p>
            </table:table-cell>
          </table:table-row>
          <table:table-row table:style-name="Table11.1">
            <table:table-cell table:style-name="Table11.A4" office:value-type="string">
              <text:p text:style-name="P20">Is lightly fatigued</text:p>
            </table:table-cell>
            <table:table-cell table:style-name="Table11.B4" office:value-type="string">
              <text:p text:style-name="P20">-2</text:p>
            </table:table-cell>
          </table:table-row>
        </table:table>
        <text:p text:style-name="First_20_paragraph"><text:span text:style-name="T3">Faster Side</text:span> assumes that side can use their full speed, which isn’t a given. <text:span text:style-name="T3">Hindered Senses</text:span> usually involves difficulties using one’s primary tracking sense. Hunting dogs compensate for some of these instances.</text:p>
        <text:p text:style-name="Text_20_body">Each individual in a pursuit has one <text:span text:style-name="T3">pursuit action</text:span> each pursuit round. However, neither mapping nor spellcasting can occur.</text:p>
        <text:list text:style-name="L34">
          <text:list-item>
            <text:p text:style-name="P59"><text:span text:style-name="T3">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durable food (+2) is always less effective than fresh food (+4).</text:p>
          </text:list-item>
          <text:list-item>
            <text:p text:style-name="P59"><text:span text:style-name="T3">Missile Attacks</text:span>: After each pursuit check, if the pursuit is not over, then missile attacks can be made by those who have not used their action. Assume a range of 20’.</text:p>
          </text:list-item>
        </text:list>
        <text:h text:style-name="Heading_20_3" text:outline-level="3"><text:bookmark-start text:name="ending-pursuit"/>Ending Pursuit<text:bookmark-end text:name="ending-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text:bookmark-start text:name="death"/>Death<text:bookmark-end text:name="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section>
      <text:p text:style-name="Horizontal_20_Line"/>
      <text:h text:style-name="P8" text:outline-level="1"/>
      <text:h text:style-name="P9" text:outline-level="1"><text:bookmark-start text:name="general-adventuring"/>General Adventuring<text:bookmark-end text:name="general-adventuring"/></text:h>
      <text:section text:style-name="Sect2" text:name="Section5">
        <text:section text:style-name="Sect1" text:name="Section6">
          <text:h text:style-name="Heading_20_2" text:outline-level="2"><text:bookmark-start text:name="climbing"/>Climbing<text:bookmark-end text:name="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text:bookmark-start text:name="doors"/>Doors<text:bookmark-end text:name="doors"/></text:h>
          <text:p text:style-name="First_20_paragraph">Along with puddles, the bane of adventurers’ existence.</text:p>
          <text:h text:style-name="Heading_20_3" text:outline-level="3"><text:bookmark-start text:name="listening-at-doors"/>Listening at Doors<text:bookmark-end text:name="listening-at-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text:bookmark-start text:name="spotting-secret-doors"/>Spotting Secret Doors<text:bookmark-end text:name="spotting-secret-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text:bookmark-start text:name="stuck-doors"/>Stuck Doors<text:bookmark-end text:name="stuck-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bookmark-start text:name="dungeon-random-encounters"/>Dungeon Random Encounters<text:bookmark-end text:name="dungeon-random-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35">
            <text:list-item>
              <text:p text:style-name="P60">Organized defenders, alert sounded: every turn</text:p>
            </text:list-item>
            <text:list-item>
              <text:p text:style-name="P60">Organized defenders, no alert sounded: every 2 turns</text:p>
            </text:list-item>
            <text:list-item>
              <text:p text:style-name="P60">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3">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text:bookmark-start text:name="equipment-wear-tear"/>Equipment Wear &amp; Tear<text:bookmark-end text:name="equipment-wear-tear"/></text:h>
          <text:p text:style-name="First_20_paragraph">Equipment can be worn down! Every object has five levels of decay: new, used, worn, shabby, and ruined. (You can indicate this simply by adding a (n) next to new items when you first acquire them, erasing and replacing as things change.) Used, worn, and shabby items still function just as well as their new counterparts; they’re just more prone to breaking at the most inopportune moments.</text:p>
          <text:p text:style-name="Text_20_body">Objects are subject to a decay roll after:</text:p>
          <text:list text:style-name="L36">
            <text:list-item>
              <text:p text:style-name="P61">One month of normal use, in normal conditions</text:p>
            </text:list-item>
            <text:list-item>
              <text:p text:style-name="P61">Three days of wilderness use</text:p>
            </text:list-item>
            <text:list-item>
              <text:p text:style-name="P61">One day of dungeon use</text:p>
            </text:list-item>
            <text:list-item>
              <text:p text:style-name="P61">Armor: Receiving a natural-20 hit</text:p>
            </text:list-item>
            <text:list-item>
              <text:p text:style-name="P61">Weapons: Rolling a natural 1 to hit</text:p>
            </text:list-item>
            <text:list-item>
              <text:p text:style-name="P61">Food: Every day, fresh foods decay one level automatically, and then roll as usual.</text:p>
            </text:list-item>
            <text:list-item>
              <text:p text:style-name="P61">Spice: Each use, spices decay one level automatically, in addition to usual rolls.</text:p>
            </text:list-item>
          </text:list>
          <text:p text:style-name="First_20_paragraph">Objects that are expressly protected (e.g., a scroll in a scrollcase, or a spellbook in a metal box, etc.) are exempt. Thoughtful storage can reduce wear &amp; tear!</text:p>
          <text:p text:style-name="Text_20_body">Objects degrade as follows:</text:p>
          <text:list text:style-name="L37">
            <text:list-item>
              <text:p text:style-name="P62">A new object becomes used if a 1 in 4 is rolled. If it’s expressly a “sturdy” item, it becomes used if two 1s are rolled on 2d4. Under stress, a new object breaks on a 1 in 100.</text:p>
            </text:list-item>
            <text:list-item>
              <text:p text:style-name="P62">A used object becomes worn on a 1 in 20. Under stress, it breaks on a 1 in 50.</text:p>
            </text:list-item>
            <text:list-item>
              <text:p text:style-name="P62">A worn object becomes shabby on a 1 in 12. Under stress, it breaks on a 1 in 20.</text:p>
            </text:list-item>
            <text:list-item>
              <text:p text:style-name="P62">A shabby object becomes ruined on a 1 in 8. Under <text:soft-page-break/>stress, it braks on a 1 in 6.</text:p>
            </text:list-item>
          </text:list>
          <text:p text:style-name="First_20_paragraph">Magical items roll two of the appropriate dice, only degrading if two 1s are rolled.</text:p>
          <text:p text:style-name="Text_20_body">You can purchase objects that aren’t necessarily new for less money. New items cost 100% of list price, used cost 80% of list price, worn cost 60%, and shabby cost 40%. Likewise, you can sell such objects to merchants for half that price: 50% new, 40% used, 30% worn, and 20% shabby.</text:p>
          <text:h text:style-name="Heading_20_3" text:outline-level="3"><text:bookmark-start text:name="repairing-items"/>Repairing Items<text:bookmark-end text:name="repairing-items"/></text:h>
          <text:p text:style-name="First_20_paragraph">Weapons and armor can be repaired by an appropriate craftsman, costing 10% of the item’s original price to bring it from worn to used, and 20% of its original price to bring it from shabby to worn (i.e., 30% to go from shabby to used).</text:p>
          <text:h text:style-name="Heading_20_2" text:outline-level="2"><text:bookmark-start text:name="experience-leveling"/>Experience &amp; Leveling<text:bookmark-end text:name="experience-leveling"/></text:h>
          <text:p text:style-name="First_20_paragraph">You gain experience primarily through recovering treasure: 1sp spent = 1XP. Also, each new dungeon room or hex <text:span text:style-name="T3">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emplate-name="D&amp;D">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3">Level</text:p>
              </table:table-cell>
              <table:table-cell table:style-name="Table12.A1" office:value-type="string">
                <text:p text:style-name="P23">Total XP</text:p>
              </table:table-cell>
              <table:table-cell table:style-name="Table12.A1" office:value-type="string">
                <text:p text:style-name="P23">Warrior Hit Dice</text:p>
              </table:table-cell>
              <table:table-cell table:style-name="Table12.A1" office:value-type="string">
                <text:p text:style-name="P23">Mage Hit Dice</text:p>
              </table:table-cell>
            </table:table-row>
            <table:table-row table:style-name="Table12.1">
              <table:table-cell table:style-name="Table12.A2" office:value-type="string">
                <text:p text:style-name="P20">1</text:p>
              </table:table-cell>
              <table:table-cell table:style-name="Table12.B2" office:value-type="string">
                <text:p text:style-name="P20">0</text:p>
              </table:table-cell>
              <table:table-cell table:style-name="Table12.C2" office:value-type="string">
                <text:p text:style-name="P20">1d8</text:p>
              </table:table-cell>
              <table:table-cell table:style-name="Table12.D2" office:value-type="string">
                <text:p text:style-name="P20">1d6</text:p>
              </table:table-cell>
            </table:table-row>
            <table:table-row table:style-name="Table12.1">
              <table:table-cell table:style-name="Table12.A3" office:value-type="string">
                <text:p text:style-name="P20">2</text:p>
              </table:table-cell>
              <table:table-cell table:style-name="Table12.B3" office:value-type="string">
                <text:p text:style-name="P20">2,000</text:p>
              </table:table-cell>
              <table:table-cell table:style-name="Table12.C3" office:value-type="string">
                <text:p text:style-name="P20">2d8</text:p>
              </table:table-cell>
              <table:table-cell table:style-name="Table12.D3" office:value-type="string">
                <text:p text:style-name="P20">2d6</text:p>
              </table:table-cell>
            </table:table-row>
            <table:table-row table:style-name="Table12.1">
              <table:table-cell table:style-name="Table12.A2" office:value-type="string">
                <text:p text:style-name="P20">3</text:p>
              </table:table-cell>
              <table:table-cell table:style-name="Table12.B4" office:value-type="string">
                <text:p text:style-name="P20">4,000</text:p>
              </table:table-cell>
              <table:table-cell table:style-name="Table12.C4" office:value-type="string">
                <text:p text:style-name="P20">3d8</text:p>
              </table:table-cell>
              <table:table-cell table:style-name="Table12.D4" office:value-type="string">
                <text:p text:style-name="P20">3d6</text:p>
              </table:table-cell>
            </table:table-row>
            <table:table-row table:style-name="Table12.1">
              <table:table-cell table:style-name="Table12.A3" office:value-type="string">
                <text:p text:style-name="P20">4</text:p>
              </table:table-cell>
              <table:table-cell table:style-name="Table12.B5" office:value-type="string">
                <text:p text:style-name="P20">8,000</text:p>
              </table:table-cell>
              <table:table-cell table:style-name="Table12.C5" office:value-type="string">
                <text:p text:style-name="P20">4d8</text:p>
              </table:table-cell>
              <table:table-cell table:style-name="Table12.D5" office:value-type="string">
                <text:p text:style-name="P20">4d6</text:p>
              </table:table-cell>
            </table:table-row>
            <table:table-row table:style-name="Table12.1">
              <table:table-cell table:style-name="Table12.A2" office:value-type="string">
                <text:p text:style-name="P20">5</text:p>
              </table:table-cell>
              <table:table-cell table:style-name="Table12.B6" office:value-type="string">
                <text:p text:style-name="P20">16,000</text:p>
              </table:table-cell>
              <table:table-cell table:style-name="Table12.C6" office:value-type="string">
                <text:p text:style-name="P20">5d8</text:p>
              </table:table-cell>
              <table:table-cell table:style-name="Table12.D6" office:value-type="string">
                <text:p text:style-name="P20">5d6</text:p>
              </table:table-cell>
            </table:table-row>
            <table:table-row table:style-name="Table12.1">
              <table:table-cell table:style-name="Table12.A3" office:value-type="string">
                <text:p text:style-name="P20">6</text:p>
              </table:table-cell>
              <table:table-cell table:style-name="Table12.B7" office:value-type="string">
                <text:p text:style-name="P20">32,000</text:p>
              </table:table-cell>
              <table:table-cell table:style-name="Table12.C7" office:value-type="string">
                <text:p text:style-name="P20">6d8</text:p>
              </table:table-cell>
              <table:table-cell table:style-name="Table12.D7" office:value-type="string">
                <text:p text:style-name="P20">6d6</text:p>
              </table:table-cell>
            </table:table-row>
            <table:table-row table:style-name="Table12.1">
              <table:table-cell table:style-name="Table12.A2" office:value-type="string">
                <text:p text:style-name="P20">7</text:p>
              </table:table-cell>
              <table:table-cell table:style-name="Table12.B8" office:value-type="string">
                <text:p text:style-name="P20">64,000</text:p>
              </table:table-cell>
              <table:table-cell table:style-name="Table12.C8" office:value-type="string">
                <text:p text:style-name="P20">7d8</text:p>
              </table:table-cell>
              <table:table-cell table:style-name="Table12.D8" office:value-type="string">
                <text:p text:style-name="P20">7d6</text:p>
              </table:table-cell>
            </table:table-row>
            <table:table-row table:style-name="Table12.1">
              <table:table-cell table:style-name="Table12.A3" office:value-type="string">
                <text:p text:style-name="P20">8</text:p>
              </table:table-cell>
              <table:table-cell table:style-name="Table12.B9" office:value-type="string">
                <text:p text:style-name="P20">120,000</text:p>
              </table:table-cell>
              <table:table-cell table:style-name="Table12.C9" office:value-type="string">
                <text:p text:style-name="P20">8d8</text:p>
              </table:table-cell>
              <table:table-cell table:style-name="Table12.D9" office:value-type="string">
                <text:p text:style-name="P20">8d6</text:p>
              </table:table-cell>
            </table:table-row>
            <table:table-row table:style-name="Table12.1">
              <table:table-cell table:style-name="Table12.A2" office:value-type="string">
                <text:p text:style-name="P20">9</text:p>
              </table:table-cell>
              <table:table-cell table:style-name="Table12.B10" office:value-type="string">
                <text:p text:style-name="P20">240,000</text:p>
              </table:table-cell>
              <table:table-cell table:style-name="Table12.C10" office:value-type="string">
                <text:p text:style-name="P20">9d8</text:p>
              </table:table-cell>
              <table:table-cell table:style-name="Table12.D10" office:value-type="string">
                <text:p text:style-name="P20">9d6</text:p>
              </table:table-cell>
            </table:table-row>
            <table:table-row table:style-name="Table12.1">
              <table:table-cell table:style-name="Table12.A11" office:value-type="string">
                <text:p text:style-name="P20">10</text:p>
              </table:table-cell>
              <table:table-cell table:style-name="Table12.B11" office:value-type="string">
                <text:p text:style-name="P20">360,000</text:p>
              </table:table-cell>
              <table:table-cell table:style-name="Table12.C11" office:value-type="string">
                <text:p text:style-name="P20">9d8+2</text:p>
              </table:table-cell>
              <table:table-cell table:style-name="Table12.D11" office:value-type="string">
                <text:p text:style-name="P20">9d6+2</text:p>
              </table:table-cell>
            </table:table-row>
          </table:table>
          <text:p text:style-name="First_20_paragraph">Each level beyond 10 requires an additional 120,000XP and adds only a flat 2HP per level, with no Con modifier being applied.</text:p>
          <text:h text:style-name="Heading_20_2" text:outline-level="2"><text:bookmark-start text:name="falling"/>Falling<text:bookmark-end text:name="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
          <text:h text:style-name="P13" text:outline-level="2"><text:bookmark-start text:name="fatigue"/>Fatigue<text:bookmark-end text:name="fatigue"/></text:h>
          <text:p text:style-name="First_20_paragraph">Fatigue represents a serious depletion of body, mind, or spirit.</text:p>
          <table:table table:name="Table13" table:style-name="Table13" table:template-name="D&amp;D">
            <table:table-column table:style-name="Table13.A"/>
            <table:table-column table:style-name="Table13.B"/>
            <table:table-row table:style-name="Table13.1">
              <table:table-cell table:style-name="Table13.A1" office:value-type="string">
                <text:p text:style-name="P23">Fatigue Level</text:p>
              </table:table-cell>
              <table:table-cell table:style-name="Table13.A1" office:value-type="string">
                <text:p text:style-name="P23">Effect</text:p>
              </table:table-cell>
            </table:table-row>
            <table:table-row table:style-name="Table13.1">
              <table:table-cell table:style-name="Table13.A2" office:value-type="string">
                <text:p text:style-name="P20">Light</text:p>
              </table:table-cell>
              <table:table-cell table:style-name="Table13.B2" office:value-type="string">
                <text:p text:style-name="P20">-2 to attacks, checks, and Morale checks</text:p>
              </table:table-cell>
            </table:table-row>
            <table:table-row table:style-name="Table13.1">
              <table:table-cell table:style-name="Table13.A3" office:value-type="string">
                <text:p text:style-name="P20">Heavy</text:p>
              </table:table-cell>
              <table:table-cell table:style-name="Table13.B3" office:value-type="string">
                <text:p text:style-name="P20">Raise above to -4, halve all movement</text:p>
              </table:table-cell>
            </table:table-row>
            <table:table-row table:style-name="Table13.1">
              <table:table-cell table:style-name="Table13.A4" office:value-type="string">
                <text:p text:style-name="P20">Exhaustion</text:p>
              </table:table-cell>
              <table:table-cell table:style-name="Table13.B4" office:value-type="string">
                <text:p text:style-name="P20">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emplate-name="D&amp;D">
            <table:table-column table:style-name="Table14.A"/>
            <table:table-column table:style-name="Table14.B"/>
            <table:table-row table:style-name="Table14.1">
              <table:table-cell table:style-name="Table14.A1" office:value-type="string">
                <text:p text:style-name="P23">Cause of Fatigue</text:p>
              </table:table-cell>
              <table:table-cell table:style-name="Table14.A1" office:value-type="string">
                <text:p text:style-name="P23">Fatigue Level Increments</text:p>
              </table:table-cell>
            </table:table-row>
            <table:table-row table:style-name="Table14.1">
              <table:table-cell table:style-name="Table14.A2" office:value-type="string">
                <text:p text:style-name="P20">Unable to breathe</text:p>
              </table:table-cell>
              <table:table-cell table:style-name="Table14.B2" office:value-type="string">
                <text:p text:style-name="P20">30 seconds (3 rounds)</text:p>
              </table:table-cell>
            </table:table-row>
            <table:table-row table:style-name="Table14.1">
              <table:table-cell table:style-name="Table14.A3" office:value-type="string">
                <text:p text:style-name="P20">Lack of water</text:p>
              </table:table-cell>
              <table:table-cell table:style-name="Table14.B3" office:value-type="string">
                <text:p text:style-name="P20">Days 1/2/3/4</text:p>
              </table:table-cell>
            </table:table-row>
            <table:table-row table:style-name="Table14.1">
              <table:table-cell table:style-name="Table14.A2" office:value-type="string">
                <text:p text:style-name="P20">Lack of sleep</text:p>
              </table:table-cell>
              <table:table-cell table:style-name="Table14.B4" office:value-type="string">
                <text:p text:style-name="P20">Days 2/4/8/–*</text:p>
              </table:table-cell>
            </table:table-row>
            <table:table-row table:style-name="Table14.1">
              <table:table-cell table:style-name="Table14.A5" office:value-type="string">
                <text:p text:style-name="P20">Lack of food</text:p>
              </table:table-cell>
              <table:table-cell table:style-name="Table14.B5" office:value-type="string">
                <text:p text:style-name="P20">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text:bookmark-start text:name="food"/>Food<text:bookmark-end text:name="food"/></text:h>
          <text:p text:style-name="First_20_paragraph">Food is necessary for survival! You can purchase it in settlements or hunt up your own; if not eaten, it will eventually spoil. One pound of food = a Small item (1/4 slot).</text:p>
          <text:h text:style-name="Heading_20_3" text:outline-level="3"><text:bookmark-start text:name="food-consumption"/>Food Consumption<text:bookmark-end text:name="food-consumption"/></text:h>
          <text:p text:style-name="First_20_paragraph">Food consumption is divided into 12-hour periods (“1/2 days”); if you engage in combat in the morning, while resting in the evening, the amount of food required is different for each 1/2 day period.</text:p>
          <text:list text:style-name="L38">
            <text:list-item>
              <text:p text:style-name="P63"><text:span text:style-name="T3">Combat</text:span>: 3lbs of food per 1/2 day. Strenuous work, requiring all your doggedness, while incorporating stress, cuts, bruises, torn ligaments, and a lot of food to refuel.</text:p>
            </text:list-item>
            <text:list-item>
              <text:p text:style-name="P63"><text:span text:style-name="T3">Labor</text:span>: 2lbs of food per 1/2 day. Any steady activity, like travelling, manual labor, repairs, training, etc. Includes any combat in which no damage was taken.</text:p>
            </text:list-item>
            <text:list-item>
              <text:p text:style-name="P63"><text:span text:style-name="T3">Resting</text:span>: 1lb of food per 1/2 day. Minimum physical activity, like healing, casual reading, shopping, etc.</text:p>
            </text:list-item>
          </text:list>
          <text:h text:style-name="Heading_20_3" text:outline-level="3"><text:bookmark-start text:name="food-quality"/>Food Quality<text:bookmark-end text:name="food-quality"/></text:h>
          <text:p text:style-name="First_20_paragraph">There are three general types of food:</text:p>
          <text:list text:style-name="L39">
            <text:list-item>
              <text:p text:style-name="P64"><text:span text:style-name="T3">Durable</text:span>: Includes preserved meats, dried fruit, biscuits, root vegetables, and beverages such as beer, wine, and distilled drinks. Are considered “new” for item degradation purposes (see <text:a xlink:type="simple" xlink:href="#equipment-wear--tear" text:style-name="Internet_20_link" text:visited-style-name="Visited_20_Internet_20_Link"><text:span text:style-name="Definition">equipment wear &amp; tear</text:span></text:a>).</text:p>
            </text:list-item>
            <text:list-item>
              <text:p text:style-name="P64"><text:span text:style-name="T3">Fresh</text:span>: Recently picked vegetables and fruits, butchered meats, prepared dishes, and the like. Are <text:soft-page-break/>considered “shabby” for item degradation purposes.</text:p>
            </text:list-item>
            <text:list-item>
              <text:p text:style-name="P64"><text:span text:style-name="T3">Delicacies</text:span>: Unusual dishes or foods that provide a complex dining experience, like caviar, suckling pig, unusual distilled spirits, wines, and some prepared desserts. Are considered “shabby” for item degradation purposes.</text:p>
            </text:list-item>
          </text:list>
          <text:p text:style-name="First_20_paragraph">Spices are expensive, but they make the food taste better! Spice (sensibly used) will make Fresh food into a Delicacy. Spices degrade one stage each use (see <text:a xlink:type="simple" xlink:href="#equipment-wear---tear" text:style-name="Internet_20_link" text:visited-style-name="Visited_20_Internet_20_Link"><text:span text:style-name="Definition">item degradation</text:span></text:a></text:p>
          <text:h text:style-name="Heading_20_3" text:outline-level="3"><text:bookmark-start text:name="food-preparation"/>Food Preparation<text:bookmark-end text:name="food-preparation"/></text:h>
          <text:p text:style-name="First_20_paragraph">There are five “standards” of preparing food:</text:p>
          <text:list text:style-name="L40">
            <text:list-item>
              <text:p text:style-name="P65"><text:span text:style-name="T3">Cold Camp</text:span>: Eating outdoors, without a fire or cooking, with raw or minimally processed ingredients.</text:p>
            </text:list-item>
            <text:list-item>
              <text:p text:style-name="P65"><text:span text:style-name="T3">Campfire</text:span>: Gains the benefits of cooking over an open fire, but without much more than a rock or a board and a frying pan.</text:p>
            </text:list-item>
            <text:list-item>
              <text:p text:style-name="P65"><text:span text:style-name="T3">Scullery</text:span>: The simple kitchen of a home cottage, stocked with the basic necessities.</text:p>
            </text:list-item>
            <text:list-item>
              <text:p text:style-name="P65"><text:span text:style-name="T3">Guestkitchen</text:span>: A kitchen designed for multiple expert cooks to serve multiple meals at once, stocked with anything needed for most ordinary meals.</text:p>
            </text:list-item>
            <text:list-item>
              <text:p text:style-name="P65"><text:span text:style-name="T3">Noble’s Kitchen</text:span>: A kitchen for producing food for hundreds at a time, where no expense is spared, and no dish cannot be created.</text:p>
            </text:list-item>
          </text:list>
          <text:h text:style-name="Heading_20_3" text:outline-level="3"><text:bookmark-start text:name="food-sensation"/>Food sensation<text:bookmark-end text:name="food-sensation"/></text:h>
          <text:p text:style-name="First_20_paragraph">Combine the quality of the food with its cooking standard to arrive at the sensation felt by those eating it. A food’s goodness counts according to the best 1/4 of its ingredients’ mass. For example, if a character needed to eat 3 pounds of food after a combat-filled afternoon, and combined 2 pounds of Durable food with 1 pound of Fresh food, the meal would count as “Fresh.”</text:p>
          <table:table table:name="Table15" table:style-name="Table15" table:template-name="D&amp;D">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3">Cooking Standard</text:p>
              </table:table-cell>
              <table:table-cell table:style-name="Table15.A1" office:value-type="string">
                <text:p text:style-name="P23">Durables</text:p>
              </table:table-cell>
              <table:table-cell table:style-name="Table15.A1" office:value-type="string">
                <text:p text:style-name="P23">Fresh Foods</text:p>
              </table:table-cell>
              <table:table-cell table:style-name="Table15.A1" office:value-type="string">
                <text:p text:style-name="P23">Delicacies</text:p>
              </table:table-cell>
            </table:table-row>
            <table:table-row table:style-name="Table15.1">
              <table:table-cell table:style-name="Table15.A2" office:value-type="string">
                <text:p text:style-name="P20">Cold camp</text:p>
              </table:table-cell>
              <table:table-cell table:style-name="Table15.B2" office:value-type="string">
                <text:p text:style-name="P20">grub</text:p>
              </table:table-cell>
              <table:table-cell table:style-name="Table15.C2" office:value-type="string">
                <text:p text:style-name="P20">nosh</text:p>
              </table:table-cell>
              <table:table-cell table:style-name="Table15.D2" office:value-type="string">
                <text:p text:style-name="P20">tasty</text:p>
              </table:table-cell>
            </table:table-row>
            <table:table-row table:style-name="Table15.1">
              <table:table-cell table:style-name="Table15.A3" office:value-type="string">
                <text:p text:style-name="P20">Campfire</text:p>
              </table:table-cell>
              <table:table-cell table:style-name="Table15.B3" office:value-type="string">
                <text:p text:style-name="P20">grub</text:p>
              </table:table-cell>
              <table:table-cell table:style-name="Table15.C3" office:value-type="string">
                <text:p text:style-name="P20">tasty</text:p>
              </table:table-cell>
              <table:table-cell table:style-name="Table15.D3" office:value-type="string">
                <text:p text:style-name="P20">delicious</text:p>
              </table:table-cell>
            </table:table-row>
            <table:table-row table:style-name="Table15.1">
              <table:table-cell table:style-name="Table15.A2" office:value-type="string">
                <text:p text:style-name="P20">Scullery</text:p>
              </table:table-cell>
              <table:table-cell table:style-name="Table15.B4" office:value-type="string">
                <text:p text:style-name="P20">nosh</text:p>
              </table:table-cell>
              <table:table-cell table:style-name="Table15.C4" office:value-type="string">
                <text:p text:style-name="P20">tasty</text:p>
              </table:table-cell>
              <table:table-cell table:style-name="Table15.D4" office:value-type="string">
                <text:p text:style-name="P20">delicious</text:p>
              </table:table-cell>
            </table:table-row>
            <table:table-row table:style-name="Table15.1">
              <table:table-cell table:style-name="Table15.A3" office:value-type="string">
                <text:p text:style-name="P20">Guestkitchen</text:p>
              </table:table-cell>
              <table:table-cell table:style-name="Table15.B5" office:value-type="string">
                <text:p text:style-name="P20">tasty</text:p>
              </table:table-cell>
              <table:table-cell table:style-name="Table15.C5" office:value-type="string">
                <text:p text:style-name="P20">delicious</text:p>
              </table:table-cell>
              <table:table-cell table:style-name="Table15.D5" office:value-type="string">
                <text:p text:style-name="P20">piquant</text:p>
              </table:table-cell>
            </table:table-row>
            <table:table-row table:style-name="Table15.1">
              <table:table-cell table:style-name="Table15.A6" office:value-type="string">
                <text:p text:style-name="P20">Noble’s Kitchen</text:p>
              </table:table-cell>
              <table:table-cell table:style-name="Table15.B6" office:value-type="string">
                <text:p text:style-name="P20">delicious</text:p>
              </table:table-cell>
              <table:table-cell table:style-name="Table15.C6" office:value-type="string">
                <text:p text:style-name="P20">piquant</text:p>
              </table:table-cell>
              <table:table-cell table:style-name="Table15.D6" office:value-type="string">
                <text:p text:style-name="P20">piquant</text:p>
              </table:table-cell>
            </table:table-row>
          </table:table>
          <text:p text:style-name="First_20_paragraph">To provide a general description, <text:span text:style-name="T2">grub</text:span> is food you eat to get by because it keeps you alive; <text:span text:style-name="T2">nosh</text:span> is more agreeable (you might even scrape the plate); <text:span text:style-name="T2">tasty</text:span> is distinctly pleasurable and almost always calls for seconds; <text:span text:style-name="T2">delicious</text:span> is when silence falls as food reigns supreme, followed by the urge for the diner to share aloud the eating experience, declaring its noteworthiness; and <text:span text:style-name="T2">piquant</text:span> is distinct and memorable for weeks later, possibly even eaten with eyes closed at the sheer pleasure of being alive.</text:p>
        </text:section>
        <text:h text:style-name="Heading_20_3" text:outline-level="3"><text:bookmark-start text:name="effects-of-eating"/>Effects of Eating<text:bookmark-end text:name="effects-of-eating"/></text:h>
        <text:p text:style-name="First_20_paragraph">Once the sensation is known, each imbimber of the meal must roll 3d6 to determine the effects on the character’s system. The effects below take effect for the character for eight hours (or more, in some cases) after the “moning” or “evening” meal:</text:p>
        <text:p text:style-name="Text_20_body"/>
        <table:table table:name="Table16" table:style-name="Table16" table:template-name="D&amp;D">
          <table:table-column table:style-name="Table16.A" table:number-columns-repeated="2"/>
          <table:table-column table:style-name="Table16.C"/>
          <table:table-column table:style-name="Table16.D"/>
          <table:table-column table:style-name="Table16.E" table:number-columns-repeated="2"/>
          <table:table-column table:style-name="Table16.G"/>
          <table:table-column table:style-name="Table16.H"/>
          <table:table-column table:style-name="Table16.I"/>
          <table:table-column table:style-name="Table16.A"/>
          <table:table-column table:style-name="Table16.K"/>
          <table:table-row table:style-name="Table16.1">
            <table:table-cell table:style-name="Table16.A1" office:value-type="string">
              <text:p text:style-name="P23">Sensation</text:p>
            </table:table-cell>
            <table:table-cell table:style-name="Table16.A1" office:value-type="string">
              <text:p text:style-name="P23">17 to 18<text:line-break/>(~2%)</text:p>
            </table:table-cell>
            <table:table-cell table:style-name="Table16.A1" office:value-type="string">
              <text:p text:style-name="P23">11 to 16<text:line-break/>(48%)</text:p>
            </table:table-cell>
            <table:table-cell table:style-name="Table16.A1" office:value-type="string">
              <text:p text:style-name="P23">10<text:line-break/>(12.5%)</text:p>
            </table:table-cell>
            <table:table-cell table:style-name="Table16.A1" office:value-type="string">
              <text:p text:style-name="P23">9<text:line-break/>(11.6%)</text:p>
            </table:table-cell>
            <table:table-cell table:style-name="Table16.A1" office:value-type="string">
              <text:p text:style-name="P23">8<text:line-break/>(10%)</text:p>
            </table:table-cell>
            <table:table-cell table:style-name="Table16.A1" office:value-type="string">
              <text:p text:style-name="P23">7<text:line-break/>(7%)</text:p>
            </table:table-cell>
            <table:table-cell table:style-name="Table16.A1" office:value-type="string">
              <text:p text:style-name="P23">6<text:line-break/>(4.6%)</text:p>
            </table:table-cell>
            <table:table-cell table:style-name="Table16.A1" office:value-type="string">
              <text:p text:style-name="P23">5<text:line-break/>(2.8%)</text:p>
            </table:table-cell>
            <table:table-cell table:style-name="Table16.A1" office:value-type="string">
              <text:p text:style-name="P23">4<text:line-break/>(1.4%)</text:p>
            </table:table-cell>
            <table:table-cell table:style-name="Table16.A1" office:value-type="string">
              <text:p text:style-name="P23">3<text:line-break/>(.5%)</text:p>
            </table:table-cell>
          </table:table-row>
          <table:table-row table:style-name="Table16.1">
            <table:table-cell table:style-name="Table16.A2" office:value-type="string">
              <text:p text:style-name="P20">grub</text:p>
            </table:table-cell>
            <table:table-cell table:style-name="Table16.B2" table:number-columns-spanned="3" office:value-type="string">
              <text:p text:style-name="P20">no effect</text:p>
            </table:table-cell>
            <table:covered-table-cell/>
            <table:covered-table-cell/>
            <table:table-cell table:style-name="Table16.E2" office:value-type="string">
              <text:p text:style-name="P20">grumpy</text:p>
            </table:table-cell>
            <table:table-cell table:style-name="Table16.F2" office:value-type="string">
              <text:p text:style-name="P20">tired</text:p>
            </table:table-cell>
            <table:table-cell table:style-name="Table16.G2" office:value-type="string">
              <text:p text:style-name="P20">miserable</text:p>
            </table:table-cell>
            <table:table-cell table:style-name="Table16.H2" table:number-columns-spanned="2" office:value-type="string">
              <text:p text:style-name="P20">vomiting</text:p>
            </table:table-cell>
            <table:covered-table-cell/>
            <table:table-cell table:style-name="Table16.J2" table:number-columns-spanned="2" office:value-type="string">
              <text:p text:style-name="P20">diarrhea</text:p>
            </table:table-cell>
            <table:covered-table-cell/>
          </table:table-row>
          <table:table-row table:style-name="Table16.1">
            <table:table-cell table:style-name="Table16.A3" office:value-type="string">
              <text:p text:style-name="P20">nosh</text:p>
            </table:table-cell>
            <table:table-cell table:style-name="Table16.B3" table:number-columns-spanned="5" office:value-type="string">
              <text:p text:style-name="P20">no effect</text:p>
            </table:table-cell>
            <table:covered-table-cell/>
            <table:covered-table-cell/>
            <table:covered-table-cell/>
            <table:covered-table-cell/>
            <table:table-cell table:style-name="Table16.G3" office:value-type="string">
              <text:p text:style-name="P20">grumpy</text:p>
            </table:table-cell>
            <table:table-cell table:style-name="Table16.H3" office:value-type="string">
              <text:p text:style-name="P20">tired</text:p>
            </table:table-cell>
            <table:table-cell table:style-name="Table16.I3" office:value-type="string">
              <text:p text:style-name="P20">miserable</text:p>
            </table:table-cell>
            <table:table-cell table:style-name="Table16.J3" office:value-type="string">
              <text:p text:style-name="P20">vomiting</text:p>
            </table:table-cell>
            <table:table-cell table:style-name="Table16.K3" office:value-type="string">
              <text:p text:style-name="P20">diarrhea</text:p>
            </table:table-cell>
          </table:table-row>
          <table:table-row table:style-name="Table16.1">
            <table:table-cell table:style-name="Table16.A2" office:value-type="string">
              <text:p text:style-name="P20">tasty</text:p>
            </table:table-cell>
            <table:table-cell table:style-name="Table16.B4" table:number-columns-spanned="7" office:value-type="string">
              <text:p text:style-name="P20">no effect</text:p>
            </table:table-cell>
            <table:covered-table-cell/>
            <table:covered-table-cell/>
            <table:covered-table-cell/>
            <table:covered-table-cell/>
            <table:covered-table-cell/>
            <table:covered-table-cell/>
            <table:table-cell table:style-name="Table16.I4" office:value-type="string">
              <text:p text:style-name="P20">grumpy</text:p>
            </table:table-cell>
            <table:table-cell table:style-name="Table16.J4" office:value-type="string">
              <text:p text:style-name="P20">tired</text:p>
            </table:table-cell>
            <table:table-cell table:style-name="Table16.K4" office:value-type="string">
              <text:p text:style-name="P20">miserable</text:p>
            </table:table-cell>
          </table:table-row>
          <table:table-row table:style-name="Table16.1">
            <table:table-cell table:style-name="Table16.A3" office:value-type="string">
              <text:p text:style-name="P20">delicious</text:p>
            </table:table-cell>
            <table:table-cell table:style-name="Table16.B5" office:value-type="string">
              <text:p text:style-name="P20">sated</text:p>
            </table:table-cell>
            <table:table-cell table:style-name="Table16.C5" table:number-columns-spanned="8" office:value-type="string">
              <text:p text:style-name="P20">no effect</text:p>
            </table:table-cell>
            <table:covered-table-cell/>
            <table:covered-table-cell/>
            <table:covered-table-cell/>
            <table:covered-table-cell/>
            <table:covered-table-cell/>
            <table:covered-table-cell/>
            <table:covered-table-cell/>
            <table:table-cell table:style-name="Table16.K5" office:value-type="string">
              <text:p text:style-name="P20">grumpy</text:p>
            </table:table-cell>
          </table:table-row>
          <table:table-row table:style-name="Table16.1">
            <table:table-cell table:style-name="Table16.A6" office:value-type="string">
              <text:p text:style-name="P20">piquant</text:p>
            </table:table-cell>
            <table:table-cell table:style-name="Table16.B6" office:value-type="string">
              <text:p text:style-name="P20">happy</text:p>
            </table:table-cell>
            <table:table-cell table:style-name="Table16.C6" table:number-columns-spanned="3" office:value-type="string">
              <text:p text:style-name="P20">sated</text:p>
            </table:table-cell>
            <table:covered-table-cell/>
            <table:covered-table-cell/>
            <table:table-cell table:style-name="Table16.F6" table:number-columns-spanned="6" office:value-type="string">
              <text:p text:style-name="P20">no effect</text:p>
            </table:table-cell>
            <table:covered-table-cell/>
            <table:covered-table-cell/>
            <table:covered-table-cell/>
            <table:covered-table-cell/>
            <table:covered-table-cell/>
          </table:table-row>
        </table:table>
        <text:p text:style-name="First_20_paragraph"/>
        <text:p text:style-name="First_20_paragraph">The character:</text:p>
        <text:list text:style-name="L41">
          <text:list-item>
            <text:p text:style-name="P66"><text:span text:style-name="T3">Diarrhea</text:span>: Acquires mild, acute food poisoning, resulting in -3 penalties to Strength and Constitution checks, pain, and forced bed rest for 4 hours, after which they can move normally. The initial loss of 3 Str/Con improves to -2 after four hours, and -1 after 8 hours, until a full 24 hours has passed (the character will have no appetite for the following meal).</text:p>
          </text:list-item>
          <text:list-item>
            <text:p text:style-name="P66"><text:span text:style-name="T3">Grumpy</text:span>: Feels disturbed and unsatisfied by the meal, suffering a -1 penalty to Willpower checks for 6 hours.</text:p>
          </text:list-item>
          <text:list-item>
            <text:p text:style-name="P66"><text:span text:style-name="T3">Happy</text:span>: Is in such good spirits they gain a +1 save bonus for 24 hours and automatically heal 1hp.</text:p>
          </text:list-item>
          <text:list-item>
            <text:p text:style-name="P66"><text:span text:style-name="T3">Miserable</text:span>: Is bad-tempered and moody due to the meal rumbling in their stomach unpleasantly, suffering a -1 penalty to raw Str and Dex scores for 8 hours.</text:p>
          </text:list-item>
          <text:list-item>
            <text:p text:style-name="P66"><text:span text:style-name="T3">Sated</text:span>: Feels wonderfully stuffed and pleasant. Any healing done that day through rest receives a +1hp bonus per level of the character, and the character receives a +1 bonus to Perception checks for 8 hours.</text:p>
          </text:list-item>
          <text:list-item>
            <text:p text:style-name="P66"><text:span text:style-name="T3">Tired</text:span>: Feels dull and sluggish, making it difficult to feel enthusiasm or think properly, suffering a -1 penalty to Arcana checks for 8 hours.</text:p>
          </text:list-item>
          <text:list-item>
            <text:p text:style-name="P66"><text:span text:style-name="T3">Vomiting</text:span>: Digestively disagrees with the meal, throwing it up between 2-5 hours after eating, bringing a -1 penalty to Strength and Constitution checks for 1-4 hours afterwards, whereupon the character is fully restored.</text:p>
          </text:list-item>
        </text:list>
        <text:h text:style-name="P11" text:outline-level="2"/>
        <text:section text:style-name="Sect1" text:name="Section7">
          <text:h text:style-name="P12" text:outline-level="2"><text:bookmark-start text:name="healing"/>Healing<text:bookmark-end text:name="healing"/></text:h>
          <text:p text:style-name="First_20_paragraph">A character will recover 1 HP by resting overnight in a safe and comfortable location, and HP equal to their level per day of uninterrupted rest. Even while adventuring, a character might get a comfortable night’s rest (see <text:a xlink:type="simple" xlink:href="#rest-checks" text:style-name="Internet_20_link" text:visited-style-name="Visited_20_Internet_20_Link"><text:span text:style-name="Definition">Wilderness Exploration &gt; Rest Checks</text:span></text:a> and naturally heal 1 HP. 30 days of rest will return any character to full HP.</text:p>
          <text:h text:style-name="Heading_20_2" text:outline-level="2"><text:bookmark-start text:name="item-saving-throws"/>Item Saving Throws<text:bookmark-end text:name="item-saving-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3">Fragile items</text:span> can be almost anything (not including weapons, armor, or typical adventuring gear), but most notably include potions, scrolls, and wands that have been <text:span text:style-name="T3">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42">
            <text:list-item>
              <text:p text:style-name="P67"><text:span text:style-name="T3">Area-effect Attacks</text:span>: Affect any item that’s both fragile and readied. Daunting (11+) save.</text:p>
            </text:list-item>
            <text:list-item>
              <text:p text:style-name="P67"><text:span text:style-name="T3">Bashing Containers</text:span>: Potions in a container require a Hard (14+) save, while scrolls, wands, and gemstones require a Moderate (8+) save.</text:p>
            </text:list-item>
            <text:list-item>
              <text:p text:style-name="P67"><text:span text:style-name="T3">Disintegration</text:span>: Affects all readied items, fragile or not. Very Hard (17+) save, Hard (14+) if the item is magical.</text:p>
            </text:list-item>
            <text:list-item>
              <text:p text:style-name="P67"><text:span text:style-name="T3">Falls</text:span>: Affects carried potions (readied or not), requires a fall of at least 20’ onto a hard surface. Hard (14+) save, -1 penalty for each additional full 10’ fallen over 20’.</text:p>
            </text:list-item>
            <text:list-item>
              <text:p text:style-name="P67"><text:span text:style-name="T3">Magic Items</text:span>: Any that provide magic attack, save, or AC bonuses apply this modifier to any save such items are forced to make.</text:p>
            </text:list-item>
            <text:list-item>
              <text:p text:style-name="P67"><text:span text:style-name="T3">Shields</text:span>: If used to provide a save bonus against a breath weapon attack, and the shield’s wielder fails their save, the shield must save as well. The save is Moderate (8+).</text:p>
            </text:list-item>
            <text:list-item>
              <text:p text:style-name="P67"><text:span text:style-name="T3">Water</text:span>: Affects paper and papyrus, Heroic (20+) save. Standard spellbooks (with vellum pages and magical inks) and scrolls in scroll cases always pass their save.</text:p>
            </text:list-item>
            <text:list-item>
              <text:p text:style-name="P67"><text:span text:style-name="T3">Other Cases</text:span>: Cases not covered above are a Hard (14+) save.</text:p>
            </text:list-item>
          </text:list>
          <text:h text:style-name="Heading_20_2" text:outline-level="2"><text:bookmark-start text:name="jumping"/>Jumping<text:bookmark-end text:name="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bookmark-start text:name="lifting"/>Lifting<text:bookmark-end text:name="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text:bookmark-start text:name="light-vision"/>Light &amp; Vision<text:bookmark-end text:name="light-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text:bookmark-start text:name="lockpicking"/>Lockpicking<text:bookmark-end text:name="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ext:bookmark-start text:name="trapped-locks"/>Trapped Locks<text:bookmark-end text:name="trapped-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text:bookmark-start text:name="magic-spells"/>Magic &amp; Spells<text:bookmark-end text:name="magic-spells"/></text:h>
          <text:h text:style-name="Heading_20_3" text:outline-level="3"><text:bookmark-start text:name="creating-potions"/>Creating Potions<text:bookmark-end text:name="creating-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text:bookmark-start text:name="gaining-new-spells"/><text:soft-page-break/>Gaining New Spells<text:bookmark-end text:name="gaining-new-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43">
            <text:list-item>
              <text:p text:style-name="P68"><text:span text:style-name="T3">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68"><text:span text:style-name="T3">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x50sp in materials and 1 week.</text:p>
            </text:list-item>
          </text:list>
          <text:h text:style-name="P14" text:outline-level="3"><text:bookmark-start text:name="preparing-casting"/>Preparing &amp; Casting<text:bookmark-end text:name="preparing-casting"/></text:h>
          <text:p text:style-name="P7"><text:span text:style-name="T3">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P75"><text:span text:style-name="T3">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
          <text:h text:style-name="P15" text:outline-level="3"><text:bookmark-start text:name="mage-spell-progression-table"/>Mage Spell Progression Table<text:bookmark-end text:name="mage-spell-progression-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7" table:style-name="Table17" table:template-name="D&amp;D">
            <table:table-column table:style-name="Table17.A" table:number-columns-repeated="6"/>
            <table:table-column table:style-name="Table17.G"/>
            <table:table-row table:style-name="Table17.1">
              <table:table-cell table:style-name="Table17.A1" office:value-type="string">
                <text:p text:style-name="P23">Mage Level</text:p>
              </table:table-cell>
              <table:table-cell table:style-name="Table17.A1" office:value-type="string">
                <text:p text:style-name="P23">1</text:p>
              </table:table-cell>
              <table:table-cell table:style-name="Table17.A1" office:value-type="string">
                <text:p text:style-name="P23">2</text:p>
              </table:table-cell>
              <table:table-cell table:style-name="Table17.A1" office:value-type="string">
                <text:p text:style-name="P23">3</text:p>
              </table:table-cell>
              <table:table-cell table:style-name="Table17.A1" office:value-type="string">
                <text:p text:style-name="P23">4</text:p>
              </table:table-cell>
              <table:table-cell table:style-name="Table17.A1" office:value-type="string">
                <text:p text:style-name="P23">5</text:p>
              </table:table-cell>
              <table:table-cell table:style-name="Table17.A1" office:value-type="string">
                <text:p text:style-name="P23">6</text:p>
              </table:table-cell>
            </table:table-row>
            <table:table-row table:style-name="Table17.1">
              <table:table-cell table:style-name="Table17.A2" office:value-type="string">
                <text:p text:style-name="P20">1</text:p>
              </table:table-cell>
              <table:table-cell table:style-name="Table17.B2" office:value-type="string">
                <text:p text:style-name="P20">2</text:p>
              </table:table-cell>
              <table:table-cell table:style-name="Table17.C2" office:value-type="string">
                <text:p text:style-name="P19"/>
              </table:table-cell>
              <table:table-cell table:style-name="Table17.D2" office:value-type="string">
                <text:p text:style-name="P19"/>
              </table:table-cell>
              <table:table-cell table:style-name="Table17.E2" office:value-type="string">
                <text:p text:style-name="P19"/>
              </table:table-cell>
              <table:table-cell table:style-name="Table17.F2" office:value-type="string">
                <text:p text:style-name="P19"/>
              </table:table-cell>
              <table:table-cell table:style-name="Table17.G2" office:value-type="string">
                <text:p text:style-name="P19"/>
              </table:table-cell>
            </table:table-row>
            <table:table-row table:style-name="Table17.1">
              <table:table-cell table:style-name="Table17.A3" office:value-type="string">
                <text:p text:style-name="P20">2</text:p>
              </table:table-cell>
              <table:table-cell table:style-name="Table17.B3" office:value-type="string">
                <text:p text:style-name="P20">3</text:p>
              </table:table-cell>
              <table:table-cell table:style-name="Table17.C3" office:value-type="string">
                <text:p text:style-name="P19"/>
              </table:table-cell>
              <table:table-cell table:style-name="Table17.D3" office:value-type="string">
                <text:p text:style-name="P19"/>
              </table:table-cell>
              <table:table-cell table:style-name="Table17.E3" office:value-type="string">
                <text:p text:style-name="P19"/>
              </table:table-cell>
              <table:table-cell table:style-name="Table17.F3" office:value-type="string">
                <text:p text:style-name="P19"/>
              </table:table-cell>
              <table:table-cell table:style-name="Table17.G3" office:value-type="string">
                <text:p text:style-name="P19"/>
              </table:table-cell>
            </table:table-row>
            <table:table-row table:style-name="Table17.1">
              <table:table-cell table:style-name="Table17.A2" office:value-type="string">
                <text:p text:style-name="P20">3</text:p>
              </table:table-cell>
              <table:table-cell table:style-name="Table17.B4" office:value-type="string">
                <text:p text:style-name="P20">3</text:p>
              </table:table-cell>
              <table:table-cell table:style-name="Table17.C4" office:value-type="string">
                <text:p text:style-name="P20">1</text:p>
              </table:table-cell>
              <table:table-cell table:style-name="Table17.D4" office:value-type="string">
                <text:p text:style-name="P19"/>
              </table:table-cell>
              <table:table-cell table:style-name="Table17.E4" office:value-type="string">
                <text:p text:style-name="P19"/>
              </table:table-cell>
              <table:table-cell table:style-name="Table17.F4" office:value-type="string">
                <text:p text:style-name="P19"/>
              </table:table-cell>
              <table:table-cell table:style-name="Table17.G4" office:value-type="string">
                <text:p text:style-name="P19"/>
              </table:table-cell>
            </table:table-row>
            <table:table-row table:style-name="Table17.1">
              <table:table-cell table:style-name="Table17.A3" office:value-type="string">
                <text:p text:style-name="P20">4</text:p>
              </table:table-cell>
              <table:table-cell table:style-name="Table17.B5" office:value-type="string">
                <text:p text:style-name="P20">3</text:p>
              </table:table-cell>
              <table:table-cell table:style-name="Table17.C5" office:value-type="string">
                <text:p text:style-name="P20">2</text:p>
              </table:table-cell>
              <table:table-cell table:style-name="Table17.D5" office:value-type="string">
                <text:p text:style-name="P19"/>
              </table:table-cell>
              <table:table-cell table:style-name="Table17.E5" office:value-type="string">
                <text:p text:style-name="P19"/>
              </table:table-cell>
              <table:table-cell table:style-name="Table17.F5" office:value-type="string">
                <text:p text:style-name="P19"/>
              </table:table-cell>
              <table:table-cell table:style-name="Table17.G5" office:value-type="string">
                <text:p text:style-name="P19"/>
              </table:table-cell>
            </table:table-row>
            <table:table-row table:style-name="Table17.1">
              <table:table-cell table:style-name="Table17.A2" office:value-type="string">
                <text:p text:style-name="P20">5</text:p>
              </table:table-cell>
              <table:table-cell table:style-name="Table17.B6" office:value-type="string">
                <text:p text:style-name="P20">4</text:p>
              </table:table-cell>
              <table:table-cell table:style-name="Table17.C6" office:value-type="string">
                <text:p text:style-name="P20">2</text:p>
              </table:table-cell>
              <table:table-cell table:style-name="Table17.D6" office:value-type="string">
                <text:p text:style-name="P19"/>
              </table:table-cell>
              <table:table-cell table:style-name="Table17.E6" office:value-type="string">
                <text:p text:style-name="P19"/>
              </table:table-cell>
              <table:table-cell table:style-name="Table17.F6" office:value-type="string">
                <text:p text:style-name="P19"/>
              </table:table-cell>
              <table:table-cell table:style-name="Table17.G6" office:value-type="string">
                <text:p text:style-name="P19"/>
              </table:table-cell>
            </table:table-row>
            <table:table-row table:style-name="Table17.1">
              <table:table-cell table:style-name="Table17.A3" office:value-type="string">
                <text:p text:style-name="P20">6</text:p>
              </table:table-cell>
              <table:table-cell table:style-name="Table17.B7" office:value-type="string">
                <text:p text:style-name="P20">4</text:p>
              </table:table-cell>
              <table:table-cell table:style-name="Table17.C7" office:value-type="string">
                <text:p text:style-name="P20">2</text:p>
              </table:table-cell>
              <table:table-cell table:style-name="Table17.D7" office:value-type="string">
                <text:p text:style-name="P20">1</text:p>
              </table:table-cell>
              <table:table-cell table:style-name="Table17.E7" office:value-type="string">
                <text:p text:style-name="P19"/>
              </table:table-cell>
              <table:table-cell table:style-name="Table17.F7" office:value-type="string">
                <text:p text:style-name="P19"/>
              </table:table-cell>
              <table:table-cell table:style-name="Table17.G7" office:value-type="string">
                <text:p text:style-name="P19"/>
              </table:table-cell>
            </table:table-row>
            <table:table-row table:style-name="Table17.1">
              <table:table-cell table:style-name="Table17.A2" office:value-type="string">
                <text:p text:style-name="P20">7</text:p>
              </table:table-cell>
              <table:table-cell table:style-name="Table17.B8" office:value-type="string">
                <text:p text:style-name="P20">4</text:p>
              </table:table-cell>
              <table:table-cell table:style-name="Table17.C8" office:value-type="string">
                <text:p text:style-name="P20">3</text:p>
              </table:table-cell>
              <table:table-cell table:style-name="Table17.D8" office:value-type="string">
                <text:p text:style-name="P20">2</text:p>
              </table:table-cell>
              <table:table-cell table:style-name="Table17.E8" office:value-type="string">
                <text:p text:style-name="P19"/>
              </table:table-cell>
              <table:table-cell table:style-name="Table17.F8" office:value-type="string">
                <text:p text:style-name="P19"/>
              </table:table-cell>
              <table:table-cell table:style-name="Table17.G8" office:value-type="string">
                <text:p text:style-name="P19"/>
              </table:table-cell>
            </table:table-row>
            <table:table-row table:style-name="Table17.1">
              <table:table-cell table:style-name="Table17.A3" office:value-type="string">
                <text:p text:style-name="P20">8</text:p>
              </table:table-cell>
              <table:table-cell table:style-name="Table17.B9" office:value-type="string">
                <text:p text:style-name="P20">5</text:p>
              </table:table-cell>
              <table:table-cell table:style-name="Table17.C9" office:value-type="string">
                <text:p text:style-name="P20">3</text:p>
              </table:table-cell>
              <table:table-cell table:style-name="Table17.D9" office:value-type="string">
                <text:p text:style-name="P20">2</text:p>
              </table:table-cell>
              <table:table-cell table:style-name="Table17.E9" office:value-type="string">
                <text:p text:style-name="P19"/>
              </table:table-cell>
              <table:table-cell table:style-name="Table17.F9" office:value-type="string">
                <text:p text:style-name="P19"/>
              </table:table-cell>
              <table:table-cell table:style-name="Table17.G9" office:value-type="string">
                <text:p text:style-name="P19"/>
              </table:table-cell>
            </table:table-row>
            <table:table-row table:style-name="Table17.1">
              <table:table-cell table:style-name="Table17.A2" office:value-type="string">
                <text:p text:style-name="P20">9</text:p>
              </table:table-cell>
              <table:table-cell table:style-name="Table17.B10" office:value-type="string">
                <text:p text:style-name="P20">5</text:p>
              </table:table-cell>
              <table:table-cell table:style-name="Table17.C10" office:value-type="string">
                <text:p text:style-name="P20">3</text:p>
              </table:table-cell>
              <table:table-cell table:style-name="Table17.D10" office:value-type="string">
                <text:p text:style-name="P20">2</text:p>
              </table:table-cell>
              <table:table-cell table:style-name="Table17.E10" office:value-type="string">
                <text:p text:style-name="P20">1</text:p>
              </table:table-cell>
              <table:table-cell table:style-name="Table17.F10" office:value-type="string">
                <text:p text:style-name="P19"/>
              </table:table-cell>
              <table:table-cell table:style-name="Table17.G10" office:value-type="string">
                <text:p text:style-name="P19"/>
              </table:table-cell>
            </table:table-row>
            <table:table-row table:style-name="Table17.1">
              <table:table-cell table:style-name="Table17.A3" office:value-type="string">
                <text:p text:style-name="P20">10</text:p>
              </table:table-cell>
              <table:table-cell table:style-name="Table17.B11" office:value-type="string">
                <text:p text:style-name="P20">5</text:p>
              </table:table-cell>
              <table:table-cell table:style-name="Table17.C11" office:value-type="string">
                <text:p text:style-name="P20">3</text:p>
              </table:table-cell>
              <table:table-cell table:style-name="Table17.D11" office:value-type="string">
                <text:p text:style-name="P20">2</text:p>
              </table:table-cell>
              <table:table-cell table:style-name="Table17.E11" office:value-type="string">
                <text:p text:style-name="P20">2</text:p>
              </table:table-cell>
              <table:table-cell table:style-name="Table17.F11" office:value-type="string">
                <text:p text:style-name="P19"/>
              </table:table-cell>
              <table:table-cell table:style-name="Table17.G11" office:value-type="string">
                <text:p text:style-name="P19"/>
              </table:table-cell>
            </table:table-row>
            <table:table-row table:style-name="Table17.1">
              <table:table-cell table:style-name="Table17.A2" office:value-type="string">
                <text:p text:style-name="P20">11</text:p>
              </table:table-cell>
              <table:table-cell table:style-name="Table17.B12" office:value-type="string">
                <text:p text:style-name="P20">5</text:p>
              </table:table-cell>
              <table:table-cell table:style-name="Table17.C12" office:value-type="string">
                <text:p text:style-name="P20">4</text:p>
              </table:table-cell>
              <table:table-cell table:style-name="Table17.D12" office:value-type="string">
                <text:p text:style-name="P20">3</text:p>
              </table:table-cell>
              <table:table-cell table:style-name="Table17.E12" office:value-type="string">
                <text:p text:style-name="P20">2</text:p>
              </table:table-cell>
              <table:table-cell table:style-name="Table17.F12" office:value-type="string">
                <text:p text:style-name="P19"/>
              </table:table-cell>
              <table:table-cell table:style-name="Table17.G12" office:value-type="string">
                <text:p text:style-name="P19"/>
              </table:table-cell>
            </table:table-row>
            <table:table-row table:style-name="Table17.1">
              <table:table-cell table:style-name="Table17.A3" office:value-type="string">
                <text:p text:style-name="P20">12</text:p>
              </table:table-cell>
              <table:table-cell table:style-name="Table17.B13" office:value-type="string">
                <text:p text:style-name="P20">5</text:p>
              </table:table-cell>
              <table:table-cell table:style-name="Table17.C13" office:value-type="string">
                <text:p text:style-name="P20">4</text:p>
              </table:table-cell>
              <table:table-cell table:style-name="Table17.D13" office:value-type="string">
                <text:p text:style-name="P20">3</text:p>
              </table:table-cell>
              <table:table-cell table:style-name="Table17.E13" office:value-type="string">
                <text:p text:style-name="P20">2</text:p>
              </table:table-cell>
              <table:table-cell table:style-name="Table17.F13" office:value-type="string">
                <text:p text:style-name="P20">1</text:p>
              </table:table-cell>
              <table:table-cell table:style-name="Table17.G13" office:value-type="string">
                <text:p text:style-name="P19"/>
              </table:table-cell>
            </table:table-row>
            <table:table-row table:style-name="Table17.1">
              <table:table-cell table:style-name="Table17.A2" office:value-type="string">
                <text:p text:style-name="P20">13</text:p>
              </table:table-cell>
              <table:table-cell table:style-name="Table17.B14" office:value-type="string">
                <text:p text:style-name="P20">6</text:p>
              </table:table-cell>
              <table:table-cell table:style-name="Table17.C14" office:value-type="string">
                <text:p text:style-name="P20">4</text:p>
              </table:table-cell>
              <table:table-cell table:style-name="Table17.D14" office:value-type="string">
                <text:p text:style-name="P20">3</text:p>
              </table:table-cell>
              <table:table-cell table:style-name="Table17.E14" office:value-type="string">
                <text:p text:style-name="P20">2</text:p>
              </table:table-cell>
              <table:table-cell table:style-name="Table17.F14" office:value-type="string">
                <text:p text:style-name="P20">1</text:p>
              </table:table-cell>
              <table:table-cell table:style-name="Table17.G14" office:value-type="string">
                <text:p text:style-name="P19"/>
              </table:table-cell>
            </table:table-row>
            <table:table-row table:style-name="Table17.1">
              <table:table-cell table:style-name="Table17.A3" office:value-type="string">
                <text:p text:style-name="P20">14</text:p>
              </table:table-cell>
              <table:table-cell table:style-name="Table17.B15" office:value-type="string">
                <text:p text:style-name="P20">6</text:p>
              </table:table-cell>
              <table:table-cell table:style-name="Table17.C15" office:value-type="string">
                <text:p text:style-name="P20">4</text:p>
              </table:table-cell>
              <table:table-cell table:style-name="Table17.D15" office:value-type="string">
                <text:p text:style-name="P20">3</text:p>
              </table:table-cell>
              <table:table-cell table:style-name="Table17.E15" office:value-type="string">
                <text:p text:style-name="P20">3</text:p>
              </table:table-cell>
              <table:table-cell table:style-name="Table17.F15" office:value-type="string">
                <text:p text:style-name="P20">2</text:p>
              </table:table-cell>
              <table:table-cell table:style-name="Table17.G15" office:value-type="string">
                <text:p text:style-name="P19"/>
              </table:table-cell>
            </table:table-row>
            <table:table-row table:style-name="Table17.1">
              <table:table-cell table:style-name="Table17.A2" office:value-type="string">
                <text:p text:style-name="P20">15</text:p>
              </table:table-cell>
              <table:table-cell table:style-name="Table17.B16" office:value-type="string">
                <text:p text:style-name="P20">6</text:p>
              </table:table-cell>
              <table:table-cell table:style-name="Table17.C16" office:value-type="string">
                <text:p text:style-name="P20">5</text:p>
              </table:table-cell>
              <table:table-cell table:style-name="Table17.D16" office:value-type="string">
                <text:p text:style-name="P20">4</text:p>
              </table:table-cell>
              <table:table-cell table:style-name="Table17.E16" office:value-type="string">
                <text:p text:style-name="P20">3</text:p>
              </table:table-cell>
              <table:table-cell table:style-name="Table17.F16" office:value-type="string">
                <text:p text:style-name="P20">2</text:p>
              </table:table-cell>
              <table:table-cell table:style-name="Table17.G16" office:value-type="string">
                <text:p text:style-name="P20">1</text:p>
              </table:table-cell>
            </table:table-row>
            <table:table-row table:style-name="Table17.1">
              <table:table-cell table:style-name="Table17.A3" office:value-type="string">
                <text:p text:style-name="P20">16</text:p>
              </table:table-cell>
              <table:table-cell table:style-name="Table17.B17" office:value-type="string">
                <text:p text:style-name="P20">6</text:p>
              </table:table-cell>
              <table:table-cell table:style-name="Table17.C17" office:value-type="string">
                <text:p text:style-name="P20">5</text:p>
              </table:table-cell>
              <table:table-cell table:style-name="Table17.D17" office:value-type="string">
                <text:p text:style-name="P20">4</text:p>
              </table:table-cell>
              <table:table-cell table:style-name="Table17.E17" office:value-type="string">
                <text:p text:style-name="P20">3</text:p>
              </table:table-cell>
              <table:table-cell table:style-name="Table17.F17" office:value-type="string">
                <text:p text:style-name="P20">2</text:p>
              </table:table-cell>
              <table:table-cell table:style-name="Table17.G17" office:value-type="string">
                <text:p text:style-name="P20">1</text:p>
              </table:table-cell>
            </table:table-row>
            <table:table-row table:style-name="Table17.1">
              <table:table-cell table:style-name="Table17.A2" office:value-type="string">
                <text:p text:style-name="P20">17</text:p>
              </table:table-cell>
              <table:table-cell table:style-name="Table17.B18" office:value-type="string">
                <text:p text:style-name="P20">6</text:p>
              </table:table-cell>
              <table:table-cell table:style-name="Table17.C18" office:value-type="string">
                <text:p text:style-name="P20">5</text:p>
              </table:table-cell>
              <table:table-cell table:style-name="Table17.D18" office:value-type="string">
                <text:p text:style-name="P20">4</text:p>
              </table:table-cell>
              <table:table-cell table:style-name="Table17.E18" office:value-type="string">
                <text:p text:style-name="P20">3</text:p>
              </table:table-cell>
              <table:table-cell table:style-name="Table17.F18" office:value-type="string">
                <text:p text:style-name="P20">3</text:p>
              </table:table-cell>
              <table:table-cell table:style-name="Table17.G18" office:value-type="string">
                <text:p text:style-name="P20">1</text:p>
              </table:table-cell>
            </table:table-row>
            <table:table-row table:style-name="Table17.1">
              <table:table-cell table:style-name="Table17.A3" office:value-type="string">
                <text:p text:style-name="P20">18</text:p>
              </table:table-cell>
              <table:table-cell table:style-name="Table17.B19" office:value-type="string">
                <text:p text:style-name="P20">6</text:p>
              </table:table-cell>
              <table:table-cell table:style-name="Table17.C19" office:value-type="string">
                <text:p text:style-name="P20">5</text:p>
              </table:table-cell>
              <table:table-cell table:style-name="Table17.D19" office:value-type="string">
                <text:p text:style-name="P20">4</text:p>
              </table:table-cell>
              <table:table-cell table:style-name="Table17.E19" office:value-type="string">
                <text:p text:style-name="P20">4</text:p>
              </table:table-cell>
              <table:table-cell table:style-name="Table17.F19" office:value-type="string">
                <text:p text:style-name="P20">3</text:p>
              </table:table-cell>
              <table:table-cell table:style-name="Table17.G19" office:value-type="string">
                <text:p text:style-name="P20">2</text:p>
              </table:table-cell>
            </table:table-row>
            <table:table-row table:style-name="Table17.1">
              <table:table-cell table:style-name="Table17.A2" office:value-type="string">
                <text:p text:style-name="P20">19</text:p>
              </table:table-cell>
              <table:table-cell table:style-name="Table17.B20" office:value-type="string">
                <text:p text:style-name="P20">6</text:p>
              </table:table-cell>
              <table:table-cell table:style-name="Table17.C20" office:value-type="string">
                <text:p text:style-name="P20">6</text:p>
              </table:table-cell>
              <table:table-cell table:style-name="Table17.D20" office:value-type="string">
                <text:p text:style-name="P20">5</text:p>
              </table:table-cell>
              <table:table-cell table:style-name="Table17.E20" office:value-type="string">
                <text:p text:style-name="P20">4</text:p>
              </table:table-cell>
              <table:table-cell table:style-name="Table17.F20" office:value-type="string">
                <text:p text:style-name="P20">3</text:p>
              </table:table-cell>
              <table:table-cell table:style-name="Table17.G20" office:value-type="string">
                <text:p text:style-name="P20">2</text:p>
              </table:table-cell>
            </table:table-row>
            <table:table-row table:style-name="Table17.1">
              <table:table-cell table:style-name="Table17.A21" office:value-type="string">
                <text:p text:style-name="P20">20</text:p>
              </table:table-cell>
              <table:table-cell table:style-name="Table17.B21" office:value-type="string">
                <text:p text:style-name="P20">6</text:p>
              </table:table-cell>
              <table:table-cell table:style-name="Table17.C21" office:value-type="string">
                <text:p text:style-name="P20">6</text:p>
              </table:table-cell>
              <table:table-cell table:style-name="Table17.D21" office:value-type="string">
                <text:p text:style-name="P20">5</text:p>
              </table:table-cell>
              <table:table-cell table:style-name="Table17.E21" office:value-type="string">
                <text:p text:style-name="P20">4</text:p>
              </table:table-cell>
              <table:table-cell table:style-name="Table17.F21" office:value-type="string">
                <text:p text:style-name="P20">3</text:p>
              </table:table-cell>
              <table:table-cell table:style-name="Table17.G21" office:value-type="string">
                <text:p text:style-name="P20">2</text:p>
              </table:table-cell>
            </table:table-row>
          </table:table>
          <text:h text:style-name="Heading_20_3" text:outline-level="3"><text:bookmark-start text:name="the-schools-of-magic"/>The Schools of Magic<text:bookmark-end text:name="the-schools-of-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school, one at each level they can cast. The schools are:</text:p>
          <text:list text:style-name="L44">
            <text:list-item>
              <text:p text:style-name="P69"><text:span text:style-name="T3">Abjuration</text:span>: Spells protective in nature. These frequently ward against damage or hostile effects, like gas, poison, possession, etc.</text:p>
            </text:list-item>
            <text:list-item>
              <text:p text:style-name="P69"><text:span text:style-name="T3">Conjuration</text:span>: Spells that summon creatures or objects, from a simple fog to extraplanar entities that serve your every whim.</text:p>
            </text:list-item>
            <text:list-item>
              <text:p text:style-name="P69"><text:span text:style-name="T3">Divination</text:span>: Spells that reveal information, from hidden traps and chambers to items and fell secrets.</text:p>
            </text:list-item>
            <text:list-item>
              <text:p text:style-name="P69"><text:span text:style-name="T3">Enchantment</text:span>: Spells that affect the minds of others and bend life to your will–men, monsters, and even plants–making them angry or ambivalent, docile or dependent.</text:p>
            </text:list-item>
            <text:list-item>
              <text:p text:style-name="P69"><text:span text:style-name="T3">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69"><text:span text:style-name="T3">Illusion</text:span>: Spells that deceive; imaginary sounds, smells, objects, creatures, and even entire <text:soft-page-break/>environments are possible.</text:p>
            </text:list-item>
            <text:list-item>
              <text:p text:style-name="P69"><text:span text:style-name="T3">Necromancy</text:span>: Spells manipulating the energies of life and death, covering both healing the living and interactions with the dead (and undead).</text:p>
            </text:list-item>
            <text:list-item>
              <text:p text:style-name="P69"><text:span text:style-name="T3">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text:bookmark-start text:name="scrolls"/>Scrolls<text:bookmark-end text:name="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3">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text:bookmark-start text:name="spell-list"/>Spell List<text:bookmark-end text:name="spell-list"/></text:h>
          <text:p text:style-name="First_20_paragraph">See full spell list <text:a xlink:type="simple" xlink:href="..//spells.md" text:style-name="Internet_20_link" text:visited-style-name="Visited_20_Internet_20_Link"><text:span text:style-name="Definition">here</text:span></text:a>.</text:p>
          <text:h text:style-name="Heading_20_2" text:outline-level="2"><text:bookmark-start text:name="mapping"/>Mapping<text:bookmark-end text:name="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hem. If the entire party dies in the dungeon, the only way their maps will survive is if copies were left on the surface.</text:p>
          <text:h text:style-name="Heading_20_2" text:outline-level="2"><text:bookmark-start text:name="moving-silently"/>Moving Silently<text:bookmark-end text:name="moving-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45">
            <text:list-item>
              <text:p text:style-name="P70"><text:span text:style-name="T3">Alert Enemies</text:span>: The attention of most intelligent undead (e.g., skeletons, zombies) and constructs (e.g. golems) never wavers. As such, the difficulty of move silently checks against them is one difficulty higher.</text:p>
            </text:list-item>
            <text:list-item>
              <text:p text:style-name="P70"><text:span text:style-name="T3">Armor</text:span>: If wearing non-magical medium or heavy armor, increase the difficulty by one level.</text:p>
            </text:list-item>
            <text:list-item>
              <text:p text:style-name="P70"><text:span text:style-name="T3">Group Checks</text:span>: If a group attempts to sneak together, this is a group check, with the difficulty based on the group’s least stealthy member.</text:p>
            </text:list-item>
            <text:list-item>
              <text:p text:style-name="P70"><text:span text:style-name="T3">Surprise</text:span>: Moving silently can be used to set up surprise attacks.</text:p>
            </text:list-item>
          </text:list>
          <text:h text:style-name="Heading_20_2" text:outline-level="2"><text:bookmark-start text:name="npc-spellcasting"/>NPC Spellcasting<text:bookmark-end text:name="npc-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8" table:style-name="Table18" table:template-name="D&amp;D">
            <table:table-column table:style-name="Table18.A"/>
            <table:table-column table:style-name="Table18.B"/>
            <table:table-row table:style-name="Table18.1">
              <table:table-cell table:style-name="Table18.A1" office:value-type="string">
                <text:p text:style-name="P23">Spell Level</text:p>
              </table:table-cell>
              <table:table-cell table:style-name="Table18.A1" office:value-type="string">
                <text:p text:style-name="P23">Cost per Casting</text:p>
              </table:table-cell>
            </table:table-row>
            <table:table-row table:style-name="Table18.1">
              <table:table-cell table:style-name="Table18.A2" office:value-type="string">
                <text:p text:style-name="P20">1st</text:p>
              </table:table-cell>
              <table:table-cell table:style-name="Table18.B2" office:value-type="string">
                <text:p text:style-name="P20">50sp</text:p>
              </table:table-cell>
            </table:table-row>
            <table:table-row table:style-name="Table18.1">
              <table:table-cell table:style-name="Table18.A3" office:value-type="string">
                <text:p text:style-name="P20">2nd</text:p>
              </table:table-cell>
              <table:table-cell table:style-name="Table18.B3" office:value-type="string">
                <text:p text:style-name="P20">100sp</text:p>
              </table:table-cell>
            </table:table-row>
            <table:table-row table:style-name="Table18.1">
              <table:table-cell table:style-name="Table18.A2" office:value-type="string">
                <text:p text:style-name="P20">3rd</text:p>
              </table:table-cell>
              <table:table-cell table:style-name="Table18.B4" office:value-type="string">
                <text:p text:style-name="P20">250sp</text:p>
              </table:table-cell>
            </table:table-row>
            <table:table-row table:style-name="Table18.1">
              <table:table-cell table:style-name="Table18.A3" office:value-type="string">
                <text:p text:style-name="P20">4th</text:p>
              </table:table-cell>
              <table:table-cell table:style-name="Table18.B5" office:value-type="string">
                <text:p text:style-name="P20">500sp</text:p>
              </table:table-cell>
            </table:table-row>
            <table:table-row table:style-name="Table18.1">
              <table:table-cell table:style-name="Table18.A2" office:value-type="string">
                <text:p text:style-name="P20">5th</text:p>
              </table:table-cell>
              <table:table-cell table:style-name="Table18.B6" office:value-type="string">
                <text:p text:style-name="P20">1000sp</text:p>
              </table:table-cell>
            </table:table-row>
            <table:table-row table:style-name="Table18.1">
              <table:table-cell table:style-name="Table18.A7" office:value-type="string">
                <text:p text:style-name="P20">6th</text:p>
              </table:table-cell>
              <table:table-cell table:style-name="Table18.B7" office:value-type="string">
                <text:p text:style-name="P20">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bookmark-start text:name="perception-checks"/>Perception Checks<text:bookmark-end text:name="perception-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text:soft-page-break/>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text:bookmark-start text:name="readied-items"/>Readied Items<text:bookmark-end text:name="readied-items"/></text:h>
          <text:p text:style-name="First_20_paragraph">Small, easily accessible items (e.g., sheathed daggers, wands, or potions) on your character can be declared as <text:span text:style-name="T3">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text:bookmark-start text:name="retainers"/>Retainers<text:bookmark-end text:name="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46">
            <text:list-item>
              <text:p text:style-name="P71">0-1=No armor (AC 9)</text:p>
            </text:list-item>
            <text:list-item>
              <text:p text:style-name="P71">2-3=Leather (AC 12)</text:p>
            </text:list-item>
            <text:list-item>
              <text:p text:style-name="P71">4-5=Ring (AC 13)</text:p>
            </text:list-item>
            <text:list-item>
              <text:p text:style-name="P71">6=Scale (AC 14)</text:p>
            </text:list-item>
            <text:list-item>
              <text:p text:style-name="P71">7=Chainmail (AC 15)</text:p>
            </text:list-item>
          </text:list>
          <text:p text:style-name="First_20_paragraph">Choose a weapon option:</text:p>
          <text:list text:style-name="L47">
            <text:list-item>
              <text:p text:style-name="P72">Option A: One medium melee weapon &amp; a shield</text:p>
            </text:list-item>
            <text:list-item>
              <text:p text:style-name="P72">Option B: One large weapon</text:p>
            </text:list-item>
            <text:list-item>
              <text:p text:style-name="P72">Option C: Two medium one-handed weapons (+1 to hit)</text:p>
            </text:list-item>
            <text:list-item>
              <text:p text:style-name="P72">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9" table:style-name="Table19" table:template-name="D&amp;D">
            <table:table-column table:style-name="Table19.A"/>
            <table:table-column table:style-name="Table19.B"/>
            <table:table-row table:style-name="Table19.1">
              <table:table-cell table:style-name="Table19.A1" office:value-type="string">
                <text:p text:style-name="P23">2d6</text:p>
              </table:table-cell>
              <table:table-cell table:style-name="Table19.A1" office:value-type="string">
                <text:p text:style-name="P23">Reaction to Offer</text:p>
              </table:table-cell>
            </table:table-row>
            <table:table-row table:style-name="Table19.1">
              <table:table-cell table:style-name="Table19.A2" office:value-type="string">
                <text:p text:style-name="P20">2</text:p>
              </table:table-cell>
              <table:table-cell table:style-name="Table19.B2" office:value-type="string">
                <text:p text:style-name="P20">Hostilely declines*</text:p>
              </table:table-cell>
            </table:table-row>
            <table:table-row table:style-name="Table19.1">
              <table:table-cell table:style-name="Table19.A3" office:value-type="string">
                <text:p text:style-name="P20">3-5</text:p>
              </table:table-cell>
              <table:table-cell table:style-name="Table19.B3" office:value-type="string">
                <text:p text:style-name="P20">Declines</text:p>
              </table:table-cell>
            </table:table-row>
            <table:table-row table:style-name="Table19.1">
              <table:table-cell table:style-name="Table19.A2" office:value-type="string">
                <text:p text:style-name="P20">6-11</text:p>
              </table:table-cell>
              <table:table-cell table:style-name="Table19.B4" office:value-type="string">
                <text:p text:style-name="P20">Accepts</text:p>
              </table:table-cell>
            </table:table-row>
            <table:table-row table:style-name="Table19.1">
              <table:table-cell table:style-name="Table19.A5" office:value-type="string">
                <text:p text:style-name="P20">12</text:p>
              </table:table-cell>
              <table:table-cell table:style-name="Table19.B5" office:value-type="string">
                <text:p text:style-name="P20">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text:bookmark-start text:name="strongholds-domains"/>Strongholds &amp; Domains<text:bookmark-end text:name="strongholds-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text:bookmark-start text:name="swimming"/>Swimming<text:bookmark-end text:name="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ext:bookmark-start text:name="trap-detection"/>Trap Detection<text:bookmark-end text:name="trap-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3">10-foot Poles</text:span>: Prodding ahead with one or more of these and using cautious exploration gives a 2-in-6 chance of triggering area traps (safely, unless the trap specifies otherwise).</text:p>
          <text:p text:style-name="Text_20_body"><text:span text:style-name="T3">Area Traps</text:span>: Traps that are triggered by moving into a map square (e.g. pit traps, but not trapped doors) are area traps. During cautious exploration, a separate group check is automatically made for each area trap trigger within 10 feet.</text:p>
        </text:section>
      </text:section>
      <text:p text:style-name="Horizontal_20_Line"/>
      <text:h text:style-name="Heading_20_1" text:outline-level="1"><text:bookmark-start text:name="wilderness-exploration"/><text:soft-page-break/>Wilderness Exploration<text:bookmark-end text:name="wilderness-exploration"/></text:h>
      <text:section text:style-name="Sect1" text:name="Section8">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3">Hex points</text:span> are spent to travel through hexes, and all player characters have a base hex point allowance of <text:span text:style-name="T3">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20" table:style-name="Table20" table:template-name="D&amp;D">
          <table:table-column table:style-name="Table20.A"/>
          <table:table-column table:style-name="Table20.B"/>
          <table:table-row table:style-name="Table20.1">
            <table:table-cell table:style-name="Table20.A1" office:value-type="string">
              <text:p text:style-name="P23">Terrain Type</text:p>
            </table:table-cell>
            <table:table-cell table:style-name="Table20.A1" office:value-type="string">
              <text:p text:style-name="P23">Entry Cost</text:p>
            </table:table-cell>
          </table:table-row>
          <table:table-row table:style-name="Table20.1">
            <table:table-cell table:style-name="Table20.A2" office:value-type="string">
              <text:p text:style-name="P20">Plains, steppe, farmland</text:p>
            </table:table-cell>
            <table:table-cell table:style-name="Table20.B2" office:value-type="string">
              <text:p text:style-name="P20">1</text:p>
            </table:table-cell>
          </table:table-row>
          <table:table-row table:style-name="Table20.1">
            <table:table-cell table:style-name="Table20.A3" office:value-type="string">
              <text:p text:style-name="P20">Hills, woods, desert, rough</text:p>
            </table:table-cell>
            <table:table-cell table:style-name="Table20.B3" office:value-type="string">
              <text:p text:style-name="P20">2</text:p>
            </table:table-cell>
          </table:table-row>
          <table:table-row table:style-name="Table20.1">
            <table:table-cell table:style-name="Table20.A4" office:value-type="string">
              <text:p text:style-name="P20">Mountains, jungle, swamps</text:p>
            </table:table-cell>
            <table:table-cell table:style-name="Table20.B4" office:value-type="string">
              <text:p text:style-name="P20">4</text:p>
            </table:table-cell>
          </table:table-row>
        </table:table>
        <text:p text:style-name="First_20_paragraph">Terrain factors can affect the base entry cost of a hex:</text:p>
        <table:table table:name="Table21" table:style-name="Table21" table:template-name="D&amp;D">
          <table:table-column table:style-name="Table21.A"/>
          <table:table-column table:style-name="Table21.B"/>
          <table:table-row table:style-name="Table21.1">
            <table:table-cell table:style-name="Table21.A1" office:value-type="string">
              <text:p text:style-name="P23">Terrain Modifiers</text:p>
            </table:table-cell>
            <table:table-cell table:style-name="Table21.A1" office:value-type="string">
              <text:p text:style-name="P23">Cost Modifier</text:p>
            </table:table-cell>
          </table:table-row>
          <table:table-row table:style-name="Table21.1">
            <table:table-cell table:style-name="Table21.A2" office:value-type="string">
              <text:p text:style-name="P20">Heavy rain/deep snow/thick fog</text:p>
            </table:table-cell>
            <table:table-cell table:style-name="Table21.B2" office:value-type="string">
              <text:p text:style-name="P20">+1</text:p>
            </table:table-cell>
          </table:table-row>
          <table:table-row table:style-name="Table21.1">
            <table:table-cell table:style-name="Table21.A3" office:value-type="string">
              <text:p text:style-name="P20">Temperature extremes</text:p>
            </table:table-cell>
            <table:table-cell table:style-name="Table21.B3" office:value-type="string">
              <text:p text:style-name="P20">+1</text:p>
            </table:table-cell>
          </table:table-row>
          <table:table-row table:style-name="Table21.1">
            <table:table-cell table:style-name="Table21.A4" office:value-type="string">
              <text:p text:style-name="P20">Good roads or excellent trails</text:p>
            </table:table-cell>
            <table:table-cell table:style-name="Table21.B4" office:value-type="string">
              <text:p text:style-name="P20">-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48">
          <text:list-item>
            <text:p text:style-name="P73"><text:span text:style-name="T3">Cautious March</text:span>: Reduce the party’s hex allowance by one, and apply a +1 bonus to all rolls for overland random encounters, and the party has a better chance of tactically favorable encounters.</text:p>
          </text:list-item>
          <text:list-item>
            <text:p text:style-name="P73"><text:span text:style-name="T3">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text:bookmark-start text:name="entering-a-hex"/>Entering a Hex<text:bookmark-end text:name="entering-a-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text:bookmark-start text:name="navigation-and-getting-lost"/>Navigation and Getting Lost<text:bookmark-end text:name="navigation-and-getting-lost"/></text:h>
        <text:p text:style-name="First_20_paragraph">If the party has never been to a hex they’ve just entered, the party makes a <text:span text:style-name="T3">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text:bookmark-start text:name="searching"/>Searching<text:bookmark-end text:name="searching"/></text:h>
        <text:p text:style-name="First_20_paragraph">Entering a hex allows a party to determine its features. There are two types: <text:span text:style-name="T3">overt</text:span> and <text:span text:style-name="T3">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text:bookmark-start text:name="camping-in-the-wilds"/>Camping in the Wilds<text:bookmark-end text:name="camping-in-the-wilds"/></text:h>
        <text:h text:style-name="Heading_20_3" text:outline-level="3"><text:bookmark-start text:name="building-a-fire"/>Building a Fire<text:bookmark-end text:name="building-a-fire"/></text:h>
        <text:p text:style-name="First_20_paragraph">Given a means of producing flame (e.g. a tinderbox, magic) and a stash of wood (either gathered from the forest or carried in packs), a character may attempt to build a fire.</text:p>
        <text:p text:style-name="Text_20_body"><text:span text:style-name="T3">Good conditions:</text:span> In favorable conditions, with decent wood and a relatively dry campsite, fire-building automatically succeeds.</text:p>
        <text:p text:style-name="Text_20_body"><text:span text:style-name="T3">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bookmark-start text:name="fetching-water"/>Fetching Water<text:bookmark-end text:name="fetching-water"/></text:h>
        <text:p text:style-name="First_20_paragraph">Finding water to drink is assumed to have happened naturally while traveling, except in an exceptionally dry environment, when it is only found on a 2-in-6 chance per hex.</text:p>
      </text:section>
      <text:h text:style-name="P16" text:outline-level="3"/>
      <text:h text:style-name="P17" text:outline-level="3"><text:bookmark-start text:name="rest-checks"/>Rest Checks<text:bookmark-end text:name="rest-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2" table:style-name="Table22">
        <table:table-column table:style-name="Table22.A"/>
        <table:table-column table:style-name="Table22.B"/>
        <table:table-column table:style-name="Table22.C" table:number-columns-repeated="2"/>
        <table:table-column table:style-name="Table22.E"/>
        <table:table-column table:style-name="Table22.C"/>
        <table:table-header-rows>
          <table:table-row>
            <table:table-cell table:style-name="Table22.A1" office:value-type="string">
              <text:p text:style-name="Table_20_Heading">Fire</text:p>
            </table:table-cell>
            <table:table-cell table:style-name="Table22.A1" office:value-type="string">
              <text:p text:style-name="Table_20_Heading">Bed</text:p>
            </table:table-cell>
            <table:table-cell table:style-name="Table22.A1" office:value-type="string">
              <text:p text:style-name="Table_20_Heading">Winter</text:p>
            </table:table-cell>
            <table:table-cell table:style-name="Table22.A1" office:value-type="string">
              <text:p text:style-name="Table_20_Heading">Spring</text:p>
            </table:table-cell>
            <table:table-cell table:style-name="Table22.A1" office:value-type="string">
              <text:p text:style-name="Table_20_Heading">Summer</text:p>
            </table:table-cell>
            <table:table-cell table:style-name="Table22.A1" office:value-type="string">
              <text:p text:style-name="Table_20_Heading">Autumn</text:p>
            </table:table-cell>
          </table:table-row>
        </table:table-header-rows>
        <table:table-row>
          <table:table-cell table:style-name="Table22.A1" office:value-type="string">
            <text:p text:style-name="Table_20_Contents">N</text:p>
          </table:table-cell>
          <table:table-cell table:style-name="Table22.A1" office:value-type="string">
            <text:p text:style-name="Table_20_Contents">No bedding</text:p>
          </table:table-cell>
          <table:table-cell table:style-name="Table22.A1" office:value-type="string">
            <text:p text:style-name="Table_20_Contents">Auto failure</text:p>
          </table:table-cell>
          <table:table-cell table:style-name="Table22.A1" office:value-type="string">
            <text:p text:style-name="Table_20_Contents">Daunting (11+)</text:p>
          </table:table-cell>
          <table:table-cell table:style-name="Table22.A1" office:value-type="string">
            <text:p text:style-name="Table_20_Contents">Moderate (8+)</text:p>
          </table:table-cell>
          <table:table-cell table:style-name="Table22.A1" office:value-type="string">
            <text:p text:style-name="Table_20_Contents">Daunting (11+)</text:p>
          </table:table-cell>
        </table:table-row>
        <table:table-row>
          <table:table-cell table:style-name="Table22.A1" office:value-type="string">
            <text:p text:style-name="Table_20_Contents">N</text:p>
          </table:table-cell>
          <table:table-cell table:style-name="Table22.A1" office:value-type="string">
            <text:p text:style-name="Table_20_Contents">Bedroll or tent</text:p>
          </table:table-cell>
          <table:table-cell table:style-name="Table22.A1" office:value-type="string">
            <text:p text:style-name="Table_20_Contents">Auto failure</text:p>
          </table:table-cell>
          <table:table-cell table:style-name="Table22.A1" office:value-type="string">
            <text:p text:style-name="Table_20_Contents">Moderate (8+)</text:p>
          </table:table-cell>
          <table:table-cell table:style-name="Table22.A1" office:value-type="string">
            <text:p text:style-name="Table_20_Contents">Good rest</text:p>
          </table:table-cell>
          <table:table-cell table:style-name="Table22.A1" office:value-type="string">
            <text:p text:style-name="Table_20_Contents">Moderate (8+)</text:p>
          </table:table-cell>
        </table:table-row>
        <table:table-row>
          <table:table-cell table:style-name="Table22.A1" office:value-type="string">
            <text:p text:style-name="Table_20_Contents">N</text:p>
          </table:table-cell>
          <table:table-cell table:style-name="Table22.A1" office:value-type="string">
            <text:p text:style-name="Table_20_Contents">Bedroll &amp; tent</text:p>
          </table:table-cell>
          <table:table-cell table:style-name="Table22.A1" office:value-type="string">
            <text:p text:style-name="Table_20_Contents">Daunting (11+)</text:p>
          </table:table-cell>
          <table:table-cell table:style-name="Table22.A1" office:value-type="string">
            <text:p text:style-name="Table_20_Contents">Moderate (8+)</text:p>
          </table:table-cell>
          <table:table-cell table:style-name="Table22.A1" office:value-type="string">
            <text:p text:style-name="Table_20_Contents">Good rest</text:p>
          </table:table-cell>
          <table:table-cell table:style-name="Table22.A1" office:value-type="string">
            <text:p text:style-name="Table_20_Contents">Moderate (8+)</text:p>
          </table:table-cell>
        </table:table-row>
        <table:table-row>
          <table:table-cell table:style-name="Table22.A1" office:value-type="string">
            <text:p text:style-name="Table_20_Contents">Y</text:p>
          </table:table-cell>
          <table:table-cell table:style-name="Table22.A1" office:value-type="string">
            <text:p text:style-name="Table_20_Contents">No bedding</text:p>
          </table:table-cell>
          <table:table-cell table:style-name="Table22.A1" office:value-type="string">
            <text:p text:style-name="Table_20_Contents">Auto failure</text:p>
          </table:table-cell>
          <table:table-cell table:style-name="Table22.A1" office:value-type="string">
            <text:p text:style-name="Table_20_Contents">Daunting (11+)</text:p>
          </table:table-cell>
          <table:table-cell table:style-name="Table22.A1" office:value-type="string">
            <text:p text:style-name="Table_20_Contents">Moderate (8+)</text:p>
          </table:table-cell>
          <table:table-cell table:style-name="Table22.A1" office:value-type="string">
            <text:p text:style-name="Table_20_Contents">Daunting (11+)</text:p>
          </table:table-cell>
        </table:table-row>
        <table:table-row>
          <table:table-cell table:style-name="Table22.A1" office:value-type="string">
            <text:p text:style-name="Table_20_Contents">Y</text:p>
          </table:table-cell>
          <table:table-cell table:style-name="Table22.A1" office:value-type="string">
            <text:p text:style-name="Table_20_Contents">Bedroll or tent</text:p>
          </table:table-cell>
          <table:table-cell table:style-name="Table22.A1" office:value-type="string">
            <text:p text:style-name="Table_20_Contents">Daunting (11+)</text:p>
          </table:table-cell>
          <table:table-cell table:style-name="Table22.A1" office:value-type="string">
            <text:p text:style-name="Table_20_Contents">Good rest</text:p>
          </table:table-cell>
          <table:table-cell table:style-name="Table22.A1" office:value-type="string">
            <text:p text:style-name="Table_20_Contents">Good rest</text:p>
          </table:table-cell>
          <table:table-cell table:style-name="Table22.A1" office:value-type="string">
            <text:p text:style-name="Table_20_Contents">Good rest</text:p>
          </table:table-cell>
        </table:table-row>
      </table:table>
      <text:p text:style-name="First_20_paragraph"><text:span text:style-name="T3">If the check succeeds:</text:span> The character gets a good night’s sleep and regains 1hp overnight.</text:p>
      <text:p text:style-name="Text_20_body"><text:span text:style-name="T3">If the check fails:</text:span> The character fails to get a good night’s sleep and suffers one level of fatigue due to lack of sleep.</text:p>
      <text:section text:style-name="Sect1" text:name="Section9">
        <text:h text:style-name="Heading_20_2" text:outline-level="2"><text:bookmark-start text:name="hunting"/>Hunting<text:bookmark-end text:name="hunting"/></text:h>
        <text:p text:style-name="First_20_paragraph">In the wilderness, the party can stop and hunt for food. Hunting must be the sole activity that day (i.e. no resting or traveling), and generates a random encounter check for that hex. So long as the hex has game, hunting always feeds the party for the day, even if the hunting check fails; if successful, it also provides 4 additional pounds of fresh meat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bookmark-start text:name="weather"/>Weather<text:bookmark-end text:name="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text:bookmark-start text:name="storms"/>Storms<text:bookmark-end text:name="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text:bookmark-start text:name="wilderness-random-encounters"/>Wilderness Random Encounters<text:bookmark-end text:name="wilderness-random-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3" table:style-name="Table23" table:template-name="D&amp;D">
          <table:table-column table:style-name="Table23.A"/>
          <table:table-column table:style-name="Table23.B"/>
          <table:table-row table:style-name="Table23.1">
            <table:table-cell table:style-name="Table23.A1" office:value-type="string">
              <text:p text:style-name="P23">Situation</text:p>
            </table:table-cell>
            <table:table-cell table:style-name="Table23.A1" office:value-type="string">
              <text:p text:style-name="P23">Modifier</text:p>
            </table:table-cell>
          </table:table-row>
          <table:table-row table:style-name="Table23.1">
            <table:table-cell table:style-name="Table23.A2" office:value-type="string">
              <text:p text:style-name="P20">Hex is unusually dangerous</text:p>
            </table:table-cell>
            <table:table-cell table:style-name="Table23.B2" office:value-type="string">
              <text:p text:style-name="P20">-1 or -2</text:p>
            </table:table-cell>
          </table:table-row>
          <table:table-row table:style-name="Table23.1">
            <table:table-cell table:style-name="Table23.A3" office:value-type="string">
              <text:p text:style-name="P20">Hex is safe (e.g. patrolled)</text:p>
            </table:table-cell>
            <table:table-cell table:style-name="Table23.B3" office:value-type="string">
              <text:p text:style-name="P20">+1</text:p>
            </table:table-cell>
          </table:table-row>
          <table:table-row table:style-name="Table23.1">
            <table:table-cell table:style-name="Table23.A2" office:value-type="string">
              <text:p text:style-name="P20">Party has 1+ members with Fieldcraft for that hex’s terrain type</text:p>
            </table:table-cell>
            <table:table-cell table:style-name="Table23.B4" office:value-type="string">
              <text:p text:style-name="P20">+1</text:p>
            </table:table-cell>
          </table:table-row>
          <table:table-row table:style-name="Table23.1">
            <table:table-cell table:style-name="Table23.A5" office:value-type="string">
              <text:p text:style-name="P20">Players are moving at a cautious march</text:p>
            </table:table-cell>
            <table:table-cell table:style-name="Table23.B5" office:value-type="string">
              <text:p text:style-name="P20">+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able:table table:name="Table24" table:style-name="Table24" table:template-name="D&amp;D">
          <table:table-column table:style-name="Table24.A"/>
          <table:table-column table:style-name="Table24.B"/>
          <table:table-row table:style-name="Table24.1">
            <table:table-cell table:style-name="Table24.A1" office:value-type="string">
              <text:p text:style-name="P23">1d12</text:p>
            </table:table-cell>
            <table:table-cell table:style-name="Table24.A1" office:value-type="string">
              <text:p text:style-name="P23">Encounter Type</text:p>
            </table:table-cell>
          </table:table-row>
          <table:table-row table:style-name="Table24.1">
            <table:table-cell table:style-name="Table24.A2" office:value-type="string">
              <text:p text:style-name="P20">1</text:p>
            </table:table-cell>
            <table:table-cell table:style-name="Table24.B2" office:value-type="string">
              <text:p text:style-name="P20"><text:span text:style-name="T1">Ambushed</text:span>: The creatures attempt to ambush the players.</text:p>
            </table:table-cell>
          </table:table-row>
          <table:table-row table:style-name="Table24.1">
            <table:table-cell table:style-name="Table24.A3" office:value-type="string">
              <text:p text:style-name="P20">2-4</text:p>
            </table:table-cell>
            <table:table-cell table:style-name="Table24.B3" office:value-type="string">
              <text:p text:style-name="P20"><text:span text:style-name="T1">Stumbled Upon</text:span>: Halve the encounter distance.</text:p>
            </table:table-cell>
          </table:table-row>
          <table:table-row table:style-name="Table24.1">
            <table:table-cell table:style-name="Table24.A2" office:value-type="string">
              <text:p text:style-name="P20">5-8</text:p>
            </table:table-cell>
            <table:table-cell table:style-name="Table24.B4" office:value-type="string">
              <text:p text:style-name="P20">Normal</text:p>
            </table:table-cell>
          </table:table-row>
          <table:table-row table:style-name="Table24.1">
            <table:table-cell table:style-name="Table24.A3" office:value-type="string">
              <text:p text:style-name="P20">9-11</text:p>
            </table:table-cell>
            <table:table-cell table:style-name="Table24.B5" office:value-type="string">
              <text:p text:style-name="P20"><text:span text:style-name="T1">Brief Warning</text:span>: The players have 1 round to act before the encounter begins.</text:p>
            </table:table-cell>
          </table:table-row>
          <table:table-row table:style-name="Table24.1">
            <table:table-cell table:style-name="Table24.A6" office:value-type="string">
              <text:p text:style-name="P20">12</text:p>
            </table:table-cell>
            <table:table-cell table:style-name="Table24.B6" office:value-type="string">
              <text:p text:style-name="P20"><text:span text:style-name="T1">Sign</text:span>: Party may escape, or prepare an ambush.</text:p>
            </table:table-cell>
          </table:table-row>
        </table:table>
        <text:h text:style-name="P8" text:outline-level="1"/>
      </text:section>
      <text:h text:style-name="P9" text:outline-level="1"><text:bookmark-start text:name="hirelings"/>Hirelings<text:bookmark-end text:name="hirelings"/></text:h>
      <text:section text:style-name="Sect1" text:name="Section10">
        <text:h text:style-name="Heading_20_2" text:outline-level="2"><text:bookmark-start text:name="standard-hirelings"/>Standard Hirelings<text:bookmark-end text:name="standard-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5" table:style-name="Table25" table:template-name="D&amp;D">
          <table:table-column table:style-name="Table25.A"/>
          <table:table-column table:style-name="Table25.B"/>
          <table:table-column table:style-name="Table25.C"/>
          <table:table-row table:style-name="Table25.1">
            <table:table-cell table:style-name="Table25.A1" office:value-type="string">
              <text:p text:style-name="P23">Hireling</text:p>
            </table:table-cell>
            <table:table-cell table:style-name="Table25.A1" office:value-type="string">
              <text:p text:style-name="P23">Daily Rate</text:p>
            </table:table-cell>
            <table:table-cell table:style-name="Table25.A1" office:value-type="string">
              <text:p text:style-name="P23">Monthly Rate</text:p>
            </table:table-cell>
          </table:table-row>
          <table:table-row table:style-name="Table25.1">
            <table:table-cell table:style-name="Table25.A2" office:value-type="string">
              <text:p text:style-name="P20">Carpenter, Mason, Servant</text:p>
            </table:table-cell>
            <table:table-cell table:style-name="Table25.B2" office:value-type="string">
              <text:p text:style-name="P20">11sp</text:p>
            </table:table-cell>
            <table:table-cell table:style-name="Table25.C2" office:value-type="string">
              <text:p text:style-name="P20">200sp</text:p>
            </table:table-cell>
          </table:table-row>
          <table:table-row table:style-name="Table25.1">
            <table:table-cell table:style-name="Table25.A3" office:value-type="string">
              <text:p text:style-name="P20">Groom, Laborer, Linkboy, Pack Handler</text:p>
            </table:table-cell>
            <table:table-cell table:style-name="Table25.B3" office:value-type="string">
              <text:p text:style-name="P20">6sp</text:p>
            </table:table-cell>
            <table:table-cell table:style-name="Table25.C3" office:value-type="string">
              <text:p text:style-name="P20">120sp</text:p>
            </table:table-cell>
          </table:table-row>
          <table:table-row table:style-name="Table25.1">
            <table:table-cell table:style-name="Table25.A2" office:value-type="string">
              <text:p text:style-name="P20">Cook, Leatherer, Tailor</text:p>
            </table:table-cell>
            <table:table-cell table:style-name="Table25.B4" office:value-type="string">
              <text:p text:style-name="P20">10sp</text:p>
            </table:table-cell>
            <table:table-cell table:style-name="Table25.C4" office:value-type="string">
              <text:p text:style-name="P20">200sp</text:p>
            </table:table-cell>
          </table:table-row>
          <table:table-row table:style-name="Table25.1">
            <table:table-cell table:style-name="Table25.A3" office:value-type="string">
              <text:p text:style-name="P20">Limner</text:p>
            </table:table-cell>
            <table:table-cell table:style-name="Table25.B5" office:value-type="string">
              <text:p text:style-name="P20">9sp</text:p>
            </table:table-cell>
            <table:table-cell table:style-name="Table25.C5" office:value-type="string">
              <text:p text:style-name="P20">180sp</text:p>
            </table:table-cell>
          </table:table-row>
          <table:table-row table:style-name="Table25.1">
            <table:table-cell table:style-name="Table25.A6" office:value-type="string">
              <text:p text:style-name="P20">Teamster</text:p>
            </table:table-cell>
            <table:table-cell table:style-name="Table25.B6" office:value-type="string">
              <text:p text:style-name="P20">7sp</text:p>
            </table:table-cell>
            <table:table-cell table:style-name="Table25.C6" office:value-type="string">
              <text:p text:style-name="P20">140sp</text:p>
            </table:table-cell>
          </table:table-row>
        </table:table>
        <text:p text:style-name="First_20_paragraph"><text:span text:style-name="T3">Carpenter</text:span>: Skilled in the working of wood, a carpenter might be retained to construct anything from a table to a palisade. Their expertise is also invaluable for the manufacturing of shields and similar items.</text:p>
        <text:p text:style-name="Text_20_body"><text:span text:style-name="T3">Cook</text:span>: Familiar with the preparation of various types of food, and sometimes also knows a little herblore.</text:p>
        <text:p text:style-name="Text_20_body"><text:span text:style-name="T3">Groom</text:span>: Proficient in the care of horses, an attentive groom can usually tell a good mount from a bad; also known as an ostler or stable hand.</text:p>
        <text:p text:style-name="Text_20_body"><text:span text:style-name="T3">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3">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3">Limner</text:span>: Adept in the painting of signs and the illumination of heraldic devices, among other similar tasks.</text:p>
        <text:p text:style-name="Text_20_body"><text:span text:style-name="T3">Linkboy</text:span>: Usually hired to bear a lantern or torch, a linkboy is typically (but not always) a youth.</text:p>
        <text:p text:style-name="Text_20_body"><text:span text:style-name="T3">Mason</text:span>: Expert in the working of stone or plaster, masons are essential for the construction of many significant buildings and fortifications.</text:p>
        <text:p text:style-name="Text_20_body"><text:span text:style-name="T3">Pack Handler:</text:span> Practiced in the burdening, handling and unburdening of various pack animals.</text:p>
        <text:p text:style-name="Text_20_body"><text:span text:style-name="T3">Servant</text:span>: Typically serving as valets, butlers, maids, messengers or simple lackeys, servants are expected to look to the needs of their master.</text:p>
        <text:p text:style-name="Text_20_body"><text:span text:style-name="T3">Tailor</text:span>: Accomplished in the repair and making of clothes or other cloth items; the services of a tailor are also required for the production of various types of textile based armor and coverings.</text:p>
        <text:p text:style-name="Text_20_body"><text:span text:style-name="T3">Teamster</text:span>: Experienced drivers of carts and wagons, teamsters are usually experts at loading and unloading their vehicles, as well as handling the animals with which they are familiar.</text:p>
        <text:h text:style-name="Heading_20_2" text:outline-level="2"><text:bookmark-start text:name="mercenariesmen-at-arms"/>Mercenaries/Men-at-Arms<text:bookmark-end text:name="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3">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3">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3">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text:bookmark-start text:name="expert-hirelingsspecialists"/>Expert Hirelings/Specialists<text:bookmark-end text:name="expert-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6" table:style-name="Table26" table:template-name="D&amp;D">
          <table:table-column table:style-name="Table26.A"/>
          <table:table-column table:style-name="Table26.B"/>
          <table:table-row table:style-name="Table26.1">
            <table:table-cell table:style-name="Table26.A1" office:value-type="string">
              <text:p text:style-name="P23">Specialist</text:p>
            </table:table-cell>
            <table:table-cell table:style-name="Table26.A1" office:value-type="string">
              <text:p text:style-name="P23">Monthly Wage</text:p>
            </table:table-cell>
          </table:table-row>
          <table:table-row table:style-name="Table26.1">
            <table:table-cell table:style-name="Table26.A2" office:value-type="string">
              <text:p text:style-name="P20">Alchemist</text:p>
            </table:table-cell>
            <table:table-cell table:style-name="Table26.B2" office:value-type="string">
              <text:p text:style-name="P20">1,000sp</text:p>
            </table:table-cell>
          </table:table-row>
          <table:table-row table:style-name="Table26.1">
            <table:table-cell table:style-name="Table26.A3" office:value-type="string">
              <text:p text:style-name="P20">Animal Trainer</text:p>
            </table:table-cell>
            <table:table-cell table:style-name="Table26.B3" office:value-type="string">
              <text:p text:style-name="P20">500sp</text:p>
            </table:table-cell>
          </table:table-row>
          <table:table-row table:style-name="Table26.1">
            <table:table-cell table:style-name="Table26.A2" office:value-type="string">
              <text:p text:style-name="P20">Armorer</text:p>
            </table:table-cell>
            <table:table-cell table:style-name="Table26.B4" office:value-type="string">
              <text:p text:style-name="P20">500sp*</text:p>
            </table:table-cell>
          </table:table-row>
          <table:table-row table:style-name="Table26.1">
            <table:table-cell table:style-name="Table26.A3" office:value-type="string">
              <text:p text:style-name="P20">Blacksmith</text:p>
            </table:table-cell>
            <table:table-cell table:style-name="Table26.B5" office:value-type="string">
              <text:p text:style-name="P20">220sp</text:p>
            </table:table-cell>
          </table:table-row>
          <table:table-row table:style-name="Table26.1">
            <table:table-cell table:style-name="Table26.A2" office:value-type="string">
              <text:p text:style-name="P20">Engineer (Architect)</text:p>
            </table:table-cell>
            <table:table-cell table:style-name="Table26.B6" office:value-type="string">
              <text:p text:style-name="P20">500sp*</text:p>
            </table:table-cell>
          </table:table-row>
          <table:table-row table:style-name="Table26.1">
            <table:table-cell table:style-name="Table26.A3" office:value-type="string">
              <text:p text:style-name="P20">Engineer (Artillerist)</text:p>
            </table:table-cell>
            <table:table-cell table:style-name="Table26.B7" office:value-type="string">
              <text:p text:style-name="P20">300sp</text:p>
            </table:table-cell>
          </table:table-row>
          <table:table-row table:style-name="Table26.1">
            <table:table-cell table:style-name="Table26.A2" office:value-type="string">
              <text:p text:style-name="P20">Engineer (Miner or Sapper)</text:p>
            </table:table-cell>
            <table:table-cell table:style-name="Table26.B8" office:value-type="string">
              <text:p text:style-name="P20">300sp</text:p>
            </table:table-cell>
          </table:table-row>
          <table:table-row table:style-name="Table26.1">
            <table:table-cell table:style-name="Table26.A3" office:value-type="string">
              <text:p text:style-name="P20">Jeweler/Gemcutter</text:p>
            </table:table-cell>
            <table:table-cell table:style-name="Table26.B9" office:value-type="string">
              <text:p text:style-name="P20">200sp*</text:p>
            </table:table-cell>
          </table:table-row>
          <table:table-row table:style-name="Table26.1">
            <table:table-cell table:style-name="Table26.A2" office:value-type="string">
              <text:p text:style-name="P20">Sage</text:p>
            </table:table-cell>
            <table:table-cell table:style-name="Table26.B10" office:value-type="string">
              <text:p text:style-name="P20">Special</text:p>
            </table:table-cell>
          </table:table-row>
          <table:table-row table:style-name="Table26.1">
            <table:table-cell table:style-name="Table26.A3" office:value-type="string">
              <text:p text:style-name="P20">Scribe</text:p>
            </table:table-cell>
            <table:table-cell table:style-name="Table26.B11" office:value-type="string">
              <text:p text:style-name="P20">200sp</text:p>
            </table:table-cell>
          </table:table-row>
          <table:table-row table:style-name="Table26.1">
            <table:table-cell table:style-name="Table26.A2" office:value-type="string">
              <text:p text:style-name="P20">Ship Crew</text:p>
            </table:table-cell>
            <table:table-cell table:style-name="Table26.B12" office:value-type="string">
              <text:p text:style-name="P20">120sp</text:p>
            </table:table-cell>
          </table:table-row>
          <table:table-row table:style-name="Table26.1">
            <table:table-cell table:style-name="Table26.A3" office:value-type="string">
              <text:p text:style-name="P20">Ship Captain</text:p>
            </table:table-cell>
            <table:table-cell table:style-name="Table26.B13" office:value-type="string">
              <text:p text:style-name="P20">500sp</text:p>
            </table:table-cell>
          </table:table-row>
          <table:table-row table:style-name="Table26.1">
            <table:table-cell table:style-name="Table26.A2" office:value-type="string">
              <text:p text:style-name="P20">Spy</text:p>
            </table:table-cell>
            <table:table-cell table:style-name="Table26.B14" office:value-type="string">
              <text:p text:style-name="P20">Special</text:p>
            </table:table-cell>
          </table:table-row>
          <table:table-row table:style-name="Table26.1">
            <table:table-cell table:style-name="Table26.A3" office:value-type="string">
              <text:p text:style-name="P20">Steward/Castellan</text:p>
            </table:table-cell>
            <table:table-cell table:style-name="Table26.B15" office:value-type="string">
              <text:p text:style-name="P20">Special</text:p>
            </table:table-cell>
          </table:table-row>
          <table:table-row table:style-name="Table26.1">
            <table:table-cell table:style-name="Table26.A16" office:value-type="string">
              <text:p text:style-name="P20">Weaponsmith</text:p>
            </table:table-cell>
            <table:table-cell table:style-name="Table26.B16" office:value-type="string">
              <text:p text:style-name="P20">300sp*</text:p>
            </table:table-cell>
          </table:table-row>
        </table:table>
        <text:p text:style-name="P5">*Cost does not include all remuneration or special fees.</text:p>
        <text:p text:style-name="Text_20_body"><text:span text:style-name="T3">Alchemist</text:span>: Identify potions and substances. Based on a sample or recipe, an alchemist can produce a potion at twice <text:soft-page-break/>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3">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3">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3">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3">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3">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3">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3">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7" table:style-name="Table27" table:template-name="D&amp;D">
          <table:table-column table:style-name="Table27.A"/>
          <table:table-column table:style-name="Table27.B"/>
          <table:table-row table:style-name="Table27.1">
            <table:table-cell table:style-name="Table27.A1" table:number-columns-spanned="2" office:value-type="string">
              <text:p text:style-name="P23">Jeweler Skill Level</text:p>
            </table:table-cell>
            <table:covered-table-cell/>
          </table:table-row>
          <table:table-row table:style-name="Table27.1">
            <table:table-cell table:style-name="Table27.A2" office:value-type="string">
              <text:p text:style-name="P20">01-20</text:p>
            </table:table-cell>
            <table:table-cell table:style-name="Table27.B2" office:value-type="string">
              <text:p text:style-name="P20">Fair—10% increase 90% likely</text:p>
            </table:table-cell>
          </table:table-row>
          <table:table-row table:style-name="Table27.1">
            <table:table-cell table:style-name="Table27.A3" office:value-type="string">
              <text:p text:style-name="P20">21-50</text:p>
            </table:table-cell>
            <table:table-cell table:style-name="Table27.B3" office:value-type="string">
              <text:p text:style-name="P20">Good—20% increase 50% likely, +10% otherwise</text:p>
            </table:table-cell>
          </table:table-row>
          <table:table-row table:style-name="Table27.1">
            <table:table-cell table:style-name="Table27.A2" office:value-type="string">
              <text:p text:style-name="P20">51-75</text:p>
            </table:table-cell>
            <table:table-cell table:style-name="Table27.B4" office:value-type="string">
              <text:p text:style-name="P20">Superior—30% increase 60% likely, +10% otherwise</text:p>
            </table:table-cell>
          </table:table-row>
          <table:table-row table:style-name="Table27.1">
            <table:table-cell table:style-name="Table27.A3" office:value-type="string">
              <text:p text:style-name="P20">76-90</text:p>
            </table:table-cell>
            <table:table-cell table:style-name="Table27.B5" office:value-type="string">
              <text:p text:style-name="P20">Excellent—40% increase 70% likely, +10% otherwise</text:p>
            </table:table-cell>
          </table:table-row>
          <table:table-row table:style-name="Table27.1">
            <table:table-cell table:style-name="Table27.A6" office:value-type="string">
              <text:p text:style-name="P20">91-00</text:p>
            </table:table-cell>
            <table:table-cell table:style-name="Table27.B6" office:value-type="string">
              <text:p text:style-name="P20">Masterful—40% increase 60% likely, +20% otherwise</text:p>
            </table:table-cell>
          </table:table-row>
        </table:table>
        <text:p text:style-name="Text_20_body"/>
        <table:table table:name="Table28" table:style-name="Table28" table:template-name="D&amp;D">
          <table:table-column table:style-name="Table28.A"/>
          <table:table-column table:style-name="Table28.B"/>
          <table:table-row table:style-name="Table28.1">
            <table:table-cell table:style-name="Table28.A1" table:number-columns-spanned="2" office:value-type="string">
              <text:p text:style-name="P23">Gemcutter Skill Level</text:p>
            </table:table-cell>
            <table:covered-table-cell/>
          </table:table-row>
          <table:table-row table:style-name="Table28.1">
            <table:table-cell table:style-name="Table28.A2" office:value-type="string">
              <text:p text:style-name="P20">01-30</text:p>
            </table:table-cell>
            <table:table-cell table:style-name="Table28.B2" office:value-type="string">
              <text:p text:style-name="P20">Shaky—d12, one roll, 1 improves, 10-12 ruins stone</text:p>
            </table:table-cell>
          </table:table-row>
          <table:table-row table:style-name="Table28.1">
            <table:table-cell table:style-name="Table28.A3" office:value-type="string">
              <text:p text:style-name="P20">31-60</text:p>
            </table:table-cell>
            <table:table-cell table:style-name="Table28.B3" office:value-type="string">
              <text:p text:style-name="P20">fair—d12, one roll, 1-2 improves, 12 ruins</text:p>
            </table:table-cell>
          </table:table-row>
          <table:table-row table:style-name="Table28.1">
            <table:table-cell table:style-name="Table28.A2" office:value-type="string">
              <text:p text:style-name="P20">61-90</text:p>
            </table:table-cell>
            <table:table-cell table:style-name="Table28.B4" office:value-type="string">
              <text:p text:style-name="P20">good—d12, one roll, 1-3 improves, 12 ruins</text:p>
            </table:table-cell>
          </table:table-row>
          <table:table-row table:style-name="Table28.1">
            <table:table-cell table:style-name="Table28.A5" office:value-type="string">
              <text:p text:style-name="P20">91-00</text:p>
            </table:table-cell>
            <table:table-cell table:style-name="Table28.B5" office:value-type="string">
              <text:p text:style-name="P20">Superb—d20,1-5 improves, 20 ruins stone</text:p>
            </table:table-cell>
          </table:table-row>
        </table:table>
        <text:p text:style-name="P5">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3">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ext:p text:style-name="Text_20_body"/>
        <table:table table:name="Table29" table:style-name="Table29">
          <table:table-column table:style-name="Table29.A"/>
          <table:table-column table:style-name="Table29.B"/>
          <table:table-row>
            <table:table-cell table:style-name="Table29.A1" office:value-type="string">
              <text:p text:style-name="Table_20_Contents">Support &amp; Salary per Month</text:p>
            </table:table-cell>
            <table:table-cell table:style-name="Table29.A1" office:value-type="string">
              <text:p text:style-name="Table_20_Contents">200 to 1200sp</text:p>
            </table:table-cell>
          </table:table-row>
          <table:table-row>
            <table:table-cell table:style-name="Table29.A1" office:value-type="string">
              <text:p text:style-name="Table_20_Contents">Research Grants per Month</text:p>
            </table:table-cell>
            <table:table-cell table:style-name="Table29.A1" office:value-type="string">
              <text:p text:style-name="Table_20_Contents">200 to 1200sp</text:p>
            </table:table-cell>
          </table:table-row>
          <table:table-row>
            <table:table-cell table:style-name="Table29.A1" office:value-type="string">
              <text:p text:style-name="Table_20_Contents">Initial Material Expenditure</text:p>
            </table:table-cell>
            <table:table-cell table:style-name="Table29.A1" office:value-type="string">
              <text:p text:style-name="Table_20_Contents">20,000sp minimum*</text:p>
            </table:table-cell>
          </table:table-row>
        </table:table>
        <text:p text:style-name="P5"/>
        <text:p text:style-name="P5">*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3">Scribe</text:span>: Practiced in the art of writing, a typical scribe is expected to keep records, write letters and copy documents. <text:soft-page-break/>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3">Ship Crew</text:span>: Skilled workers who can handle a ship. Sailors can fight to defend their ship, typically being equipped with a sword, shield, and leather armor.</text:p>
        <text:p text:style-name="Text_20_body"><text:span text:style-name="T3">Ship’s Captain</text:span>: A captain is required for any large ship, is skilled like a sailor, and has an intimate knowledge of the particular coasts they frequent.</text:p>
        <text:p text:style-name="Text_20_body"><text:span text:style-name="T3">Spy</text:span>: Recruited to secretly watch the actions of others and gather information, fees may vary wildly, from perhaps a mere hundred silver pieces to many thousands, depending on the individual and the difficulty of what is asked.</text:p>
        <text:p text:style-name="Text_20_body"><text:span text:style-name="T3">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3">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draw:fill-color="#729fcf"/>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style:style style:name="D_26_D.1" style:display-name="D&amp;D.1"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2" style:display-name="D&amp;D.2" style:family="table-cell">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3" style:display-name="D&amp;D.3" style:family="table-cell" style:data-style-name="N100">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4" style:display-name="D&amp;D.4" style:family="table-cell">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5" style:display-name="D&amp;D.5" style:family="table-cell">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6" style:display-name="D&amp;D.6" style:family="table-cell" style:data-style-name="N100">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7" style:display-name="D&amp;D.7" style:family="table-cell">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8" style:display-name="D&amp;D.8" style:family="table-cell">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9" style:display-name="D&amp;D.9" style:family="table-cell">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0" style:display-name="D&amp;D.10" style:family="table-cell">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1" style:display-name="D&amp;D.11"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12" style:display-name="D&amp;D.12"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13" style:display-name="D&amp;D.13" style:family="table-cell" style:data-style-name="N100">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4" style:display-name="D&amp;D.14" style:family="table-cell">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5" style:display-name="D&amp;D.15"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16" style:display-name="D&amp;D.16" style:family="table-cell">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table:table-template table:name="D&amp;D" table:first-row-end-column="row" table:first-row-start-column="row" table:last-row-end-column="row" table:last-row-start-column="row">
      <table:first-row table:style-name="D_26_D.1"/>
      <table:last-row table:style-name="D_26_D.2"/>
      <table:first-column table:style-name="D_26_D.3"/>
      <table:last-column table:style-name="D_26_D.4"/>
      <table:body table:style-name="D_26_D.9"/>
      <table:even-rows table:style-name="D_26_D.5"/>
      <table:odd-rows table:style-name="D_26_D.6"/>
      <table:even-columns table:style-name="D_26_D.7"/>
      <table:odd-columns table:style-name="D_26_D.8"/>
      <table:background table:style-name="D_26_D.10"/>
      <loext:first-row-even-column table:style-name="D_26_D.15"/>
      <loext:last-row-even-column table:style-name="D_26_D.16"/>
      <loext:first-row-end-column table:style-name="D_26_D.12"/>
      <loext:first-row-start-column table:style-name="D_26_D.11"/>
      <loext:last-row-end-column table:style-name="D_26_D.14"/>
      <loext:last-row-start-column table:style-name="D_26_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11T23:13:05Z</meta:creation-date>
    <dc:date>2025-04-11T18:33:29.802000000</dc:date>
    <meta:editing-duration>PT20M5S</meta:editing-duration>
    <meta:editing-cycles>2</meta:editing-cycles>
    <meta:document-statistic meta:table-count="29" meta:image-count="0" meta:object-count="0" meta:page-count="24" meta:paragraph-count="1326" meta:word-count="17273" meta:character-count="97724" meta:non-whitespace-character-count="82066"/>
  </office:meta>
</office:document-meta>
</file>